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7a21b" officeooo:paragraph-rsid="0007a21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weight="bold" officeooo:rsid="000a6df4" officeooo:paragraph-rsid="000a6df4" style:font-weight-asian="bold" style:font-weight-complex="bold"/>
    </style:style>
    <style:style style:name="P3" style:family="paragraph" style:parent-style-name="Standard">
      <style:paragraph-properties fo:text-align="start" style:justify-single-word="false"/>
      <style:text-properties fo:font-weight="normal" officeooo:rsid="000a6df4" officeooo:paragraph-rsid="000a6df4" style:font-weight-asian="normal" style:font-weight-complex="normal"/>
    </style:style>
    <style:style style:name="P4" style:family="paragraph" style:parent-style-name="Standard">
      <style:paragraph-properties fo:text-align="start" style:justify-single-word="false"/>
      <style:text-properties fo:font-size="12pt" fo:font-weight="bold" officeooo:rsid="0007a21b" officeooo:paragraph-rsid="0007a21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a6df4" officeooo:paragraph-rsid="000a6df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adec4" officeooo:paragraph-rsid="000adec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c3133" officeooo:paragraph-rsid="000c31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f187d" officeooo:paragraph-rsid="000f187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0f39a" officeooo:paragraph-rsid="0010f39a"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2d6ec" officeooo:paragraph-rsid="0012d6e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07a21b" officeooo:paragraph-rsid="0007a21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7a21b" officeooo:paragraph-rsid="0008e2f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a21b" officeooo:paragraph-rsid="000a6df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a6df4" officeooo:paragraph-rsid="000a6df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adec4" officeooo:paragraph-rsid="000ade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adec4" officeooo:paragraph-rsid="000c313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c3133" officeooo:paragraph-rsid="000c313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6c44" officeooo:paragraph-rsid="000d6c44"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6c44" officeooo:paragraph-rsid="0012d6e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f187d" officeooo:paragraph-rsid="000f187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f187d" officeooo:paragraph-rsid="0010f39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0f39a" officeooo:paragraph-rsid="0010f39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2d6ec" officeooo:paragraph-rsid="0012d6ec" style:font-size-asian="10.5pt" style:font-weight-asian="normal" style:font-size-complex="12pt" style:font-weight-complex="normal"/>
    </style:style>
    <style:style style:name="P24" style:family="paragraph" style:parent-style-name="Preformatted_20_Text">
      <style:text-properties officeooo:paragraph-rsid="0012d6ec"/>
    </style:style>
    <style:style style:name="P25" style:family="paragraph" style:parent-style-name="Preformatted_20_Text">
      <style:paragraph-properties fo:margin-top="0in" fo:margin-bottom="0.1965in" style:contextual-spacing="false"/>
      <style:text-properties officeooo:paragraph-rsid="0012d6ec"/>
    </style:style>
    <style:style style:name="P26" style:family="paragraph" style:parent-style-name="Text_20_body">
      <style:text-properties officeooo:paragraph-rsid="0012d6ec"/>
    </style:style>
    <style:style style:name="P27" style:family="paragraph" style:parent-style-name="Standard">
      <style:paragraph-properties fo:text-align="start" style:justify-single-word="false"/>
      <style:text-properties fo:font-size="12pt" fo:font-weight="normal" officeooo:rsid="0012d6ec" officeooo:paragraph-rsid="0012d6e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597c7" officeooo:paragraph-rsid="001597c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6ba2b" officeooo:paragraph-rsid="0016ba2b"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0a6df4" officeooo:paragraph-rsid="0016ba2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07a21b" officeooo:paragraph-rsid="0008e2f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7a21b" officeooo:paragraph-rsid="0016ba2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16ba2b" officeooo:paragraph-rsid="0016ba2b"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officeooo:rsid="0007a21b" style:font-size-asian="10.5pt" style:font-size-complex="12pt"/>
    </style:style>
    <style:style style:name="T3" style:family="text">
      <style:text-properties officeooo:rsid="000f187d"/>
    </style:style>
    <style:style style:name="T4" style:family="text">
      <style:text-properties style:text-line-through-style="solid" style:text-line-through-type="single" style:text-underline-style="none" officeooo:rsid="0010f39a"/>
    </style:style>
    <style:style style:name="T5" style:family="text">
      <style:text-properties style:text-line-through-style="none" style:text-line-through-type="none" style:text-underline-style="none"/>
    </style:style>
    <style:style style:name="T6" style:family="text">
      <style:text-properties officeooo:rsid="0010f39a"/>
    </style:style>
    <style:style style:name="T7" style:family="text">
      <style:text-properties fo:font-weight="bold" officeooo:rsid="000fe90a" style:font-weight-asian="bold" style:font-weight-complex="bold"/>
    </style:style>
    <style:style style:name="T8" style:family="text">
      <style:text-properties officeooo:rsid="001597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ni rokovi iz OS</text:p>
      <text:p text:style-name="P1"/>
      <text:p text:style-name="P1"/>
      <text:p text:style-name="P4">Januar 1 2017:</text:p>
      <text:p text:style-name="P4"/>
      <text:p text:style-name="P11">1. Napisati program koji demonstrira upotrebu signala. Program u beskonacnoj petlji motri na emitovanje signala SIGUSR1, SIGUSR2 i SIGTERM. Za prva dva potrebno je instalirati rukovaoce signalima (eng. signal handlers) koji broje koliko su se puta ovi signali desili (uvećati odgovarajući brojač u rukovaocu). SIGTERM obraditi rukovaocem koji ispisuje koliko se puta SIGUSRI desio i zatim koliko puta se desio SIGUSR2 (tim redom 2 broja) i završava program exit code-om 0. Dakle, ukoliko je program primio 2 signala SIGUSR1 i 5 signala SIGUSR2 izlaz iz programa je '2 5', a exit code je 0.</text:p>
      <text:p text:style-name="P11"/>
      <text:p text:style-name="P11">#include &lt;stdio.h&gt;</text:p>
      <text:p text:style-name="P11">#include &lt;stdlib.h&gt;</text:p>
      <text:p text:style-name="P11"/>
      <text:p text:style-name="P11">#include &lt;sys/types.h&gt;</text:p>
      <text:p text:style-name="P11">#include &lt;unistd.h&gt;</text:p>
      <text:p text:style-name="P11"/>
      <text:p text:style-name="P11">#include &lt;signal.h&gt;</text:p>
      <text:p text:style-name="P11">#include &lt;stdint.h&gt;</text:p>
      <text:p text:style-name="P11"/>
      <text:p text:style-name="P11">#define check(expr, msg) \</text:p>
      <text:p text:style-name="P11"><text:tab/>do { \</text:p>
      <text:p text:style-name="P11"><text:tab/><text:tab/>if(!(expr)) { \</text:p>
      <text:p text:style-name="P11"><text:tab/><text:tab/><text:tab/>perror(msg); \</text:p>
      <text:p text:style-name="P11"><text:tab/><text:tab/><text:tab/>exit(EXIT_FAILURE); \</text:p>
      <text:p text:style-name="P11"><text:tab/><text:tab/>} \</text:p>
      <text:p text:style-name="P11"><text:tab/>} while(0)</text:p>
      <text:p text:style-name="P11"><text:tab/></text:p>
      <text:p text:style-name="P11">int sigusr1Caught = 0;</text:p>
      <text:p text:style-name="P11">int sigusr2Caught = 0;</text:p>
      <text:p text:style-name="P11">int sigtermCaught = 0;</text:p>
      <text:p text:style-name="P11"/>
      <text:p text:style-name="P11">void sig_handler(int signum)</text:p>
      <text:p text:style-name="P11">{</text:p>
      <text:p text:style-name="P11"><text:tab/>switch(signum){</text:p>
      <text:p text:style-name="P11"><text:tab/><text:tab/>case SIGUSR1:</text:p>
      <text:p text:style-name="P11"><text:tab/><text:tab/><text:tab/>sigusr1Caught = 1;</text:p>
      <text:p text:style-name="P11"><text:tab/><text:tab/><text:tab/>break;</text:p>
      <text:p text:style-name="P11"><text:tab/><text:tab/>case SIGUSR2:</text:p>
      <text:p text:style-name="P11"><text:tab/><text:tab/><text:tab/>sigusr2Caught = 1;</text:p>
      <text:p text:style-name="P11"><text:tab/><text:tab/><text:tab/>break;</text:p>
      <text:p text:style-name="P11"><text:tab/><text:tab/>case SIGTERM:</text:p>
      <text:p text:style-name="P11"><text:tab/><text:tab/><text:tab/>sigtermCaught = 1;</text:p>
      <text:p text:style-name="P11"><text:tab/><text:tab/><text:tab/>break;</text:p>
      <text:p text:style-name="P11"><text:tab/>}</text:p>
      <text:p text:style-name="P11">}</text:p>
      <text:p text:style-name="P11"/>
      <text:p text:style-name="P11">int main(int argc, char **argv)</text:p>
      <text:p text:style-name="P11">{</text:p>
      <text:p text:style-name="P11"><text:tab/>check(argc == 1, "Usage: ./1");</text:p>
      <text:p text:style-name="P11"><text:soft-page-break/><text:tab/></text:p>
      <text:p text:style-name="P11"><text:tab/>int numOfUsr1 = 0;</text:p>
      <text:p text:style-name="P11"><text:tab/>int numOfUsr2 = 0;</text:p>
      <text:p text:style-name="P11"><text:tab/></text:p>
      <text:p text:style-name="P11"><text:tab/>//printf("PID: %jd\n", (intmax_t)getpid());</text:p>
      <text:p text:style-name="P11"><text:tab/>do {</text:p>
      <text:p text:style-name="P11"><text:tab/><text:tab/>check(signal(SIGUSR1, sig_handler) != SIG_ERR, "signal usr1");</text:p>
      <text:p text:style-name="P11"><text:tab/><text:tab/>check(signal(SIGUSR2, sig_handler) != SIG_ERR, "signal usr2");</text:p>
      <text:p text:style-name="P11"><text:tab/><text:tab/>check(signal(SIGTERM, sig_handler) != SIG_ERR, "signal term");</text:p>
      <text:p text:style-name="P11"><text:tab/><text:tab/></text:p>
      <text:p text:style-name="P11"><text:tab/><text:tab/>pause();</text:p>
      <text:p text:style-name="P11"><text:tab/><text:tab/></text:p>
      <text:p text:style-name="P11"><text:tab/><text:tab/>if(sigusr1Caught) {</text:p>
      <text:p text:style-name="P11"><text:tab/><text:tab/><text:tab/>sigusr1Caught = 0;</text:p>
      <text:p text:style-name="P11"><text:tab/><text:tab/><text:tab/>numOfUsr1++;</text:p>
      <text:p text:style-name="P11"><text:tab/><text:tab/>}</text:p>
      <text:p text:style-name="P11"><text:tab/><text:tab/>if(sigusr2Caught) {</text:p>
      <text:p text:style-name="P11"><text:tab/><text:tab/><text:tab/>sigusr2Caught = 0;</text:p>
      <text:p text:style-name="P11"><text:tab/><text:tab/><text:tab/>numOfUsr2++;</text:p>
      <text:p text:style-name="P11"><text:tab/><text:tab/>}</text:p>
      <text:p text:style-name="P11"><text:tab/>} while(!sigtermCaught);</text:p>
      <text:p text:style-name="P11"><text:tab/></text:p>
      <text:p text:style-name="P11"><text:tab/>printf("%d %d", numOfUsr1, numOfUsr2);</text:p>
      <text:p text:style-name="P11"><text:tab/></text:p>
      <text:p text:style-name="P11"><text:tab/>return 0;</text:p>
      <text:p text:style-name="P11">}</text:p>
      <text:p text:style-name="P11"/>
      <text:p text:style-name="P12">2. Napisati program koji pokreće dete proces i u njemu komandu terminala stat za putanju prosleđenu kao argument komandne linije. Takođe, potrebno je preusmeriti standardni izlaz komande stat i obraditi ga tako da se u roditeljskom procesu ispise veličina fajla (jedan broj bez dodatnog ispisa). Na kraju ukoliko se komanda stat ne završi uspešno (proveriti exit code) ispisati 'Neuspeh' iz roditeljskog procesa.</text:p>
      <text:p text:style-name="P12"/>
      <text:p text:style-name="P12">#define _XOPEN_SOURCE 700</text:p>
      <text:p text:style-name="P12">#include &lt;stdio.h&gt;</text:p>
      <text:p text:style-name="P12">#include &lt;stdlib.h&gt;</text:p>
      <text:p text:style-name="P12"/>
      <text:p text:style-name="P12">#include &lt;sys/types.h&gt;</text:p>
      <text:p text:style-name="P12">#include &lt;sys/wait.h&gt;</text:p>
      <text:p text:style-name="P12">#include &lt;unistd.h&gt;</text:p>
      <text:p text:style-name="P12"/>
      <text:p text:style-name="P12">#include &lt;string.h&gt;</text:p>
      <text:p text:style-name="P12">#include &lt;ctype.h&gt;</text:p>
      <text:p text:style-name="P12"/>
      <text:p text:style-name="P12">#define check(expr, msg) \</text:p>
      <text:p text:style-name="P12"><text:tab/>do { \</text:p>
      <text:p text:style-name="P12"><text:tab/><text:tab/>if(!(expr)) { \</text:p>
      <text:p text:style-name="P12"><text:tab/><text:tab/><text:tab/>perror(msg); \</text:p>
      <text:p text:style-name="P12"><text:tab/><text:tab/><text:tab/>exit(EXIT_FAILURE); \</text:p>
      <text:p text:style-name="P12"><text:tab/><text:tab/>} \</text:p>
      <text:p text:style-name="P12"><text:tab/>} while(0)</text:p>
      <text:p text:style-name="P12"><text:tab/></text:p>
      <text:p text:style-name="P12"><text:soft-page-break/>#define RD_END (0)</text:p>
      <text:p text:style-name="P12">#define WR_END (1)</text:p>
      <text:p text:style-name="P12"/>
      <text:p text:style-name="P12">int main(int argc, char **argv)</text:p>
      <text:p text:style-name="P12">{</text:p>
      <text:p text:style-name="P12"><text:tab/>check(argc == 2, "Usage: ./2 pathToFile");</text:p>
      <text:p text:style-name="P12"><text:tab/></text:p>
      <text:p text:style-name="P12"><text:tab/>int cld2par[2];</text:p>
      <text:p text:style-name="P12"><text:tab/>check(pipe(cld2par) != -1, "pipe");</text:p>
      <text:p text:style-name="P12"><text:tab/></text:p>
      <text:p text:style-name="P12"><text:tab/>pid_t childPid = fork();</text:p>
      <text:p text:style-name="P12"><text:tab/>check(childPid != -1, "fork");</text:p>
      <text:p text:style-name="P12"><text:tab/></text:p>
      <text:p text:style-name="P12"><text:tab/>if(childPid &gt; 0) // parent</text:p>
      <text:p text:style-name="P12"><text:tab/>{</text:p>
      <text:p text:style-name="P12"><text:tab/><text:tab/>close(cld2par[WR_END]);</text:p>
      <text:p text:style-name="P12"><text:tab/><text:tab/></text:p>
      <text:p text:style-name="P12"><text:tab/><text:tab/>FILE *f = fdopen(cld2par[RD_END], "r");</text:p>
      <text:p text:style-name="P12"><text:tab/><text:tab/>check(f != NULL, "fdopen");</text:p>
      <text:p text:style-name="P12"><text:tab/><text:tab/></text:p>
      <text:p text:style-name="P12"><text:tab/><text:tab/>char *line = NULL;</text:p>
      <text:p text:style-name="P12"><text:tab/><text:tab/>size_t lineLen = 0;</text:p>
      <text:p text:style-name="P12"><text:tab/><text:tab/></text:p>
      <text:p text:style-name="P12"><text:tab/><text:tab/>while(getline(&amp;line, &amp;lineLen, f) != -1)</text:p>
      <text:p text:style-name="P12"><text:tab/><text:tab/>{</text:p>
      <text:p text:style-name="P12"><text:tab/><text:tab/><text:tab/>char *sub;</text:p>
      <text:p text:style-name="P12"><text:tab/><text:tab/><text:tab/>char *needle = "Size: ";</text:p>
      <text:p text:style-name="P12"><text:tab/><text:tab/><text:tab/>sub = strstr(line, needle);</text:p>
      <text:p text:style-name="P12"><text:tab/><text:tab/><text:tab/>if(sub != NULL)</text:p>
      <text:p text:style-name="P12"><text:tab/><text:tab/><text:tab/>{</text:p>
      <text:p text:style-name="P12"><text:tab/><text:tab/><text:tab/><text:tab/>size_t size = strlen(needle);</text:p>
      <text:p text:style-name="P12"><text:tab/><text:tab/><text:tab/><text:tab/>sub += size;</text:p>
      <text:p text:style-name="P12"><text:tab/><text:tab/><text:tab/><text:tab/>while(!isspace((unsigned char)*sub))</text:p>
      <text:p text:style-name="P12"><text:tab/><text:tab/><text:tab/><text:tab/>{</text:p>
      <text:p text:style-name="P12"><text:tab/><text:tab/><text:tab/><text:tab/><text:tab/>printf("%c", *sub);</text:p>
      <text:p text:style-name="P12"><text:tab/><text:tab/><text:tab/><text:tab/><text:tab/>sub++;</text:p>
      <text:p text:style-name="P12"><text:tab/><text:tab/><text:tab/><text:tab/>}</text:p>
      <text:p text:style-name="P12"><text:tab/><text:tab/><text:tab/>}</text:p>
      <text:p text:style-name="P12"><text:tab/><text:tab/>}</text:p>
      <text:p text:style-name="P12"><text:tab/><text:tab/></text:p>
      <text:p text:style-name="P12"><text:tab/><text:tab/>close(cld2par[RD_END]);</text:p>
      <text:p text:style-name="P12"><text:tab/>}</text:p>
      <text:p text:style-name="P12"><text:tab/>else //child</text:p>
      <text:p text:style-name="P12"><text:tab/>{</text:p>
      <text:p text:style-name="P12"><text:tab/><text:tab/>close(cld2par[RD_END]);</text:p>
      <text:p text:style-name="P12"><text:tab/><text:tab/></text:p>
      <text:p text:style-name="P12"><text:tab/><text:tab/>check(dup2(cld2par[WR_END], STDOUT_FILENO) != -1, "dup2");</text:p>
      <text:p text:style-name="P12"><text:tab/><text:tab/></text:p>
      <text:p text:style-name="P12"><text:tab/><text:tab/>check(execlp("stat", "stat", argv[1], NULL) != -1, "execlp");</text:p>
      <text:p text:style-name="P12"><text:tab/><text:tab/></text:p>
      <text:p text:style-name="P12"><text:tab/><text:tab/>close(cld2par[WR_END]);</text:p>
      <text:p text:style-name="P12"><text:tab/><text:tab/></text:p>
      <text:p text:style-name="P12"><text:soft-page-break/><text:tab/><text:tab/>exit(EXIT_SUCCESS);</text:p>
      <text:p text:style-name="P12"><text:tab/>}</text:p>
      <text:p text:style-name="P12"><text:tab/></text:p>
      <text:p text:style-name="P12"><text:tab/>int status = 0;</text:p>
      <text:p text:style-name="P12"><text:tab/>check(wait(&amp;status) != -1, "wait");</text:p>
      <text:p text:style-name="P12"><text:tab/></text:p>
      <text:p text:style-name="P12"><text:tab/>if(WIFEXITED(status) &amp;&amp; (WEXITSTATUS(status) == EXIT_SUCCESS))</text:p>
      <text:p text:style-name="P12"><text:tab/>{</text:p>
      <text:p text:style-name="P12"><text:tab/><text:tab/></text:p>
      <text:p text:style-name="P12"><text:tab/>}</text:p>
      <text:p text:style-name="P12"><text:tab/>else</text:p>
      <text:p text:style-name="P12"><text:tab/>{</text:p>
      <text:p text:style-name="P12"><text:tab/><text:tab/>printf("Neuspeh");</text:p>
      <text:p text:style-name="P12"><text:tab/>}</text:p>
      <text:p text:style-name="P12"><text:tab/></text:p>
      <text:p text:style-name="P12"><text:tab/></text:p>
      <text:p text:style-name="P12"><text:tab/>return 0;</text:p>
      <text:p text:style-name="P12">}</text:p>
      <text:p text:style-name="P12"/>
      <text:p text:style-name="P12">3. Napisati program koji koristi više niti da izračuna minimum matrice. Program kao argument komandne linije prima putanju do fajla gde se nalazi matrica. Prva dva broja u fajlu su broj redova matrice N i broj kolona matrice M, a nakon ova dva broja slede elementi matrice koji su realni brojevi (možete pretpostaviti da je ulaz ispravan). Potrebno je pokrenuti N niti tako da svaka nit obrađuje jedan red (računa minimum tog reda i ažurira globalni minimum ako je to potrebno). Koristiti muteks za sinhronizaciju. Ispisati vrednost minimuma matrice iz main() funkcije (jedan broj bez dodatnog teksta).</text:p>
      <text:p text:style-name="P12"/>
      <text:p text:style-name="P12">#include &lt;stdio.h&gt;</text:p>
      <text:p text:style-name="P12">#include &lt;stdlib.h&gt;</text:p>
      <text:p text:style-name="P12"/>
      <text:p text:style-name="P12">#include &lt;pthread.h&gt;</text:p>
      <text:p text:style-name="P12">#include &lt;errno.h&gt;</text:p>
      <text:p text:style-name="P12"/>
      <text:p text:style-name="P12">#define check(expr, msg) \</text:p>
      <text:p text:style-name="P12"><text:tab/>do { \</text:p>
      <text:p text:style-name="P12"><text:tab/><text:tab/>if(!(expr)) { \</text:p>
      <text:p text:style-name="P12"><text:tab/><text:tab/><text:tab/>perror(msg); \</text:p>
      <text:p text:style-name="P12"><text:tab/><text:tab/><text:tab/>exit(EXIT_FAILURE); \</text:p>
      <text:p text:style-name="P12"><text:tab/><text:tab/>} \</text:p>
      <text:p text:style-name="P12"><text:tab/>} while(0)</text:p>
      <text:p text:style-name="P12"><text:tab/></text:p>
      <text:p text:style-name="P12">#define check_pthread(err, msg) \</text:p>
      <text:p text:style-name="P12"><text:tab/>do { \</text:p>
      <text:p text:style-name="P12"><text:tab/><text:tab/>int _err = err; \</text:p>
      <text:p text:style-name="P12"><text:tab/><text:tab/>if(_err &gt; 0) { \</text:p>
      <text:p text:style-name="P12"><text:tab/><text:tab/><text:tab/>errno = _err; \</text:p>
      <text:p text:style-name="P12"><text:tab/><text:tab/><text:tab/>check(0, msg); \</text:p>
      <text:p text:style-name="P12"><text:tab/><text:tab/>} \</text:p>
      <text:p text:style-name="P12"><text:tab/>} while(0)</text:p>
      <text:p text:style-name="P12"><text:tab/></text:p>
      <text:p text:style-name="P12">typedef struct{</text:p>
      <text:p text:style-name="P12"><text:tab/>int idx;</text:p>
      <text:p text:style-name="P12"><text:soft-page-break/>} data_t;</text:p>
      <text:p text:style-name="P12"/>
      <text:p text:style-name="P12">int m, n;</text:p>
      <text:p text:style-name="P12">double **matrica;</text:p>
      <text:p text:style-name="P12">int init = 0;</text:p>
      <text:p text:style-name="P12">double globalMin;</text:p>
      <text:p text:style-name="P12">pthread_mutex_t globalLock = PTHREAD_MUTEX_INITIALIZER;</text:p>
      <text:p text:style-name="P12"/>
      <text:p text:style-name="P12">void *threadFunc(void * arg)</text:p>
      <text:p text:style-name="P12">{</text:p>
      <text:p text:style-name="P12"><text:tab/>data_t *data = (data_t *)arg;</text:p>
      <text:p text:style-name="P12"><text:tab/></text:p>
      <text:p text:style-name="P12"><text:tab/>double localMin = matrica[data-&gt;idx][0];</text:p>
      <text:p text:style-name="P12"><text:tab/>for(int i = 0; i &lt; m; i++)</text:p>
      <text:p text:style-name="P12"><text:tab/><text:tab/>if(matrica[data-&gt;idx][i] &lt; localMin)</text:p>
      <text:p text:style-name="P12"><text:tab/><text:tab/><text:tab/>localMin = matrica[data-&gt;idx][i];</text:p>
      <text:p text:style-name="P12"><text:tab/><text:tab/></text:p>
      <text:p text:style-name="P12"><text:tab/>check_pthread(pthread_mutex_lock(&amp;globalLock), "lock");</text:p>
      <text:p text:style-name="P12"><text:tab/></text:p>
      <text:p text:style-name="P12"><text:tab/>if(init)</text:p>
      <text:p text:style-name="P12"><text:tab/>{</text:p>
      <text:p text:style-name="P12"><text:tab/><text:tab/>if(localMin &lt; globalMin)</text:p>
      <text:p text:style-name="P12"><text:tab/><text:tab/>{</text:p>
      <text:p text:style-name="P12"><text:tab/><text:tab/><text:tab/>globalMin = localMin;</text:p>
      <text:p text:style-name="P12"><text:tab/><text:tab/>}</text:p>
      <text:p text:style-name="P12"><text:tab/>}</text:p>
      <text:p text:style-name="P12"><text:tab/>else</text:p>
      <text:p text:style-name="P12"><text:tab/>{</text:p>
      <text:p text:style-name="P12"><text:tab/><text:tab/>globalMin = localMin;</text:p>
      <text:p text:style-name="P12"><text:tab/><text:tab/>init = 1;</text:p>
      <text:p text:style-name="P12"><text:tab/>}</text:p>
      <text:p text:style-name="P12"><text:tab/></text:p>
      <text:p text:style-name="P12"><text:tab/>check_pthread(pthread_mutex_unlock(&amp;globalLock), "unlock");</text:p>
      <text:p text:style-name="P12"><text:tab/></text:p>
      <text:p text:style-name="P12"><text:tab/>return NULL;</text:p>
      <text:p text:style-name="P12">}</text:p>
      <text:p text:style-name="P12"/>
      <text:p text:style-name="P12">int main(int argc, char **argv)</text:p>
      <text:p text:style-name="P12">{</text:p>
      <text:p text:style-name="P12"><text:tab/>check(argc == 2, "Usage: ./3 pathToFile");</text:p>
      <text:p text:style-name="P12"><text:tab/></text:p>
      <text:p text:style-name="P12"><text:tab/>FILE *f = fopen(argv[1], "r");</text:p>
      <text:p text:style-name="P12"><text:tab/>check(f != NULL, "fopen");</text:p>
      <text:p text:style-name="P12"/>
      <text:p text:style-name="P12"><text:tab/>fscanf(f, "%d %d", &amp;n, &amp;m);</text:p>
      <text:p text:style-name="P12"><text:tab/>matrica = malloc(n * sizeof(double*));</text:p>
      <text:p text:style-name="P12"><text:tab/>check(matrica != NULL, "malloc");</text:p>
      <text:p text:style-name="P12"><text:tab/></text:p>
      <text:p text:style-name="P12"><text:tab/>for(int i = 0; i &lt; n; i++)</text:p>
      <text:p text:style-name="P12"><text:tab/>{</text:p>
      <text:p text:style-name="P12"><text:tab/><text:tab/>matrica[i] = malloc(m * sizeof(double));</text:p>
      <text:p text:style-name="P12"><text:tab/><text:tab/>check(matrica[i] != NULL, "malloc");</text:p>
      <text:p text:style-name="P12"><text:soft-page-break/><text:tab/>}</text:p>
      <text:p text:style-name="P12"><text:tab/></text:p>
      <text:p text:style-name="P12"><text:tab/>for(int i = 0; i &lt; n; i++)</text:p>
      <text:p text:style-name="P12"><text:tab/><text:tab/>for(int j = 0; j &lt; m; j++)</text:p>
      <text:p text:style-name="P12"><text:tab/><text:tab/><text:tab/>fscanf(f, "%lf", &amp;matrica[i][j]);</text:p>
      <text:p text:style-name="P12"><text:tab/><text:tab/></text:p>
      <text:p text:style-name="P12"><text:tab/>fclose(f);</text:p>
      <text:p text:style-name="P12"><text:tab/></text:p>
      <text:p text:style-name="P12"><text:tab/>pthread_t *tids = malloc(sizeof(pthread_t) * n);</text:p>
      <text:p text:style-name="P12"><text:tab/>check(tids != NULL, "malloc");</text:p>
      <text:p text:style-name="P12"><text:tab/></text:p>
      <text:p text:style-name="P12"><text:tab/>data_t *args = malloc(sizeof(data_t) * n);</text:p>
      <text:p text:style-name="P12"><text:tab/>check(args != NULL, "malloc");</text:p>
      <text:p text:style-name="P12"><text:tab/></text:p>
      <text:p text:style-name="P12"><text:tab/>for(int i = 0; i &lt; n; i++)</text:p>
      <text:p text:style-name="P12"><text:tab/>{</text:p>
      <text:p text:style-name="P12"><text:tab/><text:tab/>args[i].idx = i;</text:p>
      <text:p text:style-name="P12"><text:tab/><text:tab/>check_pthread(pthread_create(&amp;tids[i], NULL, threadFunc, &amp;args[i]), "pthread_create");</text:p>
      <text:p text:style-name="P12"><text:tab/>}</text:p>
      <text:p text:style-name="P12"><text:tab/></text:p>
      <text:p text:style-name="P12"><text:tab/>for(int i = 0; i &lt; n; i++)</text:p>
      <text:p text:style-name="P12"><text:tab/>{</text:p>
      <text:p text:style-name="P12"><text:tab/><text:tab/>check_pthread(pthread_join(tids[i], NULL), "pthread_join");</text:p>
      <text:p text:style-name="P12"><text:tab/>}</text:p>
      <text:p text:style-name="P12"><text:tab/></text:p>
      <text:p text:style-name="P12"><text:tab/>printf("%lf", globalMin);</text:p>
      <text:p text:style-name="P12"><text:tab/></text:p>
      <text:p text:style-name="P12"><text:tab/>for(int i = 0; i &lt; n; i++)</text:p>
      <text:p text:style-name="P12"><text:tab/><text:tab/>free(matrica[i]);</text:p>
      <text:p text:style-name="P12"><text:tab/>free(matrica);</text:p>
      <text:p text:style-name="P12"><text:tab/>free(tids);</text:p>
      <text:p text:style-name="P12"><text:tab/>free(args);</text:p>
      <text:p text:style-name="P12"><text:tab/></text:p>
      <text:p text:style-name="P12"><text:tab/>return 0;</text:p>
      <text:p text:style-name="P12">}</text:p>
      <text:p text:style-name="P12"/>
      <text:p text:style-name="P12">4. Napisati program koji kao argument komandne linije prima putanju do fajla i dva broja a i b. Prvi broj predstavlja údaljenje od početka fajla, a drugi je broj bajtova. U slučaju da sekcija fajla</text:p>
      <text:p text:style-name="P12">[a, a+b] nije zaključana ispisati na standardni izlaz 'unlocked', u slučaju da je zaključana da može da se čita, a ne može da se piše ispisati 'shared lock' i na kraju ako je zaključana i za čitanje i za pisanje ispisati 'exclusive lock'.</text:p>
      <text:p text:style-name="P12"/>
      <text:p text:style-name="P12">#include &lt;stdio.h&gt;</text:p>
      <text:p text:style-name="P12">#include &lt;stdlib.h&gt;</text:p>
      <text:p text:style-name="P12"/>
      <text:p text:style-name="P12">#include &lt;unistd.h&gt;</text:p>
      <text:p text:style-name="P12">#include &lt;fcntl.h&gt;</text:p>
      <text:p text:style-name="P12"/>
      <text:p text:style-name="P12"/>
      <text:p text:style-name="P12">#define check(expr, msg) \</text:p>
      <text:p text:style-name="P12"><text:tab/>do { \</text:p>
      <text:p text:style-name="P12"><text:soft-page-break/><text:tab/><text:tab/>if(!(expr)) { \</text:p>
      <text:p text:style-name="P12"><text:tab/><text:tab/><text:tab/>perror(msg); \</text:p>
      <text:p text:style-name="P12"><text:tab/><text:tab/><text:tab/>exit(EXIT_FAILURE); \</text:p>
      <text:p text:style-name="P12"><text:tab/><text:tab/>} \</text:p>
      <text:p text:style-name="P12"><text:tab/>} while(0)</text:p>
      <text:p text:style-name="P12"/>
      <text:p text:style-name="P12">int main(int argc, char **argv)</text:p>
      <text:p text:style-name="P12">{</text:p>
      <text:p text:style-name="P12"><text:tab/>check(argc == 4, "Usage: ./4 pathToFile a b");</text:p>
      <text:p text:style-name="P12"><text:tab/></text:p>
      <text:p text:style-name="P12"><text:tab/>int read = 0;</text:p>
      <text:p text:style-name="P12"><text:tab/>int write = 0;</text:p>
      <text:p text:style-name="P12"><text:tab/></text:p>
      <text:p text:style-name="P12"><text:tab/>struct flock lock;</text:p>
      <text:p text:style-name="P12"><text:tab/>lock.l_type = F_RDLCK;</text:p>
      <text:p text:style-name="P12"><text:tab/>lock.l_whence = SEEK_SET;</text:p>
      <text:p text:style-name="P12"><text:tab/>lock.l_start = atoi(argv[2]);</text:p>
      <text:p text:style-name="P12"><text:tab/>lock.l_len = atoi(argv[3]);</text:p>
      <text:p text:style-name="P12"><text:tab/></text:p>
      <text:p text:style-name="P12"><text:tab/>int fd = open(argv[1], O_RDWR);</text:p>
      <text:p text:style-name="P12"><text:tab/>check(fd != -1, "open");</text:p>
      <text:p text:style-name="P12"><text:tab/></text:p>
      <text:p text:style-name="P12"><text:tab/>check(fcntl(fd, F_GETLK, &amp;lock) != -1, "fcntl");</text:p>
      <text:p text:style-name="P12"><text:tab/></text:p>
      <text:p text:style-name="P12"><text:tab/>if(lock.l_type == F_UNLCK)</text:p>
      <text:p text:style-name="P12"><text:tab/><text:tab/>read = 1;</text:p>
      <text:p text:style-name="P12"><text:tab/></text:p>
      <text:p text:style-name="P12"><text:tab/>lock.l_type = F_WRLCK;</text:p>
      <text:p text:style-name="P12"><text:tab/></text:p>
      <text:p text:style-name="P12"><text:tab/>check(fcntl(fd, F_GETLK, &amp;lock) != -1, "fcntl");</text:p>
      <text:p text:style-name="P12"><text:tab/></text:p>
      <text:p text:style-name="P12"><text:tab/>if(lock.l_type == F_UNLCK)</text:p>
      <text:p text:style-name="P12"><text:tab/><text:tab/>write = 1;</text:p>
      <text:p text:style-name="P12"><text:tab/></text:p>
      <text:p text:style-name="P12"><text:tab/>if(read &amp;&amp; write)</text:p>
      <text:p text:style-name="P12"><text:tab/><text:tab/>printf("unlocked");</text:p>
      <text:p text:style-name="P12"><text:tab/>else if(read &amp;&amp; !write)</text:p>
      <text:p text:style-name="P12"><text:tab/><text:tab/>printf("shared lock");</text:p>
      <text:p text:style-name="P12"><text:tab/>else</text:p>
      <text:p text:style-name="P12"><text:tab/><text:tab/>printf("exclusive lock");</text:p>
      <text:p text:style-name="P12"><text:tab/></text:p>
      <text:p text:style-name="P12"><text:tab/>close(fd);</text:p>
      <text:p text:style-name="P12"><text:tab/></text:p>
      <text:p text:style-name="P12"><text:tab/>return 0;</text:p>
      <text:p text:style-name="P12">}</text:p>
      <text:p text:style-name="P12"/>
      <text:p text:style-name="P13">5. Napisati program koji kao argumente komandne linije prima putanje do objekta deljene</text:p>
      <text:p text:style-name="P13"/>
      <text:p text:style-name="P13">memorije. Potrebno učitati strukturu:</text:p>
      <text:p text:style-name="P13"/>
      <text:p text:style-name="P13">typedef struct {</text:p>
      <text:p text:style-name="P13"/>
      <text:p text:style-name="P13"><text:soft-page-break/>sem_t inDataReady;</text:p>
      <text:p text:style-name="P13"/>
      <text:p text:style-name="P13">float array [ARRAY_MAX]; unsigned arrayLen;</text:p>
      <text:p text:style-name="P13"/>
      <text:p text:style-name="P13">} OsInputData;</text:p>
      <text:p text:style-name="P13"/>
      <text:p text:style-name="P13">i naći medijanu niza array (medijana je element sa indeksom N/2 u nerastuće sortiranom nizu). Dodatno, pre bilo kakvog obrade, potrebno je sačekati na semafor inDataReady (pretpostaviti da je ispravno inicijalizovan). Izračunatu medijanu ispisati na standardni ulaz. NAPOMENA:</text:p>
      <text:p text:style-name="P13"/>
      <text:p text:style-name="P13">Linkovati sa -lrt.</text:p>
      <text:p text:style-name="P13"/>
      <text:p text:style-name="P13"/>
      <text:p text:style-name="P12">#include &lt;stdio.h&gt;</text:p>
      <text:p text:style-name="P12">#include &lt;stdlib.h&gt;</text:p>
      <text:p text:style-name="P12"/>
      <text:p text:style-name="P12">#include &lt;sys/mman.h&gt;</text:p>
      <text:p text:style-name="P12">#include &lt;sys/stat.h&gt;</text:p>
      <text:p text:style-name="P12">#include &lt;fcntl.h&gt;</text:p>
      <text:p text:style-name="P12"/>
      <text:p text:style-name="P12">#include &lt;semaphore.h&gt;</text:p>
      <text:p text:style-name="P12">#include &lt;sys/types.h&gt;</text:p>
      <text:p text:style-name="P12">#include &lt;unistd.h&gt;</text:p>
      <text:p text:style-name="P12"/>
      <text:p text:style-name="P12">#define check(expr, msg) \</text:p>
      <text:p text:style-name="P12"><text:tab/>do { \</text:p>
      <text:p text:style-name="P12"><text:tab/><text:tab/>if(!(expr)) { \</text:p>
      <text:p text:style-name="P12"><text:tab/><text:tab/><text:tab/>perror(msg); \</text:p>
      <text:p text:style-name="P12"><text:tab/><text:tab/><text:tab/>exit(EXIT_FAILURE); \</text:p>
      <text:p text:style-name="P12"><text:tab/><text:tab/>} \</text:p>
      <text:p text:style-name="P12"><text:tab/>} while(0)</text:p>
      <text:p text:style-name="P12"><text:tab/></text:p>
      <text:p text:style-name="P12">#define ARRAY_MAX (1024)</text:p>
      <text:p text:style-name="P12"/>
      <text:p text:style-name="P12">typedef struct {</text:p>
      <text:p text:style-name="P12"><text:tab/>sem_t inDataReady;</text:p>
      <text:p text:style-name="P12"><text:tab/>float array[ARRAY_MAX];</text:p>
      <text:p text:style-name="P12"><text:tab/>unsigned arrayLen;</text:p>
      <text:p text:style-name="P12">} osInputData;</text:p>
      <text:p text:style-name="P12"/>
      <text:p text:style-name="P12">void *getMemoryBlock(char *fpath, unsigned *size);</text:p>
      <text:p text:style-name="P12">int cmpFl(const void *a, const void *b);</text:p>
      <text:p text:style-name="P12"/>
      <text:p text:style-name="P12">int main(int argc, char **argv)</text:p>
      <text:p text:style-name="P12">{</text:p>
      <text:p text:style-name="P12"><text:tab/>check(argc == 2, "Usage: ./5 pathToMem");</text:p>
      <text:p text:style-name="P12"><text:tab/></text:p>
      <text:p text:style-name="P12"><text:tab/>unsigned size = 0;</text:p>
      <text:p text:style-name="P12"><text:tab/>osInputData *sharedMem = getMemoryBlock(argv[1], &amp;size);</text:p>
      <text:p text:style-name="P12"><text:tab/></text:p>
      <text:p text:style-name="P12"><text:tab/>check(sem_wait(&amp;(sharedMem-&gt;inDataReady)) != -1, "sem wait");</text:p>
      <text:p text:style-name="P12"><text:tab/></text:p>
      <text:p text:style-name="P12"><text:soft-page-break/><text:tab/>qsort(&amp;sharedMem-&gt;array, sharedMem-&gt;arrayLen, sizeof(float), cmpFl);</text:p>
      <text:p text:style-name="P12"><text:tab/></text:p>
      <text:p text:style-name="P12"><text:tab/>if(sharedMem-&gt;arrayLen % 2 == 1)</text:p>
      <text:p text:style-name="P12"><text:tab/><text:tab/>printf("%f\n", sharedMem-&gt;array[sharedMem-&gt;arrayLen / 2]);</text:p>
      <text:p text:style-name="P12"><text:tab/>else</text:p>
      <text:p text:style-name="P12"><text:tab/><text:tab/>printf("%f\n", sharedMem-&gt;array[sharedMem-&gt;arrayLen / 2 - 1]);</text:p>
      <text:p text:style-name="P12"><text:tab/></text:p>
      <text:p text:style-name="P12"><text:tab/>check(munmap(sharedMem, size) != -1, "munmap");</text:p>
      <text:p text:style-name="P12"><text:tab/></text:p>
      <text:p text:style-name="P12"><text:tab/>return 0;</text:p>
      <text:p text:style-name="P12">}</text:p>
      <text:p text:style-name="P12"/>
      <text:p text:style-name="P12">void *getMemoryBlock(char *fpath, unsigned *size)</text:p>
      <text:p text:style-name="P12">{</text:p>
      <text:p text:style-name="P12"><text:tab/>int memFd = shm_open(fpath, O_RDWR, 0600);</text:p>
      <text:p text:style-name="P12"><text:tab/>check(memFd != -1, "shm_open");</text:p>
      <text:p text:style-name="P12"><text:tab/></text:p>
      <text:p text:style-name="P12"><text:tab/>struct stat fInfo;</text:p>
      <text:p text:style-name="P12"><text:tab/>check(fstat(memFd, &amp;fInfo) != -1, "fstat");</text:p>
      <text:p text:style-name="P12"><text:tab/>*size = fInfo.st_size;</text:p>
      <text:p text:style-name="P12"><text:tab/></text:p>
      <text:p text:style-name="P12"><text:tab/>void *addr;</text:p>
      <text:p text:style-name="P12"><text:tab/>check((addr = mmap(0, *size, PROT_READ | PROT_WRITE, MAP_SHARED, memFd, 0)) != MAP_FAILED, "mmap");</text:p>
      <text:p text:style-name="P12"><text:tab/></text:p>
      <text:p text:style-name="P12"><text:tab/>close(memFd);</text:p>
      <text:p text:style-name="P12"><text:tab/></text:p>
      <text:p text:style-name="P12"><text:tab/>return addr;</text:p>
      <text:p text:style-name="P12">}</text:p>
      <text:p text:style-name="P12"/>
      <text:p text:style-name="P12">int cmpFl(const void *a, const void *b)</text:p>
      <text:p text:style-name="P12">{</text:p>
      <text:p text:style-name="P12"><text:tab/>if(*(float*)a &gt; *(float*)b)</text:p>
      <text:p text:style-name="P12"><text:tab/><text:tab/>return -1;</text:p>
      <text:p text:style-name="P12"><text:tab/>else if(*(float*)a &lt; *(float*)b)</text:p>
      <text:p text:style-name="P12"><text:tab/><text:tab/>return 1;</text:p>
      <text:p text:style-name="P12"><text:tab/>else</text:p>
      <text:p text:style-name="P12"><text:tab/><text:tab/>return 0;</text:p>
      <text:p text:style-name="P12">}</text:p>
      <text:p text:style-name="P12"/>
      <text:p text:style-name="P2"><text:span text:style-name="T2">J</text:span><text:span text:style-name="T1">un 1 2017: </text:span></text:p>
      <text:p text:style-name="P5"/>
      <text:p text:style-name="P14">1. Napisati program koji za trenutak pokretanja ispisuje na standardni izlaz koji je dan u godini (npr. ako se program pokrene prvog januara ipisuje: 1). Ispis je samo jedan broj.</text:p>
      <text:p text:style-name="P14"/>
      <text:p text:style-name="P3"><text:span text:style-name="T1">2. Napisati program koji pokrece dete proces i u njemu komandu terminala ls -l za putanju do regularnog fajla prosledjenu kao argument komandne linije (ako putanja postoji fajl ce biti regularan). Takođe, potrebno je preusmeriti standardni izlaz komande ls -l i obraditi ga tako da se u roditeljskom procesu ispisu prava pristupa (npr. -rwxr-xr-x, prva kolona ispisa). Ukoliko se komanda Is -1 ne završi uspešno (proveriti exit code) ispisati 'Neuspeh' iz roditeljskog procesa (zavrsiti sa exit code-om 0). Ukoliko nije prosledjen argument komandne linije zavrsiti sa exit code-</text:span><text:soft-page-break/><text:span text:style-name="T1">om 1. Pomoc: otvoriti pipe i izvrsiti redirekciju u detetu tako da se stdout deteta preusmeri kroz pipe ka roditelju, a zatim nakon toga pozvati odgovarajuci exec u detetu. Primer pokretanja: /2 dir/1.txt.</text:span></text:p>
      <text:p text:style-name="P14"/>
      <text:p text:style-name="P14">#define _XOPEN_SOURCE 700</text:p>
      <text:p text:style-name="P14">#include &lt;stdio.h&gt;</text:p>
      <text:p text:style-name="P14">#include &lt;stdlib.h&gt;</text:p>
      <text:p text:style-name="P14"/>
      <text:p text:style-name="P14">#include &lt;sys/types.h&gt;</text:p>
      <text:p text:style-name="P14">#include &lt;sys/wait.h&gt;</text:p>
      <text:p text:style-name="P14">#include &lt;unistd.h&gt;</text:p>
      <text:p text:style-name="P14">#include &lt;fcntl.h&gt;</text:p>
      <text:p text:style-name="P14"/>
      <text:p text:style-name="P14">#include &lt;ctype.h&gt;</text:p>
      <text:p text:style-name="P14"/>
      <text:p text:style-name="P14">#define check(expr, msg) \</text:p>
      <text:p text:style-name="P14"><text:tab/>do { \</text:p>
      <text:p text:style-name="P14"><text:tab/><text:tab/>if(!(expr)) { \</text:p>
      <text:p text:style-name="P14"><text:tab/><text:tab/><text:tab/>perror(msg); \</text:p>
      <text:p text:style-name="P14"><text:tab/><text:tab/><text:tab/>exit(EXIT_FAILURE); \</text:p>
      <text:p text:style-name="P14"><text:tab/><text:tab/>} \</text:p>
      <text:p text:style-name="P14"><text:tab/>} while(0)</text:p>
      <text:p text:style-name="P14"><text:tab/></text:p>
      <text:p text:style-name="P14">#define RD_END (0)</text:p>
      <text:p text:style-name="P14">#define WR_END (1)</text:p>
      <text:p text:style-name="P14">#define MAX_SIZE (1024)</text:p>
      <text:p text:style-name="P14"/>
      <text:p text:style-name="P14">int main(int argc, char **argv)</text:p>
      <text:p text:style-name="P14">{</text:p>
      <text:p text:style-name="P14"><text:tab/>check(argc == 2, "Usage: ./2 pathToFile");</text:p>
      <text:p text:style-name="P14"><text:tab/></text:p>
      <text:p text:style-name="P14"><text:tab/>int cld2par[2];</text:p>
      <text:p text:style-name="P14"><text:tab/>check(pipe(cld2par) != -1, "pipe");</text:p>
      <text:p text:style-name="P14"><text:tab/></text:p>
      <text:p text:style-name="P14"><text:tab/>pid_t childPid = fork();</text:p>
      <text:p text:style-name="P14"><text:tab/>check(childPid != -1, "fork");</text:p>
      <text:p text:style-name="P14"><text:tab/></text:p>
      <text:p text:style-name="P14"><text:tab/>if(childPid &gt; 0) // parent</text:p>
      <text:p text:style-name="P14"><text:tab/>{</text:p>
      <text:p text:style-name="P14"><text:tab/><text:tab/>close(cld2par[WR_END]);</text:p>
      <text:p text:style-name="P14"><text:tab/><text:tab/></text:p>
      <text:p text:style-name="P14"><text:tab/><text:tab/>FILE *f = fdopen(cld2par[RD_END], "r");</text:p>
      <text:p text:style-name="P14"><text:tab/><text:tab/>check(f != NULL, "fdopen");</text:p>
      <text:p text:style-name="P14"><text:tab/><text:tab/></text:p>
      <text:p text:style-name="P14"><text:tab/><text:tab/>char c;</text:p>
      <text:p text:style-name="P14"><text:tab/><text:tab/></text:p>
      <text:p text:style-name="P14"><text:tab/><text:tab/>while((c = fgetc(f)) != EOF)</text:p>
      <text:p text:style-name="P14"><text:tab/><text:tab/>{</text:p>
      <text:p text:style-name="P14"><text:tab/><text:tab/><text:tab/>if(isspace(c))</text:p>
      <text:p text:style-name="P14"><text:tab/><text:tab/><text:tab/><text:tab/>break;</text:p>
      <text:p text:style-name="P14"><text:tab/><text:tab/><text:tab/>printf("%c", c);</text:p>
      <text:p text:style-name="P14"><text:tab/><text:tab/>}</text:p>
      <text:p text:style-name="P14"><text:tab/><text:tab/></text:p>
      <text:p text:style-name="P14"><text:soft-page-break/><text:tab/><text:tab/>close(cld2par[RD_END]);</text:p>
      <text:p text:style-name="P14"><text:tab/>}</text:p>
      <text:p text:style-name="P14"><text:tab/>else // child</text:p>
      <text:p text:style-name="P14"><text:tab/>{</text:p>
      <text:p text:style-name="P14"><text:tab/><text:tab/>close(cld2par[RD_END]);</text:p>
      <text:p text:style-name="P14"><text:tab/><text:tab/></text:p>
      <text:p text:style-name="P14"><text:tab/><text:tab/>check(dup2(cld2par[WR_END], STDOUT_FILENO) != -1, "dup2");</text:p>
      <text:p text:style-name="P14"><text:tab/><text:tab/></text:p>
      <text:p text:style-name="P14"><text:tab/><text:tab/>check(execlp("ls", "ls", "-l", argv[1], NULL) != -1, "execlp");</text:p>
      <text:p text:style-name="P14"><text:tab/><text:tab/></text:p>
      <text:p text:style-name="P14"><text:tab/><text:tab/>close(cld2par[WR_END]);</text:p>
      <text:p text:style-name="P14"><text:tab/><text:tab/></text:p>
      <text:p text:style-name="P14"><text:tab/><text:tab/>exit(EXIT_SUCCESS);</text:p>
      <text:p text:style-name="P14"><text:tab/>}</text:p>
      <text:p text:style-name="P14"><text:tab/></text:p>
      <text:p text:style-name="P14"><text:tab/>int status = 0;</text:p>
      <text:p text:style-name="P14"><text:tab/>check(wait(&amp;status) != -1, "wait");</text:p>
      <text:p text:style-name="P14"><text:tab/></text:p>
      <text:p text:style-name="P14"><text:tab/>if(WIFEXITED(status) &amp;&amp; (WEXITSTATUS(status) == EXIT_SUCCESS))</text:p>
      <text:p text:style-name="P14"><text:tab/>{</text:p>
      <text:p text:style-name="P14"><text:tab/><text:tab/></text:p>
      <text:p text:style-name="P14"><text:tab/>}</text:p>
      <text:p text:style-name="P14"><text:tab/>else</text:p>
      <text:p text:style-name="P14"><text:tab/>{</text:p>
      <text:p text:style-name="P14"><text:tab/><text:tab/>printf("Neuspeh");</text:p>
      <text:p text:style-name="P14"><text:tab/>}</text:p>
      <text:p text:style-name="P14"><text:tab/></text:p>
      <text:p text:style-name="P14"><text:tab/>return 0;</text:p>
      <text:p text:style-name="P14">}</text:p>
      <text:p text:style-name="P14"/>
      <text:p text:style-name="P14">3. Napisati program koji koristi vise niti da pomnozi 2 matrice dimenzija NxM i MxK. Sa standardnog ulaza se ucitavaju Ni M, pa zatim NxM celih brojeva. Nakon toga ucitavaju se Mi</text:p>
      <text:p text:style-name="P14"/>
      <text:p text:style-name="P14">K, pa zatim MxK celih brojeva. Potrebno je pokrenuti NxK niti tako da svaka nit racuna jedan element rezultujuce matrice. Tokom izracunavanja, potrebno je cuvati maksimalni element rezultujuce matrice (za sinhronizaciju koristiti muteks, nije dozvoljena staticka alokacija). Iz main()-a ispisati rezultujucu matricu, razdvojiti elemente belinom, i kao poslednji broj ispisati i maksimalni element. Za matrice A i B:</text:p>
      <text:p text:style-name="P14"/>
      <text:p text:style-name="P14">A 123 x 12 6 12 [maksimum = 30, broj niti koje treba pokrenuti 4 (N=2, M=3, K=2)]</text:p>
      <text:p text:style-name="P14"/>
      <text:p text:style-name="P14">#include &lt;stdio.h&gt;</text:p>
      <text:p text:style-name="P14">#include &lt;stdlib.h&gt;</text:p>
      <text:p text:style-name="P14"/>
      <text:p text:style-name="P14">#include &lt;pthread.h&gt;</text:p>
      <text:p text:style-name="P14">#include &lt;errno.h&gt;</text:p>
      <text:p text:style-name="P14"/>
      <text:p text:style-name="P14">#define check(expr, msg) \</text:p>
      <text:p text:style-name="P14"><text:tab/>do { \</text:p>
      <text:p text:style-name="P14"><text:tab/><text:tab/>if(!(expr)) { \</text:p>
      <text:p text:style-name="P14"><text:tab/><text:tab/><text:tab/>perror(msg); \</text:p>
      <text:p text:style-name="P14"><text:tab/><text:tab/><text:tab/>exit(EXIT_FAILURE); \</text:p>
      <text:p text:style-name="P14"><text:soft-page-break/><text:tab/><text:tab/>} \</text:p>
      <text:p text:style-name="P14"><text:tab/>} while(0)</text:p>
      <text:p text:style-name="P14"><text:tab/></text:p>
      <text:p text:style-name="P14">#define check_pthread(err, msg) \</text:p>
      <text:p text:style-name="P14"><text:tab/>do { \</text:p>
      <text:p text:style-name="P14"><text:tab/><text:tab/>int _err = err; \</text:p>
      <text:p text:style-name="P14"><text:tab/><text:tab/>if(_err &gt; 0) { \</text:p>
      <text:p text:style-name="P14"><text:tab/><text:tab/><text:tab/>errno = _err; \</text:p>
      <text:p text:style-name="P14"><text:tab/><text:tab/><text:tab/>check(0, msg); \</text:p>
      <text:p text:style-name="P14"><text:tab/><text:tab/>} \</text:p>
      <text:p text:style-name="P14"><text:tab/>} while(0)</text:p>
      <text:p text:style-name="P14"/>
      <text:p text:style-name="P14">int n, m, m1, k;</text:p>
      <text:p text:style-name="P14">int **matricaA;</text:p>
      <text:p text:style-name="P14">int **matricaB;</text:p>
      <text:p text:style-name="P14">int **matricaC;</text:p>
      <text:p text:style-name="P14">pthread_mutex_t globalLock = PTHREAD_MUTEX_INITIALIZER;</text:p>
      <text:p text:style-name="P14">int globalMax;</text:p>
      <text:p text:style-name="P14">int init = 0;</text:p>
      <text:p text:style-name="P14"/>
      <text:p text:style-name="P14">typedef struct {</text:p>
      <text:p text:style-name="P14"><text:tab/>int idx;</text:p>
      <text:p text:style-name="P14">} data_t;</text:p>
      <text:p text:style-name="P14"/>
      <text:p text:style-name="P14">void *threadFunc(void *arg)</text:p>
      <text:p text:style-name="P14">{</text:p>
      <text:p text:style-name="P14"><text:tab/>data_t* data = (data_t *)arg;</text:p>
      <text:p text:style-name="P14"><text:tab/></text:p>
      <text:p text:style-name="P14"><text:tab/>int p = data-&gt;idx / k;</text:p>
      <text:p text:style-name="P14"><text:tab/>int d = data-&gt;idx % k;</text:p>
      <text:p text:style-name="P14"><text:tab/>int res = 0;</text:p>
      <text:p text:style-name="P14"><text:tab/></text:p>
      <text:p text:style-name="P14"><text:tab/>for(int i = 0; i &lt; m; i++)</text:p>
      <text:p text:style-name="P14"><text:tab/>{</text:p>
      <text:p text:style-name="P14"><text:tab/><text:tab/>res += matricaA[p][i] * matricaB[i][d];</text:p>
      <text:p text:style-name="P14"><text:tab/>}</text:p>
      <text:p text:style-name="P14"><text:tab/>matricaC[p][d] = res;</text:p>
      <text:p text:style-name="P14"><text:tab/>int localMax = matricaC[p][d];</text:p>
      <text:p text:style-name="P14"><text:tab/></text:p>
      <text:p text:style-name="P14"><text:tab/>check_pthread(pthread_mutex_lock(&amp;globalLock), "lock");</text:p>
      <text:p text:style-name="P14"><text:tab/></text:p>
      <text:p text:style-name="P14"><text:tab/>if(init)</text:p>
      <text:p text:style-name="P14"><text:tab/>{</text:p>
      <text:p text:style-name="P14"><text:tab/><text:tab/>if(localMax &gt; globalMax)</text:p>
      <text:p text:style-name="P14"><text:tab/><text:tab/><text:tab/>globalMax = localMax;</text:p>
      <text:p text:style-name="P14"><text:tab/>}</text:p>
      <text:p text:style-name="P14"><text:tab/>else</text:p>
      <text:p text:style-name="P14"><text:tab/>{</text:p>
      <text:p text:style-name="P14"><text:tab/><text:tab/>globalMax = localMax;</text:p>
      <text:p text:style-name="P14"><text:tab/><text:tab/>init = 1;</text:p>
      <text:p text:style-name="P14"><text:tab/>}</text:p>
      <text:p text:style-name="P14"><text:tab/></text:p>
      <text:p text:style-name="P14"><text:soft-page-break/><text:tab/>check_pthread(pthread_mutex_unlock(&amp;globalLock), "unlock");</text:p>
      <text:p text:style-name="P14"/>
      <text:p text:style-name="P14"><text:tab/>return NULL;</text:p>
      <text:p text:style-name="P14">}</text:p>
      <text:p text:style-name="P14"/>
      <text:p text:style-name="P14">int main(int argc, char **argv)</text:p>
      <text:p text:style-name="P14">{</text:p>
      <text:p text:style-name="P14"><text:tab/>check(argc == 1, "Usage: ./3");</text:p>
      <text:p text:style-name="P14"><text:tab/><text:tab/></text:p>
      <text:p text:style-name="P14"><text:tab/>scanf("%d %d", &amp;n, &amp;m);</text:p>
      <text:p text:style-name="P14"><text:tab/>matricaA = malloc(n * sizeof(int*));</text:p>
      <text:p text:style-name="P14"><text:tab/>check(matricaA != NULL, "malloc");</text:p>
      <text:p text:style-name="P14"><text:tab/></text:p>
      <text:p text:style-name="P14"><text:tab/>for(int i = 0; i &lt; n; i++)</text:p>
      <text:p text:style-name="P14"><text:tab/>{</text:p>
      <text:p text:style-name="P14"><text:tab/><text:tab/>matricaA[i] = malloc(m * sizeof(int));</text:p>
      <text:p text:style-name="P14"><text:tab/><text:tab/>check(matricaA[i] != NULL, "malloc");</text:p>
      <text:p text:style-name="P14"><text:tab/>}</text:p>
      <text:p text:style-name="P14"><text:tab/></text:p>
      <text:p text:style-name="P14"><text:tab/>for(int i = 0; i &lt; n; i++)</text:p>
      <text:p text:style-name="P14"><text:tab/><text:tab/>for(int j = 0; j &lt; m; j++)</text:p>
      <text:p text:style-name="P14"><text:tab/><text:tab/><text:tab/>scanf("%d", &amp;matricaA[i][j]);</text:p>
      <text:p text:style-name="P14"><text:tab/></text:p>
      <text:p text:style-name="P14"><text:tab/>scanf("%d %d", &amp;m1, &amp;k);</text:p>
      <text:p text:style-name="P14"><text:tab/>check(m == m1, "not equal");</text:p>
      <text:p text:style-name="P14"><text:tab/></text:p>
      <text:p text:style-name="P14"><text:tab/>matricaB = malloc(m * sizeof(int*));</text:p>
      <text:p text:style-name="P14"><text:tab/>check(matricaB != NULL, "malloc");</text:p>
      <text:p text:style-name="P14"><text:tab/></text:p>
      <text:p text:style-name="P14"><text:tab/>for(int i = 0; i &lt; m; i++)</text:p>
      <text:p text:style-name="P14"><text:tab/>{</text:p>
      <text:p text:style-name="P14"><text:tab/><text:tab/>matricaB[i] = malloc(k * sizeof(int));</text:p>
      <text:p text:style-name="P14"><text:tab/><text:tab/>check(matricaB[i] != NULL, "malloc");</text:p>
      <text:p text:style-name="P14"><text:tab/>}</text:p>
      <text:p text:style-name="P14"><text:tab/></text:p>
      <text:p text:style-name="P14"><text:tab/>for(int i = 0; i &lt; m; i++)</text:p>
      <text:p text:style-name="P14"><text:tab/><text:tab/>for(int j = 0; j &lt; k; j++)</text:p>
      <text:p text:style-name="P14"><text:tab/><text:tab/><text:tab/>scanf("%d", &amp;matricaB[i][j]);</text:p>
      <text:p text:style-name="P14"><text:tab/></text:p>
      <text:p text:style-name="P14"><text:tab/>matricaC = malloc(n * sizeof(int*));</text:p>
      <text:p text:style-name="P14"><text:tab/>check(matricaC != NULL, "malloc");</text:p>
      <text:p text:style-name="P14"><text:tab/></text:p>
      <text:p text:style-name="P14"><text:tab/>for(int i = 0; i &lt; n; i++)</text:p>
      <text:p text:style-name="P14"><text:tab/>{</text:p>
      <text:p text:style-name="P14"><text:tab/><text:tab/>matricaC[i] = malloc(k * sizeof(int));</text:p>
      <text:p text:style-name="P14"><text:tab/><text:tab/>check(matricaC[i] != NULL, "malloc");</text:p>
      <text:p text:style-name="P14"><text:tab/>}</text:p>
      <text:p text:style-name="P14"><text:tab/></text:p>
      <text:p text:style-name="P14"><text:tab/>pthread_t* tids = malloc(n * k * sizeof(pthread_t));</text:p>
      <text:p text:style-name="P14"><text:tab/>check(tids != NULL, "malloc");</text:p>
      <text:p text:style-name="P14"><text:tab/>data_t *args = malloc(n * k * sizeof(data_t));</text:p>
      <text:p text:style-name="P14"><text:tab/>check(args != NULL, "malloc");</text:p>
      <text:p text:style-name="P14"><text:soft-page-break/><text:tab/></text:p>
      <text:p text:style-name="P14"><text:tab/>for(int i = 0; i &lt; n * k; i++)</text:p>
      <text:p text:style-name="P14"><text:tab/>{</text:p>
      <text:p text:style-name="P14"><text:tab/><text:tab/>args[i].idx = i;</text:p>
      <text:p text:style-name="P14"><text:tab/><text:tab/>check_pthread(pthread_create(&amp;tids[i], NULL, threadFunc, &amp;args[i]), "pthread_create");</text:p>
      <text:p text:style-name="P14"><text:tab/>}</text:p>
      <text:p text:style-name="P14"><text:tab/></text:p>
      <text:p text:style-name="P14"><text:tab/>for(int i = 0; i &lt; n * k; i++)</text:p>
      <text:p text:style-name="P14"><text:tab/>{</text:p>
      <text:p text:style-name="P14"><text:tab/><text:tab/>check_pthread(pthread_join(tids[i], NULL), "pthread_join");</text:p>
      <text:p text:style-name="P14"><text:tab/>}</text:p>
      <text:p text:style-name="P14"><text:tab/></text:p>
      <text:p text:style-name="P14"><text:tab/>for(int i = 0; i &lt; n; i++)</text:p>
      <text:p text:style-name="P14"><text:tab/>{</text:p>
      <text:p text:style-name="P14"><text:tab/><text:tab/>for(int j = 0; j &lt; k; j++)</text:p>
      <text:p text:style-name="P14"><text:tab/><text:tab/><text:tab/>printf("%d ", matricaC[i][j]);</text:p>
      <text:p text:style-name="P14"><text:tab/><text:tab/>printf("\n");</text:p>
      <text:p text:style-name="P14"><text:tab/>}</text:p>
      <text:p text:style-name="P14"><text:tab/><text:tab/></text:p>
      <text:p text:style-name="P14"><text:tab/>printf("%d", globalMax);</text:p>
      <text:p text:style-name="P14"><text:tab/></text:p>
      <text:p text:style-name="P14"><text:tab/>for(int i = 0; i &lt; n; i++)</text:p>
      <text:p text:style-name="P14"><text:tab/><text:tab/>free(matricaA[i]);</text:p>
      <text:p text:style-name="P14"><text:tab/>free(matricaA);</text:p>
      <text:p text:style-name="P14"><text:tab/></text:p>
      <text:p text:style-name="P14"><text:tab/>for(int i = 0; i &lt; m; i++)</text:p>
      <text:p text:style-name="P14"><text:tab/><text:tab/>free(matricaB[i]);</text:p>
      <text:p text:style-name="P14"><text:tab/>free(matricaB);</text:p>
      <text:p text:style-name="P14"><text:tab/></text:p>
      <text:p text:style-name="P14"><text:tab/>for(int i = 0; i &lt; n; i++)</text:p>
      <text:p text:style-name="P14"><text:tab/><text:tab/>free(matricaC[i]);</text:p>
      <text:p text:style-name="P14"><text:tab/>free(matricaC);</text:p>
      <text:p text:style-name="P14"><text:tab/></text:p>
      <text:p text:style-name="P14"><text:tab/>free(tids);</text:p>
      <text:p text:style-name="P14"><text:tab/>free(args);</text:p>
      <text:p text:style-name="P14"><text:tab/></text:p>
      <text:p text:style-name="P14"><text:tab/>return 0;</text:p>
      <text:p text:style-name="P14">}</text:p>
      <text:p text:style-name="P14"/>
      <text:p text:style-name="P14">4. Napisati program koji kao argument komandne linije prima putanju do fajla. Fajl sadrzi tekst u kome se nalaze brojevi. Program treba da cita rec po rec (maksimalna duzina reci 256) 1 ukoliko je procitana rec broj, da se potrudi da ga zakljuca za citanje. Ukoliko je broj ne moze da se zakljuca, program normalno nastavlja dalje sa obradom. Ispisati na standardni izlaz broj uspesno zakljucanih brojeva (ispis je samo jedan broj). Proveriti broj argumenata komandne linije i da li fail postoji (exit code l'ako nesto od toga nije ispunjeno).</text:p>
      <text:p text:style-name="P14"/>
      <text:p text:style-name="P14">#include &lt;stdio.h&gt;</text:p>
      <text:p text:style-name="P14">#include &lt;stdlib.h&gt;</text:p>
      <text:p text:style-name="P14"/>
      <text:p text:style-name="P14">#include &lt;unistd.h&gt;</text:p>
      <text:p text:style-name="P14">#include &lt;fcntl.h&gt;</text:p>
      <text:p text:style-name="P14"><text:soft-page-break/>#include &lt;errno.h&gt;</text:p>
      <text:p text:style-name="P14">#include &lt;string.h&gt;</text:p>
      <text:p text:style-name="P14"/>
      <text:p text:style-name="P14">#define check(expr, msg) \</text:p>
      <text:p text:style-name="P14"><text:tab/>do { \</text:p>
      <text:p text:style-name="P14"><text:tab/><text:tab/>if(!(expr)) { \</text:p>
      <text:p text:style-name="P14"><text:tab/><text:tab/><text:tab/>perror(msg); \</text:p>
      <text:p text:style-name="P14"><text:tab/><text:tab/><text:tab/>exit(EXIT_FAILURE); \</text:p>
      <text:p text:style-name="P14"><text:tab/><text:tab/>} \</text:p>
      <text:p text:style-name="P14"><text:tab/>} while(0)</text:p>
      <text:p text:style-name="P14"><text:tab/></text:p>
      <text:p text:style-name="P14">#define MAX_SIZE (256)</text:p>
      <text:p text:style-name="P14"/>
      <text:p text:style-name="P14">int main(int argc, char **argv)</text:p>
      <text:p text:style-name="P14">{</text:p>
      <text:p text:style-name="P14"><text:tab/>check(argc == 2, "Usage: ./4 pathToFile");</text:p>
      <text:p text:style-name="P14"><text:tab/></text:p>
      <text:p text:style-name="P14"><text:tab/>int cnt = 0;</text:p>
      <text:p text:style-name="P14"><text:tab/>FILE *f = fopen(argv[1], "r");</text:p>
      <text:p text:style-name="P14"><text:tab/>check(f != NULL, "fopen");</text:p>
      <text:p text:style-name="P14"><text:tab/></text:p>
      <text:p text:style-name="P14"><text:tab/>int fd = fileno(f);</text:p>
      <text:p text:style-name="P14"><text:tab/>check(fd != -1, "fileno");</text:p>
      <text:p text:style-name="P14"><text:tab/></text:p>
      <text:p text:style-name="P14"><text:tab/>struct flock lock;</text:p>
      <text:p text:style-name="P14"/>
      <text:p text:style-name="P14"><text:tab/>char buffer[MAX_SIZE];</text:p>
      <text:p text:style-name="P14"><text:tab/></text:p>
      <text:p text:style-name="P14"><text:tab/>while(!feof(f))</text:p>
      <text:p text:style-name="P14"><text:tab/>{</text:p>
      <text:p text:style-name="P14"><text:tab/><text:tab/>char *err = buffer;</text:p>
      <text:p text:style-name="P14"><text:tab/><text:tab/>memset(buffer, 0, MAX_SIZE);</text:p>
      <text:p text:style-name="P14"><text:tab/><text:tab/>fscanf(f, "%s", buffer);</text:p>
      <text:p text:style-name="P14"><text:tab/><text:tab/></text:p>
      <text:p text:style-name="P14"><text:tab/><text:tab/>int num = strtol(buffer, &amp;err, 10);</text:p>
      <text:p text:style-name="P14"><text:tab/><text:tab/>if(err == buffer || *err != '\0')</text:p>
      <text:p text:style-name="P14"><text:tab/><text:tab/><text:tab/>continue;</text:p>
      <text:p text:style-name="P14"><text:tab/><text:tab/></text:p>
      <text:p text:style-name="P14"><text:tab/><text:tab/>int len = strlen(buffer);</text:p>
      <text:p text:style-name="P14"><text:tab/><text:tab/></text:p>
      <text:p text:style-name="P14"><text:tab/><text:tab/>lock.l_type = F_RDLCK;</text:p>
      <text:p text:style-name="P14"><text:tab/><text:tab/>lock.l_whence = SEEK_SET;</text:p>
      <text:p text:style-name="P14"><text:tab/><text:tab/>lock.l_start = ftell(f);</text:p>
      <text:p text:style-name="P14"><text:tab/><text:tab/>lock.l_len = -len;</text:p>
      <text:p text:style-name="P14"><text:tab/><text:tab/></text:p>
      <text:p text:style-name="P14"><text:tab/><text:tab/>int res = fcntl(fd, F_SETLK, &amp;lock);</text:p>
      <text:p text:style-name="P14"><text:tab/><text:tab/>if(res == -1)</text:p>
      <text:p text:style-name="P14"><text:tab/><text:tab/>{</text:p>
      <text:p text:style-name="P14"><text:tab/><text:tab/><text:tab/>if(errno != EACCES &amp;&amp; errno != EAGAIN)</text:p>
      <text:p text:style-name="P14"><text:tab/><text:tab/><text:tab/><text:tab/>check(0, "fcntl");</text:p>
      <text:p text:style-name="P14"><text:tab/><text:tab/>}</text:p>
      <text:p text:style-name="P14"><text:tab/><text:tab/>else</text:p>
      <text:p text:style-name="P14"><text:soft-page-break/><text:tab/><text:tab/>{</text:p>
      <text:p text:style-name="P14"><text:tab/><text:tab/><text:tab/>cnt++;</text:p>
      <text:p text:style-name="P14"><text:tab/><text:tab/>}</text:p>
      <text:p text:style-name="P14"><text:tab/>}</text:p>
      <text:p text:style-name="P14"><text:tab/></text:p>
      <text:p text:style-name="P14"><text:tab/>lock.l_type = F_UNLCK;</text:p>
      <text:p text:style-name="P14"><text:tab/>lock.l_whence = SEEK_SET;</text:p>
      <text:p text:style-name="P14"><text:tab/>lock.l_start = 0;</text:p>
      <text:p text:style-name="P14"><text:tab/>lock.l_len = 0;</text:p>
      <text:p text:style-name="P14"><text:tab/>check(fcntl(fd, F_SETLK, &amp;lock) != -1, "unlocking failed");</text:p>
      <text:p text:style-name="P14"><text:tab/></text:p>
      <text:p text:style-name="P14"><text:tab/>printf("%d\n", cnt);</text:p>
      <text:p text:style-name="P14"><text:tab/></text:p>
      <text:p text:style-name="P14"><text:tab/>fclose(f);</text:p>
      <text:p text:style-name="P14"><text:tab/></text:p>
      <text:p text:style-name="P14"><text:tab/>return 0;</text:p>
      <text:p text:style-name="P14">}</text:p>
      <text:p text:style-name="P14"/>
      <text:p text:style-name="P14">5. Napisati program koji kao argumente komandne linije prima ime objekta deljene memorije. Potrebno ucitati strukturu (ARRAY_MAX je 1024):</text:p>
      <text:p text:style-name="P14"/>
      <text:p text:style-name="P14">typedef struct {</text:p>
      <text:p text:style-name="P14"/>
      <text:p text:style-name="P14">sem_t inDataReady;</text:p>
      <text:p text:style-name="P14"/>
      <text:p text:style-name="P14">float array[ARRAY_MAX];</text:p>
      <text:p text:style-name="P14"/>
      <text:p text:style-name="P14">unsigned arrayLen;,</text:p>
      <text:p text:style-name="P14"/>
      <text:p text:style-name="P14">} OsInputData;</text:p>
      <text:p text:style-name="P14"/>
      <text:p text:style-name="P14">i ispisati na standardni izlaz standardnu devijaciju niza. Dodatno, pre bilo kakvog obrade, potrebno je sacekati na semafor inDataReady (pretpostaviti da je ispravno inicijalizovan). Standardna devijacija se racuna kao:</text:p>
      <text:p text:style-name="P14"/>
      <text:p text:style-name="P14">#define _XOPEN_SOURCE 700</text:p>
      <text:p text:style-name="P14">#include &lt;sys/types.h&gt;</text:p>
      <text:p text:style-name="P14">#include &lt;sys/stat.h&gt;</text:p>
      <text:p text:style-name="P14">#include &lt;fcntl.h&gt;</text:p>
      <text:p text:style-name="P14">#include &lt;unistd.h&gt;</text:p>
      <text:p text:style-name="P14"/>
      <text:p text:style-name="P14">#include &lt;stdio.h&gt;</text:p>
      <text:p text:style-name="P14">#include &lt;stdlib.h&gt;</text:p>
      <text:p text:style-name="P14">#include &lt;stdint.h&gt;</text:p>
      <text:p text:style-name="P14">#include &lt;stdbool.h&gt;</text:p>
      <text:p text:style-name="P14"/>
      <text:p text:style-name="P14">#include &lt;errno.h&gt;</text:p>
      <text:p text:style-name="P14">#include &lt;sys/mman.h&gt;</text:p>
      <text:p text:style-name="P14">#include &lt;semaphore.h&gt;</text:p>
      <text:p text:style-name="P14">#include &lt;math.h&gt;</text:p>
      <text:p text:style-name="P14"/>
      <text:p text:style-name="P14">#define check(expr, msg) \</text:p>
      <text:p text:style-name="P14"><text:soft-page-break/><text:tab/>do { \</text:p>
      <text:p text:style-name="P14"><text:tab/><text:tab/>if(!(expr)) { \</text:p>
      <text:p text:style-name="P14"><text:tab/><text:tab/><text:tab/>perror(msg); \</text:p>
      <text:p text:style-name="P14"><text:tab/><text:tab/><text:tab/>exit(EXIT_FAILURE); \</text:p>
      <text:p text:style-name="P14"><text:tab/><text:tab/>} \</text:p>
      <text:p text:style-name="P14"><text:tab/>} while(0)</text:p>
      <text:p text:style-name="P14"/>
      <text:p text:style-name="P14">#define MAX_SIZE (1024)<text:tab/><text:tab/></text:p>
      <text:p text:style-name="P14"/>
      <text:p text:style-name="P14">typedef struct {</text:p>
      <text:p text:style-name="P14"><text:tab/>sem_t inDataReady;</text:p>
      <text:p text:style-name="P14"><text:tab/>float array[MAX_SIZE];</text:p>
      <text:p text:style-name="P14"><text:tab/>int arrayLen;</text:p>
      <text:p text:style-name="P14">} osInputData;</text:p>
      <text:p text:style-name="P14"/>
      <text:p text:style-name="P14">void* osGetMemoryBlock(const char* path, int* size);</text:p>
      <text:p text:style-name="P14"/>
      <text:p text:style-name="P14">int main(int argc, char** argv) {</text:p>
      <text:p text:style-name="P14"><text:tab/></text:p>
      <text:p text:style-name="P14"><text:tab/>check(argc == 2, "./5 pathToFile");</text:p>
      <text:p text:style-name="P14"><text:tab/></text:p>
      <text:p text:style-name="P14"><text:tab/>int size = 0;</text:p>
      <text:p text:style-name="P14"><text:tab/>osInputData* data = osGetMemoryBlock(argv[1], &amp;size);</text:p>
      <text:p text:style-name="P14"><text:tab/></text:p>
      <text:p text:style-name="P14"><text:tab/>check(sem_wait(&amp;(data-&gt;inDataReady)) != -1, "sem wait failed");</text:p>
      <text:p text:style-name="P14"><text:tab/></text:p>
      <text:p text:style-name="P14"><text:tab/>float sum = 0;</text:p>
      <text:p text:style-name="P14"><text:tab/>int i = 0;</text:p>
      <text:p text:style-name="P14"><text:tab/>for (i = 0; i &lt; data-&gt;arrayLen; i++) {</text:p>
      <text:p text:style-name="P14"><text:tab/><text:tab/>sum += data-&gt;array[i];</text:p>
      <text:p text:style-name="P14"><text:tab/>}</text:p>
      <text:p text:style-name="P14"><text:tab/>sum /= data-&gt;arrayLen;</text:p>
      <text:p text:style-name="P14"><text:tab/></text:p>
      <text:p text:style-name="P14"><text:tab/>float stdDev = 0;</text:p>
      <text:p text:style-name="P14"><text:tab/>for (i = 0; i &lt; data-&gt;arrayLen; i++) </text:p>
      <text:p text:style-name="P14"><text:tab/>{</text:p>
      <text:p text:style-name="P14"><text:tab/><text:tab/>stdDev += (data-&gt;array[i] - sum)*(data-&gt;array[i] - sum);</text:p>
      <text:p text:style-name="P14"><text:tab/>}</text:p>
      <text:p text:style-name="P14"><text:tab/>stdDev = sqrt(stdDev / data-&gt;arrayLen);</text:p>
      <text:p text:style-name="P14"><text:tab/></text:p>
      <text:p text:style-name="P14"><text:tab/>printf("%f\n", stdDev);</text:p>
      <text:p text:style-name="P14"><text:tab/></text:p>
      <text:p text:style-name="P14"><text:tab/>check(munmap(data, size) != -1, "munmap failed");</text:p>
      <text:p text:style-name="P14"><text:tab/></text:p>
      <text:p text:style-name="P14"><text:tab/>exit(EXIT_SUCCESS);</text:p>
      <text:p text:style-name="P14">}</text:p>
      <text:p text:style-name="P14"/>
      <text:p text:style-name="P14">void* osGetMemoryBlock(const char* path, int* size) {</text:p>
      <text:p text:style-name="P14"><text:tab/></text:p>
      <text:p text:style-name="P14"><text:tab/>int memFd = shm_open(path, O_RDWR, 0600);</text:p>
      <text:p text:style-name="P14"><text:tab/>check(memFd != -1, "shmopen failed");</text:p>
      <text:p text:style-name="P14"><text:tab/></text:p>
      <text:p text:style-name="P14"><text:soft-page-break/><text:tab/>struct stat fInfo;</text:p>
      <text:p text:style-name="P14"><text:tab/>check(fstat(memFd, &amp;fInfo) != -1, "stat failed");</text:p>
      <text:p text:style-name="P14"><text:tab/>*size = fInfo.st_size;</text:p>
      <text:p text:style-name="P14"><text:tab/></text:p>
      <text:p text:style-name="P14"><text:tab/>void* addr;</text:p>
      <text:p text:style-name="P14"><text:tab/>check((addr = mmap(0, *size, PROT_READ | PROT_WRITE, MAP_SHARED, memFd, 0)) != MAP_FAILED, "mmap failed");</text:p>
      <text:p text:style-name="P14"><text:tab/></text:p>
      <text:p text:style-name="P14"><text:tab/>return addr;</text:p>
      <text:p text:style-name="P14">}</text:p>
      <text:p text:style-name="P14"/>
      <text:p text:style-name="P6">Jun2 2017:</text:p>
      <text:p text:style-name="P6"/>
      <text:p text:style-name="P15">1. Napisati program koji za trenutak pokretanja ispisuje na standardni izlaz koji je broj nedelje u godini (nedelje se broje pocevsi od prvog ponedeljka u godini). Ispis je samo jedan broj.</text:p>
      <text:p text:style-name="P15"/>
      <text:p text:style-name="P15">2. Napisati program koji u dete procesu pokrece komandu find type f i prosledjuje rezultat roditelju. Roditeljski proces treba da ispise broj fajlova cija ekstenzija odgovara ekstenziji koja se dobija kao argument komandne linije. Pokretanje: /2.txt. Pomoc: otvoriti pipe i izvrsiti redirekciju u detetu tako da se stdout deteta preusmeri kroz pipe ka roditelju, a zatim nakon toga pozvati odgovarajuci exec u detetu; u roditelju citati iz pipe-a liniju po liniju.</text:p>
      <text:p text:style-name="P15"/>
      <text:p text:style-name="P15">#define _XOPEN_SOURCE 700</text:p>
      <text:p text:style-name="P15">#include &lt;stdio.h&gt;</text:p>
      <text:p text:style-name="P15">#include &lt;stdlib.h&gt;</text:p>
      <text:p text:style-name="P15"/>
      <text:p text:style-name="P15">#include &lt;unistd.h&gt;</text:p>
      <text:p text:style-name="P15">#include &lt;sys/types.h&gt;</text:p>
      <text:p text:style-name="P15">#include &lt;sys/wait.h&gt;</text:p>
      <text:p text:style-name="P15"/>
      <text:p text:style-name="P15">#include &lt;string.h&gt;</text:p>
      <text:p text:style-name="P15"/>
      <text:p text:style-name="P15">#define check(expr, msg) \</text:p>
      <text:p text:style-name="P15"><text:tab/>do{ \</text:p>
      <text:p text:style-name="P15"><text:tab/><text:tab/>if(!(expr)) { \</text:p>
      <text:p text:style-name="P15"><text:tab/><text:tab/><text:tab/>perror(msg); \</text:p>
      <text:p text:style-name="P15"><text:tab/><text:tab/><text:tab/>exit(EXIT_FAILURE); \</text:p>
      <text:p text:style-name="P15"><text:tab/><text:tab/>} \</text:p>
      <text:p text:style-name="P15"><text:tab/>} while(0)</text:p>
      <text:p text:style-name="P15"><text:tab/></text:p>
      <text:p text:style-name="P15">#define RD_END (0)</text:p>
      <text:p text:style-name="P15">#define WR_END (1)</text:p>
      <text:p text:style-name="P15"/>
      <text:p text:style-name="P15">int main(int argc, char **argv)</text:p>
      <text:p text:style-name="P15">{</text:p>
      <text:p text:style-name="P15"><text:tab/>check(argc == 2, "./1 pathToFile");</text:p>
      <text:p text:style-name="P15"><text:tab/></text:p>
      <text:p text:style-name="P15"><text:tab/>int cld2par[2];</text:p>
      <text:p text:style-name="P15"><text:tab/>check(pipe(cld2par) != -1, "pipe");</text:p>
      <text:p text:style-name="P15"><text:tab/></text:p>
      <text:p text:style-name="P15"><text:tab/>int childPid = fork();</text:p>
      <text:p text:style-name="P15"><text:tab/>check(childPid != -1, "fork");</text:p>
      <text:p text:style-name="P15"><text:soft-page-break/><text:tab/></text:p>
      <text:p text:style-name="P15"><text:tab/>char *ext;</text:p>
      <text:p text:style-name="P15"><text:tab/>ext = strrchr(argv[1], '.');</text:p>
      <text:p text:style-name="P15"><text:tab/>check(ext != NULL, "strrchr");</text:p>
      <text:p text:style-name="P15"><text:tab/>strncat(ext, "\n", 1);</text:p>
      <text:p text:style-name="P15"><text:tab/></text:p>
      <text:p text:style-name="P15"><text:tab/>int cnt = 0;</text:p>
      <text:p text:style-name="P15"><text:tab/></text:p>
      <text:p text:style-name="P15"><text:tab/>if(childPid &gt; 0) //parent</text:p>
      <text:p text:style-name="P15"><text:tab/>{</text:p>
      <text:p text:style-name="P15"><text:tab/><text:tab/>close(cld2par[WR_END]);</text:p>
      <text:p text:style-name="P15"><text:tab/><text:tab/></text:p>
      <text:p text:style-name="P15"><text:tab/><text:tab/>FILE *f = fdopen(cld2par[RD_END], "r");</text:p>
      <text:p text:style-name="P15"><text:tab/><text:tab/>check(f != NULL, "fdopen");</text:p>
      <text:p text:style-name="P15"><text:tab/><text:tab/></text:p>
      <text:p text:style-name="P15"><text:tab/><text:tab/>size_t lineLen = 0;</text:p>
      <text:p text:style-name="P15"><text:tab/><text:tab/>char *line = NULL;</text:p>
      <text:p text:style-name="P15"><text:tab/><text:tab/></text:p>
      <text:p text:style-name="P15"><text:tab/><text:tab/>while(getline(&amp;line, &amp;lineLen, f) != -1)</text:p>
      <text:p text:style-name="P15"><text:tab/><text:tab/>{</text:p>
      <text:p text:style-name="P15"><text:tab/><text:tab/><text:tab/>char *sub;</text:p>
      <text:p text:style-name="P15"><text:tab/><text:tab/><text:tab/>sub = strrchr(line, '.');</text:p>
      <text:p text:style-name="P15"><text:tab/><text:tab/><text:tab/></text:p>
      <text:p text:style-name="P15"><text:tab/><text:tab/><text:tab/>if(!strcmp(sub, ext))</text:p>
      <text:p text:style-name="P15"><text:tab/><text:tab/><text:tab/><text:tab/>cnt++;</text:p>
      <text:p text:style-name="P15"><text:tab/><text:tab/>}</text:p>
      <text:p text:style-name="P15"><text:tab/><text:tab/></text:p>
      <text:p text:style-name="P15"><text:tab/><text:tab/>printf("%d", cnt);</text:p>
      <text:p text:style-name="P15"><text:tab/><text:tab/></text:p>
      <text:p text:style-name="P15"><text:tab/><text:tab/>free(line);</text:p>
      <text:p text:style-name="P15"><text:tab/><text:tab/>fclose(f);</text:p>
      <text:p text:style-name="P15"><text:tab/><text:tab/></text:p>
      <text:p text:style-name="P15"><text:tab/><text:tab/>close(cld2par[RD_END]);</text:p>
      <text:p text:style-name="P15"><text:tab/>}</text:p>
      <text:p text:style-name="P15"><text:tab/>else //child</text:p>
      <text:p text:style-name="P15"><text:tab/>{</text:p>
      <text:p text:style-name="P15"><text:tab/><text:tab/>close(cld2par[RD_END]);</text:p>
      <text:p text:style-name="P15"><text:tab/><text:tab/></text:p>
      <text:p text:style-name="P15"><text:tab/><text:tab/>check(dup2(cld2par[WR_END], STDOUT_FILENO) != -1, "dup2");</text:p>
      <text:p text:style-name="P15"><text:tab/><text:tab/></text:p>
      <text:p text:style-name="P15"><text:tab/><text:tab/>check(execlp("find", "find", ".", "-type", "f", NULL) != -1, "execlp");</text:p>
      <text:p text:style-name="P15"><text:tab/><text:tab/></text:p>
      <text:p text:style-name="P15"><text:tab/><text:tab/>close(cld2par[WR_END]);</text:p>
      <text:p text:style-name="P15"><text:tab/><text:tab/></text:p>
      <text:p text:style-name="P15"><text:tab/><text:tab/>exit(EXIT_SUCCESS);</text:p>
      <text:p text:style-name="P15"><text:tab/>}</text:p>
      <text:p text:style-name="P15"><text:tab/></text:p>
      <text:p text:style-name="P15"><text:tab/>int status = 0;</text:p>
      <text:p text:style-name="P15"><text:tab/>check(wait(&amp;status) != -1, "wait");</text:p>
      <text:p text:style-name="P15"><text:tab/></text:p>
      <text:p text:style-name="P15"><text:tab/>return 0;</text:p>
      <text:p text:style-name="P15">}</text:p>
      <text:p text:style-name="P15"><text:soft-page-break/>3. Napisati program koji kad argument komandne linije prima putanju do fajla i dve reci. U navedenom fajlu program treba da zameni sva pojavljivanja prve reci sa drugom reci (pretpostaviti da su reci iste duzine). Pre nego sto prepise staru rec, program treba da je zakljuca. Ukoliko je druge proces vec zakljucao neko pojavljivanje reci, nastaviti normalno sa obradom bez zamene reci. Dodatno, potrebno je ispisati broj reci koje nisu zamenjene (zbog toga sto je drugi proces drzao katanac). Maksimalna duzina reci u fajlu je 256.</text:p>
      <text:p text:style-name="P15"/>
      <text:p text:style-name="P15">#define _XOPEN_SOURCE 700</text:p>
      <text:p text:style-name="P15">#include &lt;stdio.h&gt;</text:p>
      <text:p text:style-name="P15">#include &lt;stdlib.h&gt;</text:p>
      <text:p text:style-name="P15"/>
      <text:p text:style-name="P15">#include &lt;unistd.h&gt;</text:p>
      <text:p text:style-name="P15">#include &lt;fcntl.h&gt;</text:p>
      <text:p text:style-name="P15">#include &lt;errno.h&gt;</text:p>
      <text:p text:style-name="P15">#include &lt;string.h&gt;</text:p>
      <text:p text:style-name="P15"/>
      <text:p text:style-name="P15">#define check(expr, msg) \</text:p>
      <text:p text:style-name="P15"><text:tab/>do{ \</text:p>
      <text:p text:style-name="P15"><text:tab/><text:tab/>if(!(expr)) { \</text:p>
      <text:p text:style-name="P15"><text:tab/><text:tab/><text:tab/>perror(msg); \</text:p>
      <text:p text:style-name="P15"><text:tab/><text:tab/><text:tab/>exit(EXIT_FAILURE); \</text:p>
      <text:p text:style-name="P15"><text:tab/><text:tab/>} \</text:p>
      <text:p text:style-name="P15"><text:tab/>} while(0)</text:p>
      <text:p text:style-name="P15"/>
      <text:p text:style-name="P15">#define MAX_SIZE (256)</text:p>
      <text:p text:style-name="P15"/>
      <text:p text:style-name="P15">int main(int argc, char **argv)</text:p>
      <text:p text:style-name="P15">{</text:p>
      <text:p text:style-name="P15"><text:tab/>check(argc == 4, "./3 pathToFile str1 str2");</text:p>
      <text:p text:style-name="P15"><text:tab/></text:p>
      <text:p text:style-name="P15"><text:tab/>FILE *f = fopen(argv[1], "r+");</text:p>
      <text:p text:style-name="P15"><text:tab/>check(f != NULL, "fopen");</text:p>
      <text:p text:style-name="P15"><text:tab/></text:p>
      <text:p text:style-name="P15"><text:tab/>int fd = fileno(f);</text:p>
      <text:p text:style-name="P15"><text:tab/>check(fd != -1, "open");</text:p>
      <text:p text:style-name="P15"><text:tab/></text:p>
      <text:p text:style-name="P15"><text:tab/>struct flock lock;</text:p>
      <text:p text:style-name="P15"><text:tab/>char buf[MAX_SIZE];</text:p>
      <text:p text:style-name="P15"><text:tab/>unsigned int cnt = 0;</text:p>
      <text:p text:style-name="P15"><text:tab/>while(!feof(f))</text:p>
      <text:p text:style-name="P15"><text:tab/>{</text:p>
      <text:p text:style-name="P15"><text:tab/><text:tab/>memset(buf, 0, MAX_SIZE);</text:p>
      <text:p text:style-name="P15"><text:tab/><text:tab/>fscanf(f, "%s", buf);</text:p>
      <text:p text:style-name="P15"><text:tab/><text:tab/>int len = strlen(buf);</text:p>
      <text:p text:style-name="P15"><text:tab/><text:tab/></text:p>
      <text:p text:style-name="P15"><text:tab/><text:tab/>if(strcmp(argv[2], buf))</text:p>
      <text:p text:style-name="P15"><text:tab/><text:tab/><text:tab/>continue;</text:p>
      <text:p text:style-name="P15"><text:tab/><text:tab/></text:p>
      <text:p text:style-name="P15"><text:tab/><text:tab/>lock.l_type = F_WRLCK;</text:p>
      <text:p text:style-name="P15"><text:tab/><text:tab/>lock.l_whence = SEEK_SET;</text:p>
      <text:p text:style-name="P15"><text:tab/><text:tab/>lock.l_start = ftell(f);</text:p>
      <text:p text:style-name="P15"><text:tab/><text:tab/>lock.l_len = -len;</text:p>
      <text:p text:style-name="P15"><text:soft-page-break/><text:tab/><text:tab/></text:p>
      <text:p text:style-name="P15"><text:tab/><text:tab/>int res = fcntl(fd, F_SETLK, &amp;lock);</text:p>
      <text:p text:style-name="P15"><text:tab/><text:tab/>if(res == -1)</text:p>
      <text:p text:style-name="P15"><text:tab/><text:tab/>{</text:p>
      <text:p text:style-name="P15"><text:tab/><text:tab/><text:tab/>if (errno != EACCES &amp;&amp; errno != EAGAIN)</text:p>
      <text:p text:style-name="P15"><text:tab/><text:tab/><text:tab/><text:tab/>check(0, "lock failed");</text:p>
      <text:p text:style-name="P15"><text:tab/><text:tab/><text:tab/>cnt++;</text:p>
      <text:p text:style-name="P15"><text:tab/><text:tab/>}</text:p>
      <text:p text:style-name="P15"><text:tab/><text:tab/>else</text:p>
      <text:p text:style-name="P15"><text:tab/><text:tab/>{</text:p>
      <text:p text:style-name="P15"><text:tab/><text:tab/><text:tab/>check(fseek(f, -len, SEEK_CUR) != -1, "lseek failed");</text:p>
      <text:p text:style-name="P15"><text:tab/><text:tab/><text:tab/>fprintf(f, "%s", argv[3]);</text:p>
      <text:p text:style-name="P15"><text:tab/><text:tab/>}</text:p>
      <text:p text:style-name="P15"><text:tab/>}</text:p>
      <text:p text:style-name="P15"><text:tab/>lock.l_type = F_UNLCK;</text:p>
      <text:p text:style-name="P15"><text:tab/>lock.l_whence = SEEK_SET;</text:p>
      <text:p text:style-name="P15"><text:tab/>lock.l_start = 0;</text:p>
      <text:p text:style-name="P15"><text:tab/>lock.l_len = 0;</text:p>
      <text:p text:style-name="P15"><text:tab/></text:p>
      <text:p text:style-name="P15"><text:tab/>check(fcntl(fd, F_SETLK, &amp;lock) != -1, "fcntl");</text:p>
      <text:p text:style-name="P15"><text:tab/></text:p>
      <text:p text:style-name="P15"><text:tab/>printf("%u", cnt);</text:p>
      <text:p text:style-name="P15"><text:tab/></text:p>
      <text:p text:style-name="P15"><text:tab/>fclose(f);</text:p>
      <text:p text:style-name="P15"><text:tab/></text:p>
      <text:p text:style-name="P15"><text:tab/>return 0;</text:p>
      <text:p text:style-name="P15">}</text:p>
      <text:p text:style-name="P15"/>
      <text:p text:style-name="P15">4. Napisati program koji kao argumente komandne linije prima putanje do FIFO fajlova. Program istovremeno za sve fajlove ceka na dogadjaj da je kroz neki FIFO stigao podatak koriscenjem poll interfejsa. Kroz FIFO fanove pristizu samo celi brojevi, cita se sve dok se ne zatvore svi FIFO fajlovi na strani koja pise u FIFO. Na standardni izlaz ispisati maksimalni procitan broj i naziv FIFO fajla (ne putanju nego NAZIV).</text:p>
      <text:p text:style-name="P15"/>
      <text:p text:style-name="P15">#define _XOPEN_SOURCE 700</text:p>
      <text:p text:style-name="P15">#include &lt;stdio.h&gt;</text:p>
      <text:p text:style-name="P15">#include &lt;stdlib.h&gt;</text:p>
      <text:p text:style-name="P15"/>
      <text:p text:style-name="P15">#include &lt;poll.h&gt;</text:p>
      <text:p text:style-name="P15">#include &lt;sys/types.h&gt;</text:p>
      <text:p text:style-name="P15">#include &lt;sys/stat.h&gt;</text:p>
      <text:p text:style-name="P15">#include &lt;fcntl.h&gt;</text:p>
      <text:p text:style-name="P15">#include &lt;string.h&gt;</text:p>
      <text:p text:style-name="P15"/>
      <text:p text:style-name="P15">#define check(expr, msg) \</text:p>
      <text:p text:style-name="P15"><text:tab/>do{ \</text:p>
      <text:p text:style-name="P15"><text:tab/><text:tab/>if(!(expr)) { \</text:p>
      <text:p text:style-name="P15"><text:tab/><text:tab/><text:tab/>perror(msg); \</text:p>
      <text:p text:style-name="P15"><text:tab/><text:tab/><text:tab/>exit(EXIT_FAILURE); \</text:p>
      <text:p text:style-name="P15"><text:tab/><text:tab/>} \</text:p>
      <text:p text:style-name="P15"><text:tab/>} while(0)</text:p>
      <text:p text:style-name="P15"><text:tab/></text:p>
      <text:p text:style-name="P15"><text:soft-page-break/>int main(int argc, char **argv)</text:p>
      <text:p text:style-name="P15">{</text:p>
      <text:p text:style-name="P15"><text:tab/>check(argc &gt; 2, "./1 pathToFifo pathToFifo ...");</text:p>
      <text:p text:style-name="P15"><text:tab/></text:p>
      <text:p text:style-name="P15"><text:tab/>int numFifos = argc - 1;</text:p>
      <text:p text:style-name="P15"><text:tab/>struct pollfd *fileMonitors = calloc(numFifos, sizeof(struct pollfd));</text:p>
      <text:p text:style-name="P15"><text:tab/>check(fileMonitors != NULL, "calloc");</text:p>
      <text:p text:style-name="P15"><text:tab/>FILE **streams = malloc(numFifos * sizeof(FILE*));</text:p>
      <text:p text:style-name="P15"><text:tab/>check(streams != NULL, "malloc");</text:p>
      <text:p text:style-name="P15"><text:tab/></text:p>
      <text:p text:style-name="P15"><text:tab/>for(int i = 0; i &lt; numFifos; i++)</text:p>
      <text:p text:style-name="P15"><text:tab/>{</text:p>
      <text:p text:style-name="P15"><text:tab/><text:tab/>fileMonitors[i].fd = open(argv[i+1], O_RDONLY | O_NONBLOCK);</text:p>
      <text:p text:style-name="P15"><text:tab/><text:tab/>check(fileMonitors[i].fd != -1, "open");</text:p>
      <text:p text:style-name="P15"><text:tab/><text:tab/></text:p>
      <text:p text:style-name="P15"><text:tab/><text:tab/>fileMonitors[i].events = POLLIN | POLLHUP | POLLERR;</text:p>
      <text:p text:style-name="P15"><text:tab/><text:tab/></text:p>
      <text:p text:style-name="P15"><text:tab/><text:tab/>streams[i] = fdopen(fileMonitors[i].fd, "r");</text:p>
      <text:p text:style-name="P15"><text:tab/><text:tab/>check(streams[i] != NULL ,"fdopen");</text:p>
      <text:p text:style-name="P15"><text:tab/>}</text:p>
      <text:p text:style-name="P15"><text:tab/></text:p>
      <text:p text:style-name="P15"><text:tab/>char *file = NULL;</text:p>
      <text:p text:style-name="P15"><text:tab/>int read_num;</text:p>
      <text:p text:style-name="P15"><text:tab/>int max_num;</text:p>
      <text:p text:style-name="P15"><text:tab/>int init = 0;</text:p>
      <text:p text:style-name="P15"><text:tab/>int numActive = numFifos;</text:p>
      <text:p text:style-name="P15"><text:tab/>while(numActive)</text:p>
      <text:p text:style-name="P15"><text:tab/>{</text:p>
      <text:p text:style-name="P15"><text:tab/><text:tab/>int events = poll(fileMonitors, numFifos, -1);</text:p>
      <text:p text:style-name="P15"><text:tab/><text:tab/>check(events != -1, "poll");</text:p>
      <text:p text:style-name="P15"><text:tab/><text:tab/></text:p>
      <text:p text:style-name="P15"><text:tab/><text:tab/>for(int i = 0; i &lt; numFifos; i++)</text:p>
      <text:p text:style-name="P15"><text:tab/><text:tab/>{</text:p>
      <text:p text:style-name="P15"><text:tab/><text:tab/><text:tab/>if(fileMonitors[i].revents &amp; POLLIN)</text:p>
      <text:p text:style-name="P15"><text:tab/><text:tab/><text:tab/>{</text:p>
      <text:p text:style-name="P15"><text:tab/><text:tab/><text:tab/><text:tab/>while(fscanf(streams[i], "%d", &amp;read_num) == 1)</text:p>
      <text:p text:style-name="P15"><text:tab/><text:tab/><text:tab/><text:tab/>{</text:p>
      <text:p text:style-name="P15"><text:tab/><text:tab/><text:tab/><text:tab/><text:tab/>if(init)</text:p>
      <text:p text:style-name="P15"><text:tab/><text:tab/><text:tab/><text:tab/><text:tab/>{</text:p>
      <text:p text:style-name="P15"><text:tab/><text:tab/><text:tab/><text:tab/><text:tab/><text:tab/>if(read_num &gt; max_num)</text:p>
      <text:p text:style-name="P15"><text:tab/><text:tab/><text:tab/><text:tab/><text:tab/><text:tab/>{</text:p>
      <text:p text:style-name="P15"><text:tab/><text:tab/><text:tab/><text:tab/><text:tab/><text:tab/><text:tab/>max_num = read_num;</text:p>
      <text:p text:style-name="P15"><text:tab/><text:tab/><text:tab/><text:tab/><text:tab/><text:tab/><text:tab/>file = argv[i + 1];</text:p>
      <text:p text:style-name="P15"><text:tab/><text:tab/><text:tab/><text:tab/><text:tab/><text:tab/>}</text:p>
      <text:p text:style-name="P15"><text:tab/><text:tab/><text:tab/><text:tab/><text:tab/>}</text:p>
      <text:p text:style-name="P15"><text:tab/><text:tab/><text:tab/><text:tab/><text:tab/>else</text:p>
      <text:p text:style-name="P15"><text:tab/><text:tab/><text:tab/><text:tab/><text:tab/>{</text:p>
      <text:p text:style-name="P15"><text:tab/><text:tab/><text:tab/><text:tab/><text:tab/><text:tab/>max_num = read_num;</text:p>
      <text:p text:style-name="P15"><text:tab/><text:tab/><text:tab/><text:tab/><text:tab/><text:tab/>file = argv[i + 1];</text:p>
      <text:p text:style-name="P15"><text:tab/><text:tab/><text:tab/><text:tab/><text:tab/><text:tab/>init = 1;</text:p>
      <text:p text:style-name="P15"><text:tab/><text:tab/><text:tab/><text:tab/><text:tab/>}</text:p>
      <text:p text:style-name="P15"><text:tab/><text:tab/><text:tab/><text:tab/>}</text:p>
      <text:p text:style-name="P15"><text:soft-page-break/><text:tab/><text:tab/><text:tab/><text:tab/></text:p>
      <text:p text:style-name="P15"><text:tab/><text:tab/><text:tab/><text:tab/>fileMonitors[i].revents = 0;</text:p>
      <text:p text:style-name="P15"><text:tab/><text:tab/><text:tab/>}</text:p>
      <text:p text:style-name="P15"><text:tab/><text:tab/><text:tab/>else if(fileMonitors[i].revents &amp; (POLLHUP | POLLERR))</text:p>
      <text:p text:style-name="P15"><text:tab/><text:tab/><text:tab/>{</text:p>
      <text:p text:style-name="P15"><text:tab/><text:tab/><text:tab/><text:tab/>fclose(streams[i]);</text:p>
      <text:p text:style-name="P15"><text:tab/><text:tab/><text:tab/><text:tab/>fileMonitors[i].fd = -1;</text:p>
      <text:p text:style-name="P15"><text:tab/><text:tab/><text:tab/><text:tab/>fileMonitors[i].events = 0;</text:p>
      <text:p text:style-name="P15"><text:tab/><text:tab/><text:tab/><text:tab/>fileMonitors[i].revents = 0;</text:p>
      <text:p text:style-name="P15"><text:tab/><text:tab/><text:tab/><text:tab/>numActive--;</text:p>
      <text:p text:style-name="P15"><text:tab/><text:tab/><text:tab/>}</text:p>
      <text:p text:style-name="P15"><text:tab/><text:tab/>}</text:p>
      <text:p text:style-name="P15"><text:tab/>}</text:p>
      <text:p text:style-name="P15"><text:tab/></text:p>
      <text:p text:style-name="P15"><text:tab/>char *name = strrchr(file, '/');</text:p>
      <text:p text:style-name="P15"><text:tab/>printf("%d %s", max_num, name != NULL ? (name + 1) : file);</text:p>
      <text:p text:style-name="P15"><text:tab/></text:p>
      <text:p text:style-name="P15"><text:tab/>free(fileMonitors);</text:p>
      <text:p text:style-name="P15"><text:tab/>free(streams);</text:p>
      <text:p text:style-name="P15"><text:tab/></text:p>
      <text:p text:style-name="P15"><text:tab/>return 0;</text:p>
      <text:p text:style-name="P15">}</text:p>
      <text:p text:style-name="P15"/>
      <text:p text:style-name="P15">5. Napisati program koji kao argumente komandne linije prima ime objekta deljene memorije. Potrebno ucitati strukturu (ARRAY_MAX je 1024):</text:p>
      <text:p text:style-name="P15"/>
      <text:p text:style-name="P17">typedef struct {</text:p>
      <text:p text:style-name="P17"><text:tab/>sem_t inDataReady;</text:p>
      <text:p text:style-name="P17"><text:tab/>int array[ARRAY_MAX];</text:p>
      <text:p text:style-name="P17"><text:tab/>usigned arrayLen;</text:p>
      <text:p text:style-name="P17">}osInputData;</text:p>
      <text:p text:style-name="P17">I ispisati na stadnardni izlaz brojeve ciji binarni zapis ima bar 4 jedinice u sebi. Dodatno, pre bilo kakve obrade, potrebno je sacekati na semafor inDataReady (pretpostaviti da je ispravno inicijalizovan). Ne postavljati semafor nakon obrade!</text:p>
      <text:p text:style-name="P17"/>
      <text:p text:style-name="P17">#include &lt;stdio.h&gt;</text:p>
      <text:p text:style-name="P17">#include &lt;stdlib.h&gt;</text:p>
      <text:p text:style-name="P17"/>
      <text:p text:style-name="P17">#include &lt;sys/types.h&gt;</text:p>
      <text:p text:style-name="P17">#include &lt;sys/stat.h&gt;</text:p>
      <text:p text:style-name="P17">#include &lt;unistd.h&gt;</text:p>
      <text:p text:style-name="P17">#include &lt;sys/mman.h&gt;</text:p>
      <text:p text:style-name="P17">#include &lt;fcntl.h&gt;</text:p>
      <text:p text:style-name="P17">#include &lt;semaphore.h&gt;</text:p>
      <text:p text:style-name="P17"/>
      <text:p text:style-name="P17">#define check(expr, msg) \</text:p>
      <text:p text:style-name="P17"><text:tab/>do{ \</text:p>
      <text:p text:style-name="P17"><text:tab/><text:tab/>if(!(expr)) { \</text:p>
      <text:p text:style-name="P17"><text:tab/><text:tab/><text:tab/>perror(msg); \</text:p>
      <text:p text:style-name="P17"><text:tab/><text:tab/><text:tab/>exit(EXIT_FAILURE); \</text:p>
      <text:p text:style-name="P17"><text:tab/><text:tab/>} \</text:p>
      <text:p text:style-name="P17"><text:tab/>} while(0)</text:p>
      <text:p text:style-name="P17"><text:soft-page-break/></text:p>
      <text:p text:style-name="P17">#define ARRAY_MAX (1024)</text:p>
      <text:p text:style-name="P17"/>
      <text:p text:style-name="P17">typedef struct {</text:p>
      <text:p text:style-name="P17"><text:tab/>sem_t inDataReady;</text:p>
      <text:p text:style-name="P17"><text:tab/>int array[ARRAY_MAX];</text:p>
      <text:p text:style-name="P17"><text:tab/>unsigned arrayLen;</text:p>
      <text:p text:style-name="P17">} osInputData;</text:p>
      <text:p text:style-name="P17"/>
      <text:p text:style-name="P17">void *getMemBlock(const char *path, unsigned *size)</text:p>
      <text:p text:style-name="P17">{</text:p>
      <text:p text:style-name="P17"><text:tab/>int memFd = shm_open(path, O_RDWR, 0600);</text:p>
      <text:p text:style-name="P17"><text:tab/>check(memFd != -1, "shm_open");</text:p>
      <text:p text:style-name="P17"><text:tab/></text:p>
      <text:p text:style-name="P17"><text:tab/>struct stat fInfo;</text:p>
      <text:p text:style-name="P17"><text:tab/>check(fstat(memFd, &amp;fInfo) != -1, "fstat");</text:p>
      <text:p text:style-name="P17"><text:tab/>*size = fInfo.st_size;</text:p>
      <text:p text:style-name="P17"><text:tab/></text:p>
      <text:p text:style-name="P17"><text:tab/>void *addr;</text:p>
      <text:p text:style-name="P17"><text:tab/>addr = mmap(0, *size, PROT_READ | PROT_WRITE, MAP_SHARED, memFd, 0);</text:p>
      <text:p text:style-name="P17"><text:tab/>check(addr != MAP_FAILED, "mmap failed");</text:p>
      <text:p text:style-name="P17"><text:tab/></text:p>
      <text:p text:style-name="P17"><text:tab/>close(memFd);</text:p>
      <text:p text:style-name="P17"><text:tab/>return addr;</text:p>
      <text:p text:style-name="P17">}</text:p>
      <text:p text:style-name="P17"/>
      <text:p text:style-name="P17">int main(int argc, char **argv)</text:p>
      <text:p text:style-name="P17">{</text:p>
      <text:p text:style-name="P17"><text:tab/>check(argc == 2, "./1 pathToFile");</text:p>
      <text:p text:style-name="P17"><text:tab/></text:p>
      <text:p text:style-name="P17"><text:tab/>unsigned size = 0;</text:p>
      <text:p text:style-name="P17"><text:tab/>osInputData *data = getMemBlock(argv[1], &amp;size);</text:p>
      <text:p text:style-name="P17"><text:tab/></text:p>
      <text:p text:style-name="P17"><text:tab/>check(sem_wait(&amp;data-&gt;inDataReady) != -1, "sem_wait");</text:p>
      <text:p text:style-name="P17"><text:tab/></text:p>
      <text:p text:style-name="P17"><text:tab/>for(unsigned i = 0; i &lt; data-&gt;arrayLen; i++)</text:p>
      <text:p text:style-name="P17"><text:tab/>{</text:p>
      <text:p text:style-name="P17"><text:tab/><text:tab/>int num = data-&gt;array[i];</text:p>
      <text:p text:style-name="P17"><text:tab/><text:tab/>int cnt = 0;</text:p>
      <text:p text:style-name="P17"><text:tab/><text:tab/>int cpy = num;</text:p>
      <text:p text:style-name="P17"><text:tab/><text:tab/>do </text:p>
      <text:p text:style-name="P17"><text:tab/><text:tab/>{</text:p>
      <text:p text:style-name="P17"><text:tab/><text:tab/><text:tab/>if(cpy % 2 == 1)</text:p>
      <text:p text:style-name="P17"><text:tab/><text:tab/><text:tab/><text:tab/>cnt++;</text:p>
      <text:p text:style-name="P17"><text:tab/><text:tab/><text:tab/>cpy /= 2;</text:p>
      <text:p text:style-name="P17"><text:tab/><text:tab/>}while(cpy != 0);</text:p>
      <text:p text:style-name="P17"><text:tab/><text:tab/></text:p>
      <text:p text:style-name="P17"><text:tab/><text:tab/>if(cnt &gt;= 4)</text:p>
      <text:p text:style-name="P17"><text:tab/><text:tab/><text:tab/>printf("%d ", num);</text:p>
      <text:p text:style-name="P17"><text:tab/>}</text:p>
      <text:p text:style-name="P17"><text:tab/></text:p>
      <text:p text:style-name="P17"><text:tab/>check(munmap(data, size) != -1, "munmap");</text:p>
      <text:p text:style-name="P17"><text:soft-page-break/><text:tab/>//check(shm_unlink(argv[1]) != -1, "shm_unlink");</text:p>
      <text:p text:style-name="P17"><text:tab/></text:p>
      <text:p text:style-name="P17"><text:tab/>return 0;</text:p>
      <text:p text:style-name="P17">}</text:p>
      <text:p text:style-name="P17"/>
      <text:p text:style-name="P7">Septembar1 2017: </text:p>
      <text:p text:style-name="P7"/>
      <text:p text:style-name="P17">1. Napisati program koji u petlji ucitava rec ne duzu od 63 karaktera sa standardnog ulaza. Nakon ucitavanja reci program ceka da mu se posalje signal SIGUSR1, SIGUSR2 ili SIGTERM (cekanje na signal je u istoj petlji kao citanje stringa). Ukoliko program primi SIGUSR1 na standardni izlaz ispisuje ucitanu rec naopako, ukoliko primi SIGUSR2 ispisuje ucitanu rec u kojoj su mala slova zamenjena velikim slovima, ukoliko primi SIGTERM program prekida sa izvrsavanjem (exit code 0). String obradjivati unutar petlje (u signal handler-u samo postaviti flag koji govori koja operacija treba da se izvrsi). Primer pokretanja (obavezno kompajliranje sa -std=c99).</text:p>
      <text:p text:style-name="P17"/>
      <text:p text:style-name="P17">#include &lt;stdio.h&gt;</text:p>
      <text:p text:style-name="P17">#include &lt;stdlib.h&gt;</text:p>
      <text:p text:style-name="P17"/>
      <text:p text:style-name="P17">#include &lt;signal.h&gt;</text:p>
      <text:p text:style-name="P17">#include &lt;unistd.h&gt;</text:p>
      <text:p text:style-name="P17">#include &lt;string.h&gt;</text:p>
      <text:p text:style-name="P17">#include &lt;stdint.h&gt;</text:p>
      <text:p text:style-name="P17">#include &lt;ctype.h&gt;</text:p>
      <text:p text:style-name="P17"/>
      <text:p text:style-name="P17">#define check(expr, msg) \</text:p>
      <text:p text:style-name="P17"><text:tab/>do { \</text:p>
      <text:p text:style-name="P17"><text:tab/><text:tab/>if(!(expr)) { \</text:p>
      <text:p text:style-name="P17"><text:tab/><text:tab/><text:tab/>perror(msg); \</text:p>
      <text:p text:style-name="P17"><text:tab/><text:tab/><text:tab/>exit(EXIT_FAILURE); \</text:p>
      <text:p text:style-name="P17"><text:tab/><text:tab/>} \</text:p>
      <text:p text:style-name="P17"><text:tab/>} while(0)</text:p>
      <text:p text:style-name="P17"/>
      <text:p text:style-name="P17">#define MAX_SIZE (64)</text:p>
      <text:p text:style-name="P17"/>
      <text:p text:style-name="P17">int _sigusr1 = 0;</text:p>
      <text:p text:style-name="P17">int _sigusr2 = 0;</text:p>
      <text:p text:style-name="P17">int terminate = 0;</text:p>
      <text:p text:style-name="P17"/>
      <text:p text:style-name="P17">void sigHandler(int signum);</text:p>
      <text:p text:style-name="P17"/>
      <text:p text:style-name="P17">int main(int argc, char **argv)</text:p>
      <text:p text:style-name="P17">{</text:p>
      <text:p text:style-name="P17"><text:tab/>check(argc == 1, "./1");</text:p>
      <text:p text:style-name="P17"><text:tab/></text:p>
      <text:p text:style-name="P17"><text:tab/>//printf("%ld\n", (intmax_t)getpid());</text:p>
      <text:p text:style-name="P17"><text:tab/></text:p>
      <text:p text:style-name="P17"><text:tab/>char str[MAX_SIZE];</text:p>
      <text:p text:style-name="P17"><text:tab/></text:p>
      <text:p text:style-name="P17"><text:tab/>do</text:p>
      <text:p text:style-name="P17"><text:tab/>{</text:p>
      <text:p text:style-name="P17"><text:tab/><text:tab/>check(signal(SIGUSR1, sigHandler) != SIG_ERR, "signal");</text:p>
      <text:p text:style-name="P17"><text:tab/><text:tab/>check(signal(SIGUSR2, sigHandler) != SIG_ERR, "signal");</text:p>
      <text:p text:style-name="P17"><text:soft-page-break/><text:tab/><text:tab/>check(signal(SIGTERM, sigHandler) != SIG_ERR, "signal");</text:p>
      <text:p text:style-name="P17"><text:tab/><text:tab/></text:p>
      <text:p text:style-name="P17"><text:tab/><text:tab/>pause();</text:p>
      <text:p text:style-name="P17"><text:tab/><text:tab/></text:p>
      <text:p text:style-name="P17"><text:tab/><text:tab/>if(terminate)</text:p>
      <text:p text:style-name="P17"><text:tab/><text:tab/><text:tab/>break;</text:p>
      <text:p text:style-name="P17"><text:tab/><text:tab/></text:p>
      <text:p text:style-name="P17"><text:tab/><text:tab/>scanf("%s", str);</text:p>
      <text:p text:style-name="P17"><text:tab/><text:tab/></text:p>
      <text:p text:style-name="P17"><text:tab/><text:tab/>if(_sigusr1)</text:p>
      <text:p text:style-name="P17"><text:tab/><text:tab/>{</text:p>
      <text:p text:style-name="P17"><text:tab/><text:tab/><text:tab/>_sigusr1 = 0;</text:p>
      <text:p text:style-name="P17"><text:tab/><text:tab/><text:tab/>int len = strlen(str);</text:p>
      <text:p text:style-name="P17"><text:tab/><text:tab/><text:tab/>int end = len - 1;</text:p>
      <text:p text:style-name="P17"><text:tab/><text:tab/><text:tab/>char res[MAX_SIZE];</text:p>
      <text:p text:style-name="P17"><text:tab/><text:tab/><text:tab/></text:p>
      <text:p text:style-name="P17"><text:tab/><text:tab/><text:tab/>int i;</text:p>
      <text:p text:style-name="P17"><text:tab/><text:tab/><text:tab/>for(i = 0; i &lt; len; i++)</text:p>
      <text:p text:style-name="P17"><text:tab/><text:tab/><text:tab/>{</text:p>
      <text:p text:style-name="P17"><text:tab/><text:tab/><text:tab/><text:tab/>res[i] = str[end];</text:p>
      <text:p text:style-name="P17"><text:tab/><text:tab/><text:tab/><text:tab/>end--;</text:p>
      <text:p text:style-name="P17"><text:tab/><text:tab/><text:tab/>}</text:p>
      <text:p text:style-name="P17"><text:tab/><text:tab/><text:tab/>res[i] = '\0';</text:p>
      <text:p text:style-name="P17"><text:tab/><text:tab/><text:tab/>printf("%s\n", res);</text:p>
      <text:p text:style-name="P17"><text:tab/><text:tab/>}</text:p>
      <text:p text:style-name="P17"><text:tab/><text:tab/>else if(_sigusr2)</text:p>
      <text:p text:style-name="P17"><text:tab/><text:tab/>{</text:p>
      <text:p text:style-name="P17"><text:tab/><text:tab/><text:tab/>_sigusr2 = 0;</text:p>
      <text:p text:style-name="P17"><text:tab/><text:tab/><text:tab/>int len = strlen(str);</text:p>
      <text:p text:style-name="P17"><text:tab/><text:tab/><text:tab/>for(int i = 0; i &lt; len; i++)</text:p>
      <text:p text:style-name="P17"><text:tab/><text:tab/><text:tab/>{</text:p>
      <text:p text:style-name="P17"><text:tab/><text:tab/><text:tab/><text:tab/>str[i] = toupper(str[i]);</text:p>
      <text:p text:style-name="P17"><text:tab/><text:tab/><text:tab/>}</text:p>
      <text:p text:style-name="P17"><text:tab/><text:tab/><text:tab/>printf("%s\n", str);</text:p>
      <text:p text:style-name="P17"><text:tab/><text:tab/>}</text:p>
      <text:p text:style-name="P17"><text:tab/><text:tab/></text:p>
      <text:p text:style-name="P17"><text:tab/>} while(1);</text:p>
      <text:p text:style-name="P17"><text:tab/></text:p>
      <text:p text:style-name="P17"><text:tab/>return 0;</text:p>
      <text:p text:style-name="P17">}</text:p>
      <text:p text:style-name="P17"/>
      <text:p text:style-name="P17">void sigHandler(int signum)</text:p>
      <text:p text:style-name="P17">{</text:p>
      <text:p text:style-name="P17"><text:tab/>switch(signum)</text:p>
      <text:p text:style-name="P17"><text:tab/>{</text:p>
      <text:p text:style-name="P17"><text:tab/><text:tab/>case SIGUSR1:</text:p>
      <text:p text:style-name="P17"><text:tab/><text:tab/><text:tab/>_sigusr1 = 1;</text:p>
      <text:p text:style-name="P17"><text:tab/><text:tab/><text:tab/>break;</text:p>
      <text:p text:style-name="P17"><text:tab/><text:tab/>case SIGUSR2:</text:p>
      <text:p text:style-name="P17"><text:tab/><text:tab/><text:tab/>_sigusr2 = 1;</text:p>
      <text:p text:style-name="P17"><text:tab/><text:tab/><text:tab/>break;</text:p>
      <text:p text:style-name="P17"><text:tab/><text:tab/>case SIGTERM:</text:p>
      <text:p text:style-name="P17"><text:soft-page-break/><text:tab/><text:tab/><text:tab/>terminate = 1;</text:p>
      <text:p text:style-name="P17"><text:tab/><text:tab/><text:tab/>break;</text:p>
      <text:p text:style-name="P17"><text:tab/>}</text:p>
      <text:p text:style-name="P17">}</text:p>
      <text:p text:style-name="P17"/>
      <text:p text:style-name="P18">2. Sa standardnog ulaza se ucitava broj cvorova grafa |V|, a zatim i graf predstavljen matricom povezanosti M dimezija |V|x|V|. Ukoliko postoji grana od cvora i do cvora j onda je M[i][j] = 1, a nula inace. Pokrenuti |V| niti i u svakoj izracunati ulazni stepen odgovarajuceg cvora (u nultoj niti za cvor i=0 itd.). Ispisati indeks cvora sa najvecim ulaznim stepenom iz main funkcije. Koristiti muteks za sinhronizaciju. Primer pokretanja:</text:p>
      <text:p text:style-name="P17"/>
      <text:p text:style-name="P16">#include &lt;stdio.h&gt;</text:p>
      <text:p text:style-name="P16">#include &lt;stdlib.h&gt;</text:p>
      <text:p text:style-name="P16"/>
      <text:p text:style-name="P16">#include &lt;pthread.h&gt;</text:p>
      <text:p text:style-name="P16">#include &lt;errno.h&gt;</text:p>
      <text:p text:style-name="P16"/>
      <text:p text:style-name="P16">#define check(expr, msg) \</text:p>
      <text:p text:style-name="P16"><text:tab/>do { \</text:p>
      <text:p text:style-name="P16"><text:tab/><text:tab/>if(!(expr)) { \</text:p>
      <text:p text:style-name="P16"><text:tab/><text:tab/><text:tab/>perror(msg); \</text:p>
      <text:p text:style-name="P16"><text:tab/><text:tab/><text:tab/>exit(EXIT_FAILURE); \</text:p>
      <text:p text:style-name="P16"><text:tab/><text:tab/>} \</text:p>
      <text:p text:style-name="P16"><text:tab/>} while(0)</text:p>
      <text:p text:style-name="P16"><text:tab/></text:p>
      <text:p text:style-name="P16">#define check_pthread(err, msg) \</text:p>
      <text:p text:style-name="P16"><text:tab/>do { \</text:p>
      <text:p text:style-name="P16"><text:tab/><text:tab/>int _err = err; \</text:p>
      <text:p text:style-name="P16"><text:tab/><text:tab/>if(_err &gt; 0) { \</text:p>
      <text:p text:style-name="P16"><text:tab/><text:tab/><text:tab/>errno = _err; \</text:p>
      <text:p text:style-name="P16"><text:tab/><text:tab/><text:tab/>check(0, msg); \</text:p>
      <text:p text:style-name="P16"><text:tab/><text:tab/>} \</text:p>
      <text:p text:style-name="P16"><text:tab/>} while(0)</text:p>
      <text:p text:style-name="P16"><text:tab/></text:p>
      <text:p text:style-name="P16">typedef struct {</text:p>
      <text:p text:style-name="P16"><text:tab/>int idx;</text:p>
      <text:p text:style-name="P16">} data_t;</text:p>
      <text:p text:style-name="P16"/>
      <text:p text:style-name="P16">int maxGl;</text:p>
      <text:p text:style-name="P16">int maxTh;</text:p>
      <text:p text:style-name="P16">int init = 0;</text:p>
      <text:p text:style-name="P16">int **matrica;</text:p>
      <text:p text:style-name="P16">int v;</text:p>
      <text:p text:style-name="P16">pthread_mutex_t globalMutex = PTHREAD_MUTEX_INITIALIZER;</text:p>
      <text:p text:style-name="P16"/>
      <text:p text:style-name="P16">void *threadFunc(void *arg)</text:p>
      <text:p text:style-name="P16">{</text:p>
      <text:p text:style-name="P16"><text:tab/>data_t *data = (data_t*) arg;</text:p>
      <text:p text:style-name="P16"><text:tab/></text:p>
      <text:p text:style-name="P16"><text:tab/>int in = 0;</text:p>
      <text:p text:style-name="P16"><text:tab/>for(int i = 0; i &lt; v; i++)</text:p>
      <text:p text:style-name="P16"><text:tab/><text:tab/>in += matrica[i][data-&gt;idx];</text:p>
      <text:p text:style-name="P16"><text:soft-page-break/><text:tab/></text:p>
      <text:p text:style-name="P16"><text:tab/>check_pthread(pthread_mutex_lock(&amp;globalMutex), "lock");</text:p>
      <text:p text:style-name="P16"><text:tab/></text:p>
      <text:p text:style-name="P16"><text:tab/>if(init)</text:p>
      <text:p text:style-name="P16"><text:tab/>{</text:p>
      <text:p text:style-name="P16"><text:tab/><text:tab/>if(in &gt; maxGl)</text:p>
      <text:p text:style-name="P16"><text:tab/><text:tab/>{</text:p>
      <text:p text:style-name="P16"><text:tab/><text:tab/><text:tab/>maxGl = in;</text:p>
      <text:p text:style-name="P16"><text:tab/><text:tab/><text:tab/>maxTh = data-&gt;idx;</text:p>
      <text:p text:style-name="P16"><text:tab/><text:tab/>}</text:p>
      <text:p text:style-name="P16"><text:tab/>}</text:p>
      <text:p text:style-name="P16"><text:tab/>else</text:p>
      <text:p text:style-name="P16"><text:tab/>{</text:p>
      <text:p text:style-name="P16"><text:tab/><text:tab/>init = 1;</text:p>
      <text:p text:style-name="P16"><text:tab/><text:tab/>maxGl = in;</text:p>
      <text:p text:style-name="P16"><text:tab/><text:tab/>maxTh = data-&gt;idx;</text:p>
      <text:p text:style-name="P16"><text:tab/>}</text:p>
      <text:p text:style-name="P16"><text:tab/></text:p>
      <text:p text:style-name="P16"><text:tab/>check_pthread(pthread_mutex_unlock(&amp;globalMutex), "unlock");</text:p>
      <text:p text:style-name="P16"><text:tab/></text:p>
      <text:p text:style-name="P16"><text:tab/>return NULL;</text:p>
      <text:p text:style-name="P16">}</text:p>
      <text:p text:style-name="P16"/>
      <text:p text:style-name="P16">int main(int argc, char **argv)</text:p>
      <text:p text:style-name="P16">{</text:p>
      <text:p text:style-name="P16"><text:tab/>check(argc == 1, "./2");</text:p>
      <text:p text:style-name="P16"><text:tab/></text:p>
      <text:p text:style-name="P16"><text:tab/>scanf("%d", &amp;v);</text:p>
      <text:p text:style-name="P16"><text:tab/></text:p>
      <text:p text:style-name="P16"><text:tab/>matrica = malloc(v * sizeof(int*));</text:p>
      <text:p text:style-name="P16"><text:tab/>check(matrica != NULL, "malloc");</text:p>
      <text:p text:style-name="P16"><text:tab/></text:p>
      <text:p text:style-name="P16"><text:tab/>for(int i = 0; i &lt; v; i++)</text:p>
      <text:p text:style-name="P16"><text:tab/>{</text:p>
      <text:p text:style-name="P16"><text:tab/><text:tab/>matrica[i] = malloc(v * sizeof(int));</text:p>
      <text:p text:style-name="P16"><text:tab/><text:tab/>check(matrica[i] != NULL, "malloc");</text:p>
      <text:p text:style-name="P16"><text:tab/>}</text:p>
      <text:p text:style-name="P16"><text:tab/></text:p>
      <text:p text:style-name="P16"><text:tab/>for(int i = 0; i &lt; v; i++)</text:p>
      <text:p text:style-name="P16"><text:tab/><text:tab/>for(int j = 0; j &lt; v; j++)</text:p>
      <text:p text:style-name="P16"><text:tab/><text:tab/><text:tab/>scanf("%d", &amp;matrica[i][j]);</text:p>
      <text:p text:style-name="P16"><text:tab/><text:tab/></text:p>
      <text:p text:style-name="P16"><text:tab/>pthread_t *tids = malloc(v * sizeof(pthread_t));</text:p>
      <text:p text:style-name="P16"><text:tab/>check(tids != NULL, "malloc");</text:p>
      <text:p text:style-name="P16"><text:tab/>data_t *args = malloc(v * sizeof(data_t));</text:p>
      <text:p text:style-name="P16"><text:tab/>check(args != NULL, "malloc");</text:p>
      <text:p text:style-name="P16"><text:tab/></text:p>
      <text:p text:style-name="P16"><text:tab/>for(int i = 0; i &lt; v; i++)</text:p>
      <text:p text:style-name="P16"><text:tab/>{</text:p>
      <text:p text:style-name="P16"><text:tab/><text:tab/>args[i].idx = i;</text:p>
      <text:p text:style-name="P16"><text:tab/><text:tab/>check_pthread(pthread_create(&amp;tids[i], NULL, threadFunc, &amp;args[i]), "pthread_create");</text:p>
      <text:p text:style-name="P16"><text:soft-page-break/><text:tab/>}</text:p>
      <text:p text:style-name="P16"><text:tab/></text:p>
      <text:p text:style-name="P16"><text:tab/>for(int i = 0; i &lt; v; i++)</text:p>
      <text:p text:style-name="P16"><text:tab/><text:tab/>check_pthread(pthread_join(tids[i], NULL), "pthread_join");</text:p>
      <text:p text:style-name="P16"><text:tab/></text:p>
      <text:p text:style-name="P16"><text:tab/>printf("%d", maxTh);</text:p>
      <text:p text:style-name="P16"><text:tab/></text:p>
      <text:p text:style-name="P16"><text:tab/>for(int i = 0; i &lt; v; i++)</text:p>
      <text:p text:style-name="P16"><text:tab/><text:tab/>free(matrica[i]);</text:p>
      <text:p text:style-name="P16"><text:tab/>free(matrica);</text:p>
      <text:p text:style-name="P16"><text:tab/></text:p>
      <text:p text:style-name="P16"><text:tab/>free(tids);</text:p>
      <text:p text:style-name="P16"><text:tab/>free(args);</text:p>
      <text:p text:style-name="P16"><text:tab/></text:p>
      <text:p text:style-name="P16"><text:tab/>return 0;</text:p>
      <text:p text:style-name="P16">}</text:p>
      <text:p text:style-name="P16"/>
      <text:p text:style-name="P18">3. Napisati program koji kao argumente komandne linije prima relativne putanje do FIFO fajlova. Koriscenjem epoll API-ja program istovremeno motri ove fajlove cekajuci na dogadjaj citanja. </text:p>
      <text:p text:style-name="P18">Program cita realne brojeve iz FIFO fajlova sve dok ima brojeva I ispisuje relativnu putanju do FIFO fajla ciji je zbir procitanih brojeva najveci. </text:p>
      <text:p text:style-name="P18"/>
      <text:p text:style-name="P18">#define _XOPEN_SOURCE 700</text:p>
      <text:p text:style-name="P18">#include &lt;stdio.h&gt;</text:p>
      <text:p text:style-name="P18">#include &lt;stdlib.h&gt;</text:p>
      <text:p text:style-name="P18">#include &lt;sys/epoll.h&gt;</text:p>
      <text:p text:style-name="P18">#include &lt;sys/types.h&gt;</text:p>
      <text:p text:style-name="P18">#include &lt;sys/stat.h&gt;</text:p>
      <text:p text:style-name="P18">#include &lt;fcntl.h&gt;</text:p>
      <text:p text:style-name="P18">#include &lt;string.h&gt;</text:p>
      <text:p text:style-name="P18">#include &lt;unistd.h&gt;</text:p>
      <text:p text:style-name="P18"/>
      <text:p text:style-name="P18">#define check(expr, msg) \</text:p>
      <text:p text:style-name="P18"><text:tab/>do { \</text:p>
      <text:p text:style-name="P18"><text:tab/><text:tab/>if(!(expr)) { \</text:p>
      <text:p text:style-name="P18"><text:tab/><text:tab/><text:tab/>perror(msg); \</text:p>
      <text:p text:style-name="P18"><text:tab/><text:tab/><text:tab/>exit(EXIT_FAILURE); \</text:p>
      <text:p text:style-name="P18"><text:tab/><text:tab/>} \</text:p>
      <text:p text:style-name="P18"><text:tab/>} while(0)</text:p>
      <text:p text:style-name="P18"><text:tab/></text:p>
      <text:p text:style-name="P18">#define MAX_EVENTS (8)</text:p>
      <text:p text:style-name="P18">#define WAIT_TIME (-1)</text:p>
      <text:p text:style-name="P18">#define MAX_SIZE (256)</text:p>
      <text:p text:style-name="P18"/>
      <text:p text:style-name="P18">int main(int argc, char **argv)</text:p>
      <text:p text:style-name="P18">{</text:p>
      <text:p text:style-name="P18"><text:tab/>check(argc &gt;= 3 , "./3 fifo1 fifo2 ...");</text:p>
      <text:p text:style-name="P18"><text:tab/></text:p>
      <text:p text:style-name="P18"><text:tab/>int numFifos = argc - 1;</text:p>
      <text:p text:style-name="P18"><text:tab/>int epollFd = epoll_create(numFifos);</text:p>
      <text:p text:style-name="P18"><text:tab/>check(epollFd != -1, "epoll_create");</text:p>
      <text:p text:style-name="P18"><text:tab/></text:p>
      <text:p text:style-name="P18"><text:soft-page-break/><text:tab/>struct epoll_event *events = malloc(numFifos * sizeof(struct epoll_event));</text:p>
      <text:p text:style-name="P18"><text:tab/>check(events != NULL, "malloc");</text:p>
      <text:p text:style-name="P18"><text:tab/></text:p>
      <text:p text:style-name="P18"><text:tab/>int *fds = malloc(numFifos * sizeof(int));</text:p>
      <text:p text:style-name="P18"><text:tab/>check(fds != NULL, "malloc");</text:p>
      <text:p text:style-name="P18"><text:tab/>double *sums = malloc(numFifos * sizeof(double));</text:p>
      <text:p text:style-name="P18"><text:tab/>check(sums != NULL, "malloc");</text:p>
      <text:p text:style-name="P18"><text:tab/></text:p>
      <text:p text:style-name="P18"><text:tab/>for(int i = 0; i &lt; numFifos; i++)</text:p>
      <text:p text:style-name="P18"><text:tab/>{</text:p>
      <text:p text:style-name="P18"><text:tab/><text:tab/>int fd = open(argv[i+1], O_RDONLY|O_NONBLOCK);</text:p>
      <text:p text:style-name="P18"><text:tab/><text:tab/>check(fd != -1, "open");</text:p>
      <text:p text:style-name="P18"><text:tab/><text:tab/></text:p>
      <text:p text:style-name="P18"><text:tab/><text:tab/>events[i].events = EPOLLIN | EPOLLHUP | EPOLLERR;</text:p>
      <text:p text:style-name="P18"><text:tab/><text:tab/>events[i].data.fd = fd;</text:p>
      <text:p text:style-name="P18"><text:tab/><text:tab/></text:p>
      <text:p text:style-name="P18"><text:tab/><text:tab/>fds[i] = events[i].data.fd;</text:p>
      <text:p text:style-name="P18"><text:tab/><text:tab/></text:p>
      <text:p text:style-name="P18"><text:tab/><text:tab/>check(epoll_ctl(epollFd, EPOLL_CTL_ADD, fd, &amp;events[i]) != -1, "epoll_ctl");</text:p>
      <text:p text:style-name="P18"><text:tab/>}</text:p>
      <text:p text:style-name="P18"><text:tab/></text:p>
      <text:p text:style-name="P18"><text:tab/>struct epoll_event readyFds[MAX_EVENTS];</text:p>
      <text:p text:style-name="P18"><text:tab/>int activeFifos = numFifos;</text:p>
      <text:p text:style-name="P18"><text:tab/>while(activeFifos)</text:p>
      <text:p text:style-name="P18"><text:tab/>{</text:p>
      <text:p text:style-name="P18"><text:tab/><text:tab/>int numReadyEvents;</text:p>
      <text:p text:style-name="P18"><text:tab/><text:tab/>check((numReadyEvents = epoll_wait(epollFd, readyFds, MAX_EVENTS, WAIT_TIME)) != -1, "epoll_wait");</text:p>
      <text:p text:style-name="P18"><text:tab/><text:tab/></text:p>
      <text:p text:style-name="P18"><text:tab/><text:tab/>for(int i = 0; i &lt; numReadyEvents; i++)</text:p>
      <text:p text:style-name="P18"><text:tab/><text:tab/>{</text:p>
      <text:p text:style-name="P18"><text:tab/><text:tab/><text:tab/>if(readyFds[i].events &amp; EPOLLIN)</text:p>
      <text:p text:style-name="P18"><text:tab/><text:tab/><text:tab/>{</text:p>
      <text:p text:style-name="P18"><text:tab/><text:tab/><text:tab/><text:tab/>double num;</text:p>
      <text:p text:style-name="P18"><text:tab/><text:tab/><text:tab/><text:tab/>double sum = 0;</text:p>
      <text:p text:style-name="P18"><text:tab/><text:tab/><text:tab/><text:tab/>FILE *f = fdopen(readyFds[i].data.fd, "r");</text:p>
      <text:p text:style-name="P18"><text:tab/><text:tab/><text:tab/><text:tab/>check(f != NULL, "fdopen");</text:p>
      <text:p text:style-name="P18"><text:tab/><text:tab/><text:tab/><text:tab/></text:p>
      <text:p text:style-name="P18"><text:tab/><text:tab/><text:tab/><text:tab/>while(fscanf(f, "%lf", &amp;num) == 1)</text:p>
      <text:p text:style-name="P18"><text:tab/><text:tab/><text:tab/><text:tab/>{</text:p>
      <text:p text:style-name="P18"><text:tab/><text:tab/><text:tab/><text:tab/><text:tab/>sum+= num;</text:p>
      <text:p text:style-name="P18"><text:tab/><text:tab/><text:tab/><text:tab/>}</text:p>
      <text:p text:style-name="P18"><text:tab/><text:tab/><text:tab/><text:tab/></text:p>
      <text:p text:style-name="P18"><text:tab/><text:tab/><text:tab/><text:tab/>for(int j = 0 ; j &lt; numFifos; j++)</text:p>
      <text:p text:style-name="P18"><text:tab/><text:tab/><text:tab/><text:tab/>{</text:p>
      <text:p text:style-name="P18"><text:tab/><text:tab/><text:tab/><text:tab/><text:tab/>if(fds[j] == readyFds[i].data.fd)</text:p>
      <text:p text:style-name="P18"><text:tab/><text:tab/><text:tab/><text:tab/><text:tab/>{</text:p>
      <text:p text:style-name="P18"><text:tab/><text:tab/><text:tab/><text:tab/><text:tab/><text:tab/>sums[j] = sum;</text:p>
      <text:p text:style-name="P18"><text:tab/><text:tab/><text:tab/><text:tab/><text:tab/>}</text:p>
      <text:p text:style-name="P18"><text:tab/><text:tab/><text:tab/><text:tab/>}</text:p>
      <text:p text:style-name="P18"><text:tab/><text:tab/><text:tab/>}</text:p>
      <text:p text:style-name="P18"><text:tab/><text:tab/><text:tab/>else if(readyFds[i].events &amp; (EPOLLHUP|EPOLLERR))</text:p>
      <text:p text:style-name="P18"><text:soft-page-break/><text:tab/><text:tab/><text:tab/>{</text:p>
      <text:p text:style-name="P18"><text:tab/><text:tab/><text:tab/><text:tab/>close(readyFds[i].data.fd);</text:p>
      <text:p text:style-name="P18"><text:tab/><text:tab/><text:tab/><text:tab/>activeFifos--;</text:p>
      <text:p text:style-name="P18"><text:tab/><text:tab/><text:tab/>}</text:p>
      <text:p text:style-name="P18"><text:tab/><text:tab/>}</text:p>
      <text:p text:style-name="P18"><text:tab/>}</text:p>
      <text:p text:style-name="P18"><text:tab/></text:p>
      <text:p text:style-name="P18"><text:tab/>double max_sum = sums[0];</text:p>
      <text:p text:style-name="P18"><text:tab/>int k = 0;</text:p>
      <text:p text:style-name="P18"><text:tab/></text:p>
      <text:p text:style-name="P18"><text:tab/>for(int i = 0; i &lt; numFifos; i++)</text:p>
      <text:p text:style-name="P18"><text:tab/>{</text:p>
      <text:p text:style-name="P18"><text:tab/><text:tab/>if(sums[i] &gt; max_sum)</text:p>
      <text:p text:style-name="P18"><text:tab/><text:tab/>{</text:p>
      <text:p text:style-name="P18"><text:tab/><text:tab/><text:tab/>k = i;</text:p>
      <text:p text:style-name="P18"><text:tab/><text:tab/><text:tab/>max_sum = sums[i];</text:p>
      <text:p text:style-name="P18"><text:tab/><text:tab/>}</text:p>
      <text:p text:style-name="P18"><text:tab/>}</text:p>
      <text:p text:style-name="P18"><text:tab/></text:p>
      <text:p text:style-name="P18"><text:tab/>char *line = strrchr(argv[k + 1], '/');</text:p>
      <text:p text:style-name="P18"><text:tab/>char *path = line != NULL ? line + 1 : argv[k + 1];</text:p>
      <text:p text:style-name="P18"><text:tab/></text:p>
      <text:p text:style-name="P18"><text:tab/>printf("%s\n", path);</text:p>
      <text:p text:style-name="P18"><text:tab/></text:p>
      <text:p text:style-name="P18"><text:tab/>close(epollFd);</text:p>
      <text:p text:style-name="P18"><text:tab/>free(events);</text:p>
      <text:p text:style-name="P18"><text:tab/></text:p>
      <text:p text:style-name="P18"><text:tab/>return 0;</text:p>
      <text:p text:style-name="P18">}</text:p>
      <text:p text:style-name="P18"/>
      <text:p text:style-name="P18">4. Napisati program koji kao argument komandne linije prima broj sekundi od Epohe i ispisuje naziv dana u nedelji na srpskom jeziku za slovima.</text:p>
      <text:p text:style-name="P18"/>
      <text:p text:style-name="P18">#include &lt;stdio.h&gt;</text:p>
      <text:p text:style-name="P18">#include &lt;stdlib.h&gt;</text:p>
      <text:p text:style-name="P18"/>
      <text:p text:style-name="P18">#include &lt;time.h&gt;</text:p>
      <text:p text:style-name="P18"/>
      <text:p text:style-name="P18">#define check(expr, msg) \</text:p>
      <text:p text:style-name="P18"><text:tab/>do { \</text:p>
      <text:p text:style-name="P18"><text:tab/><text:tab/>if(!(expr)) { \</text:p>
      <text:p text:style-name="P18"><text:tab/><text:tab/><text:tab/>perror(msg); \</text:p>
      <text:p text:style-name="P18"><text:tab/><text:tab/><text:tab/>exit(EXIT_FAILURE); \</text:p>
      <text:p text:style-name="P18"><text:tab/><text:tab/>} \</text:p>
      <text:p text:style-name="P18"><text:tab/>} while(0)</text:p>
      <text:p text:style-name="P18"/>
      <text:p text:style-name="P18">int main(int argc, char **argv)</text:p>
      <text:p text:style-name="P18">{</text:p>
      <text:p text:style-name="P18"><text:tab/>check(argc == 2, "./2 sec");</text:p>
      <text:p text:style-name="P18"><text:tab/></text:p>
      <text:p text:style-name="P18"><text:tab/>long sec = atol(argv[1]);</text:p>
      <text:p text:style-name="P18"><text:tab/></text:p>
      <text:p text:style-name="P18"><text:soft-page-break/><text:tab/>struct tm *local = localtime(&amp;sec);</text:p>
      <text:p text:style-name="P18"><text:tab/>int weekDay = local-&gt;tm_wday;</text:p>
      <text:p text:style-name="P18"><text:tab/></text:p>
      <text:p text:style-name="P18"><text:tab/>switch(weekDay) {</text:p>
      <text:p text:style-name="P18"><text:tab/><text:tab/>case 0:</text:p>
      <text:p text:style-name="P18"><text:tab/><text:tab/><text:tab/>printf("nedelja");</text:p>
      <text:p text:style-name="P18"><text:tab/><text:tab/><text:tab/>break;</text:p>
      <text:p text:style-name="P18"><text:tab/><text:tab/>case 1:</text:p>
      <text:p text:style-name="P18"><text:tab/><text:tab/><text:tab/>printf("ponedeljak");</text:p>
      <text:p text:style-name="P18"><text:tab/><text:tab/><text:tab/>break;</text:p>
      <text:p text:style-name="P18"><text:tab/><text:tab/>case 2:</text:p>
      <text:p text:style-name="P18"><text:tab/><text:tab/><text:tab/>printf("utorak");</text:p>
      <text:p text:style-name="P18"><text:tab/><text:tab/><text:tab/>break;</text:p>
      <text:p text:style-name="P18"><text:tab/><text:tab/>case 3:</text:p>
      <text:p text:style-name="P18"><text:tab/><text:tab/><text:tab/>printf("sreda");</text:p>
      <text:p text:style-name="P18"><text:tab/><text:tab/><text:tab/>break;</text:p>
      <text:p text:style-name="P18"><text:tab/><text:tab/>case 4:</text:p>
      <text:p text:style-name="P18"><text:tab/><text:tab/><text:tab/>printf("cetvrtak");</text:p>
      <text:p text:style-name="P18"><text:tab/><text:tab/><text:tab/>break;</text:p>
      <text:p text:style-name="P18"><text:tab/><text:tab/>case 5:</text:p>
      <text:p text:style-name="P18"><text:tab/><text:tab/><text:tab/>printf("petak");</text:p>
      <text:p text:style-name="P18"><text:tab/><text:tab/><text:tab/>break;</text:p>
      <text:p text:style-name="P18"><text:tab/><text:tab/>case 6:</text:p>
      <text:p text:style-name="P18"><text:tab/><text:tab/><text:tab/>printf("subota");</text:p>
      <text:p text:style-name="P18"><text:tab/><text:tab/><text:tab/>break;</text:p>
      <text:p text:style-name="P18"><text:tab/><text:tab/>default:</text:p>
      <text:p text:style-name="P18"><text:tab/><text:tab/><text:tab/>check(0, "switch");</text:p>
      <text:p text:style-name="P18"><text:tab/><text:tab/><text:tab/>break;</text:p>
      <text:p text:style-name="P18"><text:tab/>}</text:p>
      <text:p text:style-name="P18"><text:tab/></text:p>
      <text:p text:style-name="P18"><text:tab/>return 0;</text:p>
      <text:p text:style-name="P18">}</text:p>
      <text:p text:style-name="P18"/>
      <text:p text:style-name="P18">5. <text:s/>Napisati program koji kao argument komandne linije prima broj sekundi od Epohe i ispisuje naziv dana u nedelji na srpskom jeziku za slovima. Primer pokretanja: prosledjeni broj sekundi. Naziv ispisati malim</text:p>
      <text:p text:style-name="P18">Napisati program koji kao argumente komandne linije prima ime objekta deljene memorije. Potrebno ucitati strukturu (ARRAY_MAX je</text:p>
      <text:p text:style-name="P18"/>
      <text:p text:style-name="P18">typedef struct { sem_t inDataReady; int array[ARRAY_MAX]; unsigned arrayLen; } OsInputData;</text:p>
      <text:p text:style-name="P18"/>
      <text:p text:style-name="P18">i ispisati na standardni izlaz brojeve koji <text:span text:style-name="T3">su stepeni trojke. Dodatno, pre bilo kakve obrade, potrebno je sacekati na semafor inDataReady (pretpostaviti da je ispravno inicijalizovan).</text:span></text:p>
      <text:p text:style-name="P18"/>
      <text:p text:style-name="P18">#include &lt;stdio.h&gt;</text:p>
      <text:p text:style-name="P18">#include &lt;stdlib.h&gt;</text:p>
      <text:p text:style-name="P18"/>
      <text:p text:style-name="P18">#include &lt;semaphore.h&gt;</text:p>
      <text:p text:style-name="P18">#include &lt;sys/mman.h&gt;</text:p>
      <text:p text:style-name="P18">#include &lt;sys/stat.h&gt;</text:p>
      <text:p text:style-name="P18">#include &lt;fcntl.h&gt;</text:p>
      <text:p text:style-name="P18">#include &lt;sys/types.h&gt;</text:p>
      <text:p text:style-name="P18"><text:soft-page-break/>#include &lt;unistd.h&gt;</text:p>
      <text:p text:style-name="P18"/>
      <text:p text:style-name="P18">#define check(expr, msg) \</text:p>
      <text:p text:style-name="P18"><text:tab/>do { \</text:p>
      <text:p text:style-name="P18"><text:tab/><text:tab/>if(!(expr)) { \</text:p>
      <text:p text:style-name="P18"><text:tab/><text:tab/><text:tab/>perror(msg); \</text:p>
      <text:p text:style-name="P18"><text:tab/><text:tab/><text:tab/>exit(EXIT_FAILURE); \</text:p>
      <text:p text:style-name="P18"><text:tab/><text:tab/>} \</text:p>
      <text:p text:style-name="P18"><text:tab/>} while(0)</text:p>
      <text:p text:style-name="P18"><text:tab/></text:p>
      <text:p text:style-name="P18">#define ARRAY_MAX (1024)</text:p>
      <text:p text:style-name="P18"/>
      <text:p text:style-name="P18">typedef struct {</text:p>
      <text:p text:style-name="P18"><text:tab/>sem_t inDAtaReady;</text:p>
      <text:p text:style-name="P18"><text:tab/>int array[ARRAY_MAX];</text:p>
      <text:p text:style-name="P18"><text:tab/>unsigned arrayLen;</text:p>
      <text:p text:style-name="P18">} osInputData;</text:p>
      <text:p text:style-name="P18"/>
      <text:p text:style-name="P18">void *getMemBlock(const char *path, unsigned *size)</text:p>
      <text:p text:style-name="P18">{</text:p>
      <text:p text:style-name="P18"><text:tab/>int memFd = shm_open(path, O_RDWR, 0600);</text:p>
      <text:p text:style-name="P18"><text:tab/>check(memFd != -1, "shm_open");</text:p>
      <text:p text:style-name="P18"><text:tab/></text:p>
      <text:p text:style-name="P18"><text:tab/>struct stat fInfo;</text:p>
      <text:p text:style-name="P18"><text:tab/>check(fstat(memFd, &amp;fInfo) != -1, "fstat");</text:p>
      <text:p text:style-name="P18"><text:tab/>*size = fInfo.st_size;</text:p>
      <text:p text:style-name="P18"><text:tab/></text:p>
      <text:p text:style-name="P18"><text:tab/>void *addr;</text:p>
      <text:p text:style-name="P18"><text:tab/>check((addr = mmap(0, *size, PROT_READ | PROT_WRITE, MAP_SHARED, memFd, 0)) != MAP_FAILED, "mmap");</text:p>
      <text:p text:style-name="P18"><text:tab/></text:p>
      <text:p text:style-name="P18"><text:tab/>close(memFd);</text:p>
      <text:p text:style-name="P18"><text:tab/>return addr;</text:p>
      <text:p text:style-name="P18">}</text:p>
      <text:p text:style-name="P18"/>
      <text:p text:style-name="P18">int main(int argc, char **argv)</text:p>
      <text:p text:style-name="P18">{</text:p>
      <text:p text:style-name="P18"><text:tab/>check(argc == 2, "./5 mem");</text:p>
      <text:p text:style-name="P18"><text:tab/></text:p>
      <text:p text:style-name="P18"><text:tab/>unsigned size = 0;</text:p>
      <text:p text:style-name="P18"><text:tab/>osInputData *data = getMemBlock(argv[1], &amp;size);</text:p>
      <text:p text:style-name="P18"><text:tab/></text:p>
      <text:p text:style-name="P18"><text:tab/>check(sem_wait(&amp;(data-&gt;inDAtaReady)) != -1, "sem_wait");</text:p>
      <text:p text:style-name="P18"><text:tab/></text:p>
      <text:p text:style-name="P18"><text:tab/>for(unsigned i = 0; i &lt; data-&gt;arrayLen; i++)</text:p>
      <text:p text:style-name="P18"><text:tab/>{</text:p>
      <text:p text:style-name="P18"><text:tab/><text:tab/>int num = data-&gt;array[i];</text:p>
      <text:p text:style-name="P18"><text:tab/><text:tab/>if(num == 1)</text:p>
      <text:p text:style-name="P18"><text:tab/><text:tab/><text:tab/>printf("%d ", num);</text:p>
      <text:p text:style-name="P18"><text:tab/><text:tab/>else</text:p>
      <text:p text:style-name="P18"><text:tab/><text:tab/>{</text:p>
      <text:p text:style-name="P18"><text:tab/><text:tab/><text:tab/>int cpy = num;</text:p>
      <text:p text:style-name="P18"><text:soft-page-break/><text:tab/><text:tab/><text:tab/>int jeste = 1;</text:p>
      <text:p text:style-name="P18"><text:tab/><text:tab/><text:tab/>do{</text:p>
      <text:p text:style-name="P18"><text:tab/><text:tab/><text:tab/><text:tab/>if(cpy / 3 == 1 &amp;&amp; cpy % 3 == 0)</text:p>
      <text:p text:style-name="P18"><text:tab/><text:tab/><text:tab/><text:tab/><text:tab/>break;</text:p>
      <text:p text:style-name="P18"><text:tab/><text:tab/><text:tab/><text:tab/>if(cpy % 3 != 0)</text:p>
      <text:p text:style-name="P18"><text:tab/><text:tab/><text:tab/><text:tab/>{</text:p>
      <text:p text:style-name="P18"><text:tab/><text:tab/><text:tab/><text:tab/><text:tab/>jeste = 0;</text:p>
      <text:p text:style-name="P18"><text:tab/><text:tab/><text:tab/><text:tab/><text:tab/>break;</text:p>
      <text:p text:style-name="P18"><text:tab/><text:tab/><text:tab/><text:tab/>}</text:p>
      <text:p text:style-name="P18"><text:tab/><text:tab/><text:tab/><text:tab/>cpy /= 3;</text:p>
      <text:p text:style-name="P18"><text:tab/><text:tab/><text:tab/>} while(cpy != 0);</text:p>
      <text:p text:style-name="P18"><text:tab/><text:tab/><text:tab/>if(jeste)</text:p>
      <text:p text:style-name="P18"><text:tab/><text:tab/><text:tab/><text:tab/>printf("%d ", num);</text:p>
      <text:p text:style-name="P18"><text:tab/><text:tab/>}</text:p>
      <text:p text:style-name="P18"><text:tab/>}</text:p>
      <text:p text:style-name="P18"><text:tab/></text:p>
      <text:p text:style-name="P18"><text:tab/>check(munmap(data, size) != -1, "munmap failed");</text:p>
      <text:p text:style-name="P18"><text:tab/></text:p>
      <text:p text:style-name="P18"><text:tab/>return 0;</text:p>
      <text:p text:style-name="P18">}</text:p>
      <text:p text:style-name="P18"/>
      <text:p text:style-name="P8">Januar1 2018:</text:p>
      <text:p text:style-name="P8"/>
      <text:p text:style-name="P20">1. Napisati program koji za broj sekundi od Epohe, prosledjen kao argument komandne linije, ispisuje naziv meseca koji odgovora tom trenutku. Nazivi meseca su srpski nazivi koji pocinju malim slovom (npr. Januar, februar…).</text:p>
      <text:p text:style-name="P20"/>
      <text:p text:style-name="P20">#include &lt;stdio.h&gt;</text:p>
      <text:p text:style-name="P20">#include &lt;stdlib.h&gt;</text:p>
      <text:p text:style-name="P20"/>
      <text:p text:style-name="P20">#include &lt;time.h&gt;</text:p>
      <text:p text:style-name="P20"/>
      <text:p text:style-name="P20">#define check(expr, msg) \</text:p>
      <text:p text:style-name="P20"><text:tab/>do { \</text:p>
      <text:p text:style-name="P20"><text:tab/><text:tab/>if(!(expr)){ \</text:p>
      <text:p text:style-name="P20"><text:tab/><text:tab/><text:tab/>perror(msg); \</text:p>
      <text:p text:style-name="P20"><text:tab/><text:tab/><text:tab/>exit(EXIT_FAILURE); \</text:p>
      <text:p text:style-name="P20"><text:tab/><text:tab/>} \</text:p>
      <text:p text:style-name="P20"><text:tab/>}while(0)</text:p>
      <text:p text:style-name="P20"/>
      <text:p text:style-name="P20">int main(int argc, char **argv)</text:p>
      <text:p text:style-name="P20">{</text:p>
      <text:p text:style-name="P20"><text:tab/>check(argc == 2, "argc");</text:p>
      <text:p text:style-name="P20"><text:tab/></text:p>
      <text:p text:style-name="P20"><text:tab/>long seconds = atol(argv[1]);</text:p>
      <text:p text:style-name="P20"><text:tab/></text:p>
      <text:p text:style-name="P20"><text:tab/>struct tm *time = localtime(&amp;seconds);</text:p>
      <text:p text:style-name="P20"><text:tab/>check(time != NULL, "localtime");</text:p>
      <text:p text:style-name="P20"><text:tab/></text:p>
      <text:p text:style-name="P20"><text:tab/>int month = time-&gt;tm_mon;</text:p>
      <text:p text:style-name="P20"><text:tab/></text:p>
      <text:p text:style-name="P20"><text:tab/>switch(month)</text:p>
      <text:p text:style-name="P20"><text:soft-page-break/><text:tab/>{</text:p>
      <text:p text:style-name="P20"><text:tab/><text:tab/>case 0:</text:p>
      <text:p text:style-name="P20"><text:tab/><text:tab/><text:tab/>printf("januar");</text:p>
      <text:p text:style-name="P20"><text:tab/><text:tab/><text:tab/>break;</text:p>
      <text:p text:style-name="P20"><text:tab/><text:tab/>case 1:</text:p>
      <text:p text:style-name="P20"><text:tab/><text:tab/><text:tab/>printf("februar");</text:p>
      <text:p text:style-name="P20"><text:tab/><text:tab/><text:tab/>break;</text:p>
      <text:p text:style-name="P20"><text:tab/><text:tab/>case 2:</text:p>
      <text:p text:style-name="P20"><text:tab/><text:tab/><text:tab/>printf("mart");</text:p>
      <text:p text:style-name="P20"><text:tab/><text:tab/><text:tab/>break;</text:p>
      <text:p text:style-name="P20"><text:tab/><text:tab/>case 3:</text:p>
      <text:p text:style-name="P20"><text:tab/><text:tab/><text:tab/>printf("april");</text:p>
      <text:p text:style-name="P20"><text:tab/><text:tab/><text:tab/>break;</text:p>
      <text:p text:style-name="P20"><text:tab/><text:tab/>case 4:</text:p>
      <text:p text:style-name="P20"><text:tab/><text:tab/><text:tab/>printf("maj");</text:p>
      <text:p text:style-name="P20"><text:tab/><text:tab/><text:tab/>break;</text:p>
      <text:p text:style-name="P20"><text:tab/><text:tab/>case 5:</text:p>
      <text:p text:style-name="P20"><text:tab/><text:tab/><text:tab/>printf("jun");</text:p>
      <text:p text:style-name="P20"><text:tab/><text:tab/><text:tab/>break;</text:p>
      <text:p text:style-name="P20"><text:tab/><text:tab/>case 6:</text:p>
      <text:p text:style-name="P20"><text:tab/><text:tab/><text:tab/>printf("jul");</text:p>
      <text:p text:style-name="P20"><text:tab/><text:tab/><text:tab/>break;</text:p>
      <text:p text:style-name="P20"><text:tab/><text:tab/>case 7:</text:p>
      <text:p text:style-name="P20"><text:tab/><text:tab/><text:tab/>printf("avgust");</text:p>
      <text:p text:style-name="P20"><text:tab/><text:tab/><text:tab/>break;</text:p>
      <text:p text:style-name="P20"><text:tab/><text:tab/>case 8:</text:p>
      <text:p text:style-name="P20"><text:tab/><text:tab/><text:tab/>printf("septembar");</text:p>
      <text:p text:style-name="P20"><text:tab/><text:tab/><text:tab/>break;</text:p>
      <text:p text:style-name="P20"><text:tab/><text:tab/>case 9:</text:p>
      <text:p text:style-name="P20"><text:tab/><text:tab/><text:tab/>printf("oktobar");</text:p>
      <text:p text:style-name="P20"><text:tab/><text:tab/><text:tab/>break;</text:p>
      <text:p text:style-name="P20"><text:tab/><text:tab/>case 10:</text:p>
      <text:p text:style-name="P20"><text:tab/><text:tab/><text:tab/>printf("novembar");</text:p>
      <text:p text:style-name="P20"><text:tab/><text:tab/><text:tab/>break;</text:p>
      <text:p text:style-name="P20"><text:tab/><text:tab/>case 11:</text:p>
      <text:p text:style-name="P20"><text:tab/><text:tab/><text:tab/>printf("decembar");</text:p>
      <text:p text:style-name="P20"><text:tab/><text:tab/><text:tab/>break;</text:p>
      <text:p text:style-name="P20"><text:tab/>}</text:p>
      <text:p text:style-name="P20"><text:tab/></text:p>
      <text:p text:style-name="P20"><text:tab/>return 0;</text:p>
      <text:p text:style-name="P20">}</text:p>
      <text:p text:style-name="P20"/>
      <text:p text:style-name="P20">2. Napisati program koji kao argument komandne linije prima putanju do fajla, sekvencu karaktera W I broj niti K koje treba pokrenuti. Za fajl velicine N svaka nit broji pojavljivanja W u jednoj sekciji fajla I dodaje taj broj na globalnu sumu. Nit sa indeksom 0 u sekciji [0, N/K), nit sa indeksom 1 u sekciji [N/k, 2*N/K) itd. Iz main funkcije ispisati ukupan broj pojavljivanja W u fajlu. Pretpostaviti da se W ne moze naci na granici izmedju sekcija I d aje N deljivo sa K.</text:p>
      <text:p text:style-name="P20"/>
      <text:p text:style-name="P20">#include &lt;stdio.h&gt;</text:p>
      <text:p text:style-name="P20">#include &lt;stdlib.h&gt;</text:p>
      <text:p text:style-name="P20">#include &lt;errno.h&gt;</text:p>
      <text:p text:style-name="P20">#include &lt;pthread.h&gt;</text:p>
      <text:p text:style-name="P20"><text:soft-page-break/>#include &lt;sys/types.h&gt;</text:p>
      <text:p text:style-name="P20">#include &lt;unistd.h&gt;</text:p>
      <text:p text:style-name="P20">#include &lt;sys/stat.h&gt;</text:p>
      <text:p text:style-name="P20">#include &lt;string.h&gt;</text:p>
      <text:p text:style-name="P20">#include &lt;stdatomic.h&gt;</text:p>
      <text:p text:style-name="P20">#include &lt;fcntl.h&gt;</text:p>
      <text:p text:style-name="P20"/>
      <text:p text:style-name="P20">#define check(expr, msg) \</text:p>
      <text:p text:style-name="P20"><text:tab/>do { \</text:p>
      <text:p text:style-name="P20"><text:tab/><text:tab/>if(!(expr)){ \</text:p>
      <text:p text:style-name="P20"><text:tab/><text:tab/><text:tab/>perror(msg); \</text:p>
      <text:p text:style-name="P20"><text:tab/><text:tab/><text:tab/>exit(EXIT_FAILURE); \</text:p>
      <text:p text:style-name="P20"><text:tab/><text:tab/>} \</text:p>
      <text:p text:style-name="P20"><text:tab/>}while(0)</text:p>
      <text:p text:style-name="P20"><text:tab/></text:p>
      <text:p text:style-name="P20">#define check_thread(err, msg) \</text:p>
      <text:p text:style-name="P20"><text:tab/>do{ \</text:p>
      <text:p text:style-name="P20"><text:tab/><text:tab/>int _err = err; \</text:p>
      <text:p text:style-name="P20"><text:tab/><text:tab/>if(_err &gt; 0){ \</text:p>
      <text:p text:style-name="P20"><text:tab/><text:tab/><text:tab/>errno = _err; \</text:p>
      <text:p text:style-name="P20"><text:tab/><text:tab/><text:tab/>check(0, msg); \</text:p>
      <text:p text:style-name="P20"><text:tab/><text:tab/>} \</text:p>
      <text:p text:style-name="P20"><text:tab/>}while(0)</text:p>
      <text:p text:style-name="P20"/>
      <text:p text:style-name="P20">#define MAX_SIZE (256)</text:p>
      <text:p text:style-name="P20"><text:tab/></text:p>
      <text:p text:style-name="P20">typedef struct yes{</text:p>
      <text:p text:style-name="P20"><text:tab/>char *file;</text:p>
      <text:p text:style-name="P20"><text:tab/>int start;</text:p>
      <text:p text:style-name="P20"><text:tab/>int end;</text:p>
      <text:p text:style-name="P20">}inData;</text:p>
      <text:p text:style-name="P20"/>
      <text:p text:style-name="P20">char *W;</text:p>
      <text:p text:style-name="P20">int K, N;</text:p>
      <text:p text:style-name="P20">atomic_int globalSum;</text:p>
      <text:p text:style-name="P20"/>
      <text:p text:style-name="P20">void *threadFunc(void *arg);</text:p>
      <text:p text:style-name="P20"/>
      <text:p text:style-name="P20">int main(int argc, char **argv)</text:p>
      <text:p text:style-name="P20">{</text:p>
      <text:p text:style-name="P20"><text:tab/>check(argc == 4, "argc");</text:p>
      <text:p text:style-name="P20"><text:tab/></text:p>
      <text:p text:style-name="P20"><text:tab/>atomic_init(&amp;globalSum, 0);</text:p>
      <text:p text:style-name="P20"><text:tab/></text:p>
      <text:p text:style-name="P20"><text:tab/>W = argv[2];</text:p>
      <text:p text:style-name="P20"><text:tab/>K = atoi(argv[3]);</text:p>
      <text:p text:style-name="P20"><text:tab/></text:p>
      <text:p text:style-name="P20"><text:tab/>struct stat fInfo;</text:p>
      <text:p text:style-name="P20"><text:tab/>check(stat(argv[1], &amp;fInfo) != -1, "stat");</text:p>
      <text:p text:style-name="P20"><text:tab/>N = fInfo.st_size;</text:p>
      <text:p text:style-name="P20"><text:tab/></text:p>
      <text:p text:style-name="P20"><text:tab/>pthread_t *tids = malloc(K * sizeof(pthread_t));</text:p>
      <text:p text:style-name="P20"><text:soft-page-break/><text:tab/>check(tids != NULL, "malloc");</text:p>
      <text:p text:style-name="P20"><text:tab/>inData *args = malloc(K * sizeof(inData));</text:p>
      <text:p text:style-name="P20"><text:tab/>check(args != NULL, "malloc");</text:p>
      <text:p text:style-name="P20"><text:tab/></text:p>
      <text:p text:style-name="P20"><text:tab/>for(int i = 0; i &lt; K; i++)</text:p>
      <text:p text:style-name="P20"><text:tab/>{</text:p>
      <text:p text:style-name="P20"><text:tab/><text:tab/>args[i].file = argv[1];</text:p>
      <text:p text:style-name="P20"><text:tab/><text:tab/>args[i].start = i * N/K;</text:p>
      <text:p text:style-name="P20"><text:tab/><text:tab/>args[i].end = i * N/K + N/K;</text:p>
      <text:p text:style-name="P20"><text:tab/><text:tab/>check_thread(pthread_create(&amp;tids[i], NULL, threadFunc, &amp;args[i]), "pthread_create");</text:p>
      <text:p text:style-name="P20"><text:tab/>}</text:p>
      <text:p text:style-name="P20"><text:tab/></text:p>
      <text:p text:style-name="P20"><text:tab/>for(int i = 0; i &lt; K; i++)</text:p>
      <text:p text:style-name="P20"><text:tab/>{</text:p>
      <text:p text:style-name="P20"><text:tab/><text:tab/>check_thread(pthread_join(tids[i], NULL), "pthread_join");</text:p>
      <text:p text:style-name="P20"><text:tab/>}</text:p>
      <text:p text:style-name="P20"><text:tab/></text:p>
      <text:p text:style-name="P20"><text:tab/>printf("%d\n", atomic_load(&amp;globalSum));</text:p>
      <text:p text:style-name="P20"><text:tab/><text:tab/></text:p>
      <text:p text:style-name="P20"><text:tab/>return 0;</text:p>
      <text:p text:style-name="P20">}</text:p>
      <text:p text:style-name="P20"/>
      <text:p text:style-name="P20">void *threadFunc(void *arg)</text:p>
      <text:p text:style-name="P20">{</text:p>
      <text:p text:style-name="P20"><text:tab/>inData *data = (inData*)arg;</text:p>
      <text:p text:style-name="P20"><text:tab/>char *file = data-&gt;file;</text:p>
      <text:p text:style-name="P20"><text:tab/>int s = data-&gt;start;</text:p>
      <text:p text:style-name="P20"><text:tab/>int e = data-&gt;end;</text:p>
      <text:p text:style-name="P20"><text:tab/>int count = 0;</text:p>
      <text:p text:style-name="P20"><text:tab/></text:p>
      <text:p text:style-name="P20"><text:tab/>FILE *f = fopen(file, "r");</text:p>
      <text:p text:style-name="P20"><text:tab/>check(f != NULL, "fopen");</text:p>
      <text:p text:style-name="P20"><text:tab/>check(fseek(f, s, SEEK_SET) != -1, "fseek");</text:p>
      <text:p text:style-name="P20"><text:tab/></text:p>
      <text:p text:style-name="P20"><text:tab/>for(int i = 0; i &lt; e - s; i++)</text:p>
      <text:p text:style-name="P20"><text:tab/>{</text:p>
      <text:p text:style-name="P20"><text:tab/><text:tab/>int ch = fgetc(f);</text:p>
      <text:p text:style-name="P20"><text:tab/><text:tab/>int k;</text:p>
      <text:p text:style-name="P20"><text:tab/><text:tab/>int len = strlen(W);</text:p>
      <text:p text:style-name="P20"><text:tab/><text:tab/>int sameChar;</text:p>
      <text:p text:style-name="P20"><text:tab/><text:tab/>int newCh;</text:p>
      <text:p text:style-name="P20"><text:tab/><text:tab/>int all[len];</text:p>
      <text:p text:style-name="P20"/>
      <text:p text:style-name="P20"><text:tab/><text:tab/>if(ch == (int)W[0])</text:p>
      <text:p text:style-name="P20"><text:tab/><text:tab/>{</text:p>
      <text:p text:style-name="P20"><text:tab/><text:tab/><text:tab/>k = 0;</text:p>
      <text:p text:style-name="P20"><text:tab/><text:tab/><text:tab/>sameChar = 0;</text:p>
      <text:p text:style-name="P20"><text:tab/><text:tab/><text:tab/>for(int j = 1; j &lt; len; j++)</text:p>
      <text:p text:style-name="P20"><text:tab/><text:tab/><text:tab/>{</text:p>
      <text:p text:style-name="P20"><text:tab/><text:tab/><text:tab/><text:tab/>newCh = fgetc(f);</text:p>
      <text:p text:style-name="P20"><text:tab/><text:tab/><text:tab/><text:tab/>all[k] = newCh;</text:p>
      <text:p text:style-name="P20"><text:soft-page-break/><text:tab/><text:tab/><text:tab/><text:tab/>k++;</text:p>
      <text:p text:style-name="P20"><text:tab/><text:tab/><text:tab/><text:tab/>if(newCh == (int)W[j])</text:p>
      <text:p text:style-name="P20"><text:tab/><text:tab/><text:tab/><text:tab/><text:tab/>sameChar++;</text:p>
      <text:p text:style-name="P20"><text:tab/><text:tab/><text:tab/><text:tab/>else</text:p>
      <text:p text:style-name="P20"><text:tab/><text:tab/><text:tab/><text:tab/><text:tab/>break;</text:p>
      <text:p text:style-name="P20"><text:tab/><text:tab/><text:tab/>}</text:p>
      <text:p text:style-name="P20"><text:tab/><text:tab/><text:tab/>if(sameChar == (len - 1))</text:p>
      <text:p text:style-name="P20"><text:tab/><text:tab/><text:tab/><text:tab/>count++;</text:p>
      <text:p text:style-name="P20"><text:tab/><text:tab/><text:tab/>while(k != 0)</text:p>
      <text:p text:style-name="P20"><text:tab/><text:tab/><text:tab/>{</text:p>
      <text:p text:style-name="P20"><text:tab/><text:tab/><text:tab/><text:tab/>k--;</text:p>
      <text:p text:style-name="P20"><text:tab/><text:tab/><text:tab/><text:tab/>check(ungetc(all[k], f) != EOF, "ungetc");</text:p>
      <text:p text:style-name="P20"><text:tab/><text:tab/><text:tab/>}</text:p>
      <text:p text:style-name="P20"><text:tab/><text:tab/>}</text:p>
      <text:p text:style-name="P20"><text:tab/>}</text:p>
      <text:p text:style-name="P20"><text:tab/></text:p>
      <text:p text:style-name="P20"><text:tab/>atomic_fetch_add(&amp;globalSum, count);</text:p>
      <text:p text:style-name="P20"><text:tab/>fclose(f);</text:p>
      <text:p text:style-name="P20"><text:tab/></text:p>
      <text:p text:style-name="P20"><text:tab/>return NULL;</text:p>
      <text:p text:style-name="P20">}</text:p>
      <text:p text:style-name="P20"/>
      <text:p text:style-name="P20">3. Napisati program koji kao argument komadne linije prima putanju do fajla i jednu od niski:<text:span text:style-name="T5"> ‘</text:span><text:span text:style-name="T4">w’</text:span><text:span text:style-name="T5"> , </text:span>'-e' <text:span text:style-name="T6">ili ‘-l’. </text:span>Program pokrece dete proces koje treba da izvrsi komandu terminala w<text:span text:style-name="T6">c </text:span>za prosledjene argumente (npr. wc-car Ltxt za argumente dir/1.txt' i'-c'), Preusmeriti standardni izlaz iz dete process, procitati ga u roditeljskom procesu i ispisati na standardni izlaz. Ukoliko dete proces ne zavrsi uspesno, tj. exit code 0, ispisati "Neuspeh iz roditelja.</text:p>
      <text:p text:style-name="P20"/>
      <text:p text:style-name="P20">#define _XOPEN_SOURCE 700</text:p>
      <text:p text:style-name="P20">#include &lt;stdio.h&gt;</text:p>
      <text:p text:style-name="P20">#include &lt;stdlib.h&gt;</text:p>
      <text:p text:style-name="P20"/>
      <text:p text:style-name="P20">#include &lt;unistd.h&gt;</text:p>
      <text:p text:style-name="P20">#include &lt;sys/types.h&gt;</text:p>
      <text:p text:style-name="P20">#include &lt;sys/stat.h&gt;</text:p>
      <text:p text:style-name="P20">#include &lt;fcntl.h&gt;</text:p>
      <text:p text:style-name="P20">#include &lt;ctype.h&gt;</text:p>
      <text:p text:style-name="P20">#include &lt;sys/wait.h&gt;</text:p>
      <text:p text:style-name="P20"/>
      <text:p text:style-name="P20">#define check(expr, msg) \</text:p>
      <text:p text:style-name="P20"><text:tab/>do { \</text:p>
      <text:p text:style-name="P20"><text:tab/><text:tab/>if(!(expr)){ \</text:p>
      <text:p text:style-name="P20"><text:tab/><text:tab/><text:tab/>perror(msg); \</text:p>
      <text:p text:style-name="P20"><text:tab/><text:tab/><text:tab/>exit(EXIT_FAILURE); \</text:p>
      <text:p text:style-name="P20"><text:tab/><text:tab/>} \</text:p>
      <text:p text:style-name="P20"><text:tab/>}while(0)</text:p>
      <text:p text:style-name="P20"/>
      <text:p text:style-name="P20">#define RD_END (0)</text:p>
      <text:p text:style-name="P20">#define WR_END (1)</text:p>
      <text:p text:style-name="P20">#define MAX_SIZE (256)</text:p>
      <text:p text:style-name="P20"/>
      <text:p text:style-name="P20">int main(int argc, char **argv)</text:p>
      <text:p text:style-name="P20"><text:soft-page-break/>{</text:p>
      <text:p text:style-name="P20"><text:tab/>check(argc == 3, "argc");</text:p>
      <text:p text:style-name="P20"><text:tab/></text:p>
      <text:p text:style-name="P20"><text:tab/>char *path = argv[1];</text:p>
      <text:p text:style-name="P20"><text:tab/>char *arg = argv[2];</text:p>
      <text:p text:style-name="P20"><text:tab/></text:p>
      <text:p text:style-name="P20"><text:tab/>int cld2par[2];</text:p>
      <text:p text:style-name="P20"><text:tab/>check(pipe(cld2par) != -1, "pipe");</text:p>
      <text:p text:style-name="P20"><text:tab/></text:p>
      <text:p text:style-name="P20"><text:tab/>pid_t childPid = fork();</text:p>
      <text:p text:style-name="P20"><text:tab/>check(childPid != -1, "fork");</text:p>
      <text:p text:style-name="P20"><text:tab/></text:p>
      <text:p text:style-name="P20"><text:tab/>if(childPid == 0)</text:p>
      <text:p text:style-name="P20"><text:tab/>{</text:p>
      <text:p text:style-name="P20"><text:tab/><text:tab/>close(cld2par[RD_END]);</text:p>
      <text:p text:style-name="P20"><text:tab/><text:tab/></text:p>
      <text:p text:style-name="P20"><text:tab/><text:tab/>check(dup2(cld2par[WR_END], STDOUT_FILENO) != -1, "dup2");</text:p>
      <text:p text:style-name="P20"><text:tab/><text:tab/></text:p>
      <text:p text:style-name="P20"><text:tab/><text:tab/>check(execlp("wc", "wc", path, arg, NULL) != -1, "execlp");</text:p>
      <text:p text:style-name="P20"><text:tab/><text:tab/></text:p>
      <text:p text:style-name="P20"><text:tab/><text:tab/>close(cld2par[WR_END]);</text:p>
      <text:p text:style-name="P20"><text:tab/><text:tab/></text:p>
      <text:p text:style-name="P20"><text:tab/><text:tab/>exit(EXIT_SUCCESS);</text:p>
      <text:p text:style-name="P20"><text:tab/>}</text:p>
      <text:p text:style-name="P20"><text:tab/></text:p>
      <text:p text:style-name="P20"><text:tab/>int status = 0;</text:p>
      <text:p text:style-name="P20"><text:tab/>check(wait(&amp;status) != -1, "wait");</text:p>
      <text:p text:style-name="P20"><text:tab/></text:p>
      <text:p text:style-name="P20"><text:tab/>if(WIFEXITED(status) &amp;&amp; (WEXITSTATUS(status) == EXIT_SUCCESS))</text:p>
      <text:p text:style-name="P20"><text:tab/>{</text:p>
      <text:p text:style-name="P20"><text:tab/><text:tab/>close(cld2par[WR_END]);</text:p>
      <text:p text:style-name="P20"><text:tab/><text:tab/></text:p>
      <text:p text:style-name="P20"><text:tab/><text:tab/>FILE *f = fdopen(cld2par[RD_END], "r");</text:p>
      <text:p text:style-name="P20"><text:tab/><text:tab/>check(f != NULL, "fdopen");</text:p>
      <text:p text:style-name="P20"><text:tab/><text:tab/></text:p>
      <text:p text:style-name="P20"><text:tab/><text:tab/>char *line = NULL;</text:p>
      <text:p text:style-name="P20"><text:tab/><text:tab/>size_t lineLen = 0;</text:p>
      <text:p text:style-name="P20"><text:tab/><text:tab/></text:p>
      <text:p text:style-name="P20"><text:tab/><text:tab/>while(getline(&amp;line, &amp;lineLen, f) != -1)</text:p>
      <text:p text:style-name="P20"><text:tab/><text:tab/>{</text:p>
      <text:p text:style-name="P20"><text:tab/><text:tab/><text:tab/>for(int i = 0; line[i] != '\0'; i++)</text:p>
      <text:p text:style-name="P20"><text:tab/><text:tab/><text:tab/>{</text:p>
      <text:p text:style-name="P20"><text:tab/><text:tab/><text:tab/><text:tab/>if(isspace(line[i]))</text:p>
      <text:p text:style-name="P20"><text:tab/><text:tab/><text:tab/><text:tab/><text:tab/>break;</text:p>
      <text:p text:style-name="P20"><text:tab/><text:tab/><text:tab/><text:tab/>printf("%c", line[i]);</text:p>
      <text:p text:style-name="P20"><text:tab/><text:tab/><text:tab/>}</text:p>
      <text:p text:style-name="P20"><text:tab/><text:tab/>}</text:p>
      <text:p text:style-name="P20"><text:tab/><text:tab/></text:p>
      <text:p text:style-name="P20"><text:tab/><text:tab/>fclose(f);</text:p>
      <text:p text:style-name="P20"><text:tab/><text:tab/>close(cld2par[RD_END]);</text:p>
      <text:p text:style-name="P20"><text:tab/>}</text:p>
      <text:p text:style-name="P20"><text:tab/>else</text:p>
      <text:p text:style-name="P20"><text:soft-page-break/><text:tab/>{</text:p>
      <text:p text:style-name="P20"><text:tab/><text:tab/>printf("Neuspeh");</text:p>
      <text:p text:style-name="P20"><text:tab/>}</text:p>
      <text:p text:style-name="P20"><text:tab/></text:p>
      <text:p text:style-name="P20"><text:tab/>return 0;</text:p>
      <text:p text:style-name="P20">}</text:p>
      <text:p text:style-name="P20"/>
      <text:p text:style-name="P22">4. <text:s/>Napisati program koji kao argumente komandne linije prima putanje do FIFO fajlova. Program cita karaktere (bajtove) iz FIFO fajlova prateci sve fajlove istovremeno koriscenjem poll interfejsa. Ispisati naziv FIFO fajla iz kog je procitano najvise karaktera (okrenite stranu).</text:p>
      <text:p text:style-name="P22"/>
      <text:p text:style-name="P22">#include &lt;stdio.h&gt;</text:p>
      <text:p text:style-name="P22">#include &lt;stdlib.h&gt;</text:p>
      <text:p text:style-name="P22">#include &lt;poll.h&gt;</text:p>
      <text:p text:style-name="P22">#include &lt;sys/types.h&gt;</text:p>
      <text:p text:style-name="P22">#include &lt;sys/stat.h&gt;</text:p>
      <text:p text:style-name="P22">#include &lt;fcntl.h&gt;</text:p>
      <text:p text:style-name="P22">#include &lt;unistd.h&gt;</text:p>
      <text:p text:style-name="P22">#include &lt;string.h&gt;</text:p>
      <text:p text:style-name="P22"/>
      <text:p text:style-name="P22">#define check(expr, msg) \</text:p>
      <text:p text:style-name="P22"><text:tab/>do { \</text:p>
      <text:p text:style-name="P22"><text:tab/><text:tab/>if(!(expr)){ \</text:p>
      <text:p text:style-name="P22"><text:tab/><text:tab/><text:tab/>perror(msg); \</text:p>
      <text:p text:style-name="P22"><text:tab/><text:tab/><text:tab/>exit(EXIT_FAILURE); \</text:p>
      <text:p text:style-name="P22"><text:tab/><text:tab/>} \</text:p>
      <text:p text:style-name="P22"><text:tab/>}while(0)</text:p>
      <text:p text:style-name="P22"/>
      <text:p text:style-name="P22">#define MAX_SIZE (1024)</text:p>
      <text:p text:style-name="P22"/>
      <text:p text:style-name="P22">int main(int argc, char **argv)</text:p>
      <text:p text:style-name="P22">{</text:p>
      <text:p text:style-name="P22"><text:tab/>check(argc &gt; 1, "argc");</text:p>
      <text:p text:style-name="P22"><text:tab/></text:p>
      <text:p text:style-name="P22"><text:tab/>int nFds = argc - 1;</text:p>
      <text:p text:style-name="P22"><text:tab/>struct pollfd *fds = malloc(nFds * sizeof(struct pollfd));</text:p>
      <text:p text:style-name="P22"><text:tab/>check(fds != NULL, "malloc");</text:p>
      <text:p text:style-name="P22"><text:tab/>int *count = calloc(nFds, sizeof(int));</text:p>
      <text:p text:style-name="P22"><text:tab/>check(count != NULL, "calloc");</text:p>
      <text:p text:style-name="P22"><text:tab/></text:p>
      <text:p text:style-name="P22"><text:tab/>for(int i = 0; i &lt; nFds; i++)</text:p>
      <text:p text:style-name="P22"><text:tab/>{</text:p>
      <text:p text:style-name="P22"><text:tab/><text:tab/>int fd = open(argv[i+1], O_RDONLY | O_NONBLOCK);</text:p>
      <text:p text:style-name="P22"><text:tab/><text:tab/>check(fd != -1, "open");</text:p>
      <text:p text:style-name="P22"><text:tab/><text:tab/>count[i] = 0;</text:p>
      <text:p text:style-name="P22"><text:tab/><text:tab/></text:p>
      <text:p text:style-name="P22"><text:tab/><text:tab/>fds[i].fd = fd;</text:p>
      <text:p text:style-name="P22"><text:tab/><text:tab/>fds[i].events = POLLIN | POLLHUP | POLLERR;</text:p>
      <text:p text:style-name="P22"><text:tab/><text:tab/>fds[i].revents = 0;</text:p>
      <text:p text:style-name="P22"><text:tab/>}</text:p>
      <text:p text:style-name="P22"><text:tab/></text:p>
      <text:p text:style-name="P22"><text:tab/>int activeFds = nFds;</text:p>
      <text:p text:style-name="P22"><text:soft-page-break/><text:tab/>char buffer[MAX_SIZE];</text:p>
      <text:p text:style-name="P22"><text:tab/>int globalMax = 0;</text:p>
      <text:p text:style-name="P22"><text:tab/>char *globalName;</text:p>
      <text:p text:style-name="P22"><text:tab/></text:p>
      <text:p text:style-name="P22"><text:tab/>while(activeFds)</text:p>
      <text:p text:style-name="P22"><text:tab/>{</text:p>
      <text:p text:style-name="P22"><text:tab/><text:tab/>int retVal = poll(fds, nFds, -1);</text:p>
      <text:p text:style-name="P22"><text:tab/><text:tab/>check(retVal != -1, "poll");</text:p>
      <text:p text:style-name="P22"><text:tab/><text:tab/></text:p>
      <text:p text:style-name="P22"><text:tab/><text:tab/>for(int i = 0; i &lt; nFds; i++)</text:p>
      <text:p text:style-name="P22"><text:tab/><text:tab/>{</text:p>
      <text:p text:style-name="P22"><text:tab/><text:tab/><text:tab/>if(fds[i].revents &amp; POLLIN)</text:p>
      <text:p text:style-name="P22"><text:tab/><text:tab/><text:tab/>{</text:p>
      <text:p text:style-name="P22"><text:tab/><text:tab/><text:tab/><text:tab/>int readBytes = 0;</text:p>
      <text:p text:style-name="P22"><text:tab/><text:tab/><text:tab/><text:tab/>while((readBytes = read(fds[i].fd, buffer, MAX_SIZE)) &gt; 0)</text:p>
      <text:p text:style-name="P22"><text:tab/><text:tab/><text:tab/><text:tab/>{</text:p>
      <text:p text:style-name="P22"><text:tab/><text:tab/><text:tab/><text:tab/><text:tab/>count[i] += readBytes;</text:p>
      <text:p text:style-name="P22"><text:tab/><text:tab/><text:tab/><text:tab/>}</text:p>
      <text:p text:style-name="P22"><text:tab/><text:tab/><text:tab/><text:tab/>if(readBytes == -1)</text:p>
      <text:p text:style-name="P22"><text:tab/><text:tab/><text:tab/><text:tab/><text:tab/>if(errno != EAGAIN)</text:p>
      <text:p text:style-name="P22"><text:tab/><text:tab/><text:tab/><text:tab/><text:tab/><text:tab/>check(0, "read");</text:p>
      <text:p text:style-name="P22"><text:tab/><text:tab/><text:tab/><text:tab/></text:p>
      <text:p text:style-name="P22"><text:tab/><text:tab/><text:tab/><text:tab/>buffer[totalBytes] = '\0';</text:p>
      <text:p text:style-name="P22"><text:tab/><text:tab/><text:tab/><text:tab/>int localMax = totalBytes;</text:p>
      <text:p text:style-name="P22"><text:tab/><text:tab/><text:tab/><text:tab/></text:p>
      <text:p text:style-name="P22"><text:tab/><text:tab/><text:tab/><text:tab/>if(localMax &gt; globalMax)</text:p>
      <text:p text:style-name="P22"><text:tab/><text:tab/><text:tab/><text:tab/>{</text:p>
      <text:p text:style-name="P22"><text:tab/><text:tab/><text:tab/><text:tab/><text:tab/>globalMax = localMax;</text:p>
      <text:p text:style-name="P22"><text:tab/><text:tab/><text:tab/><text:tab/><text:tab/>globalName = argv[i+1];</text:p>
      <text:p text:style-name="P22"><text:tab/><text:tab/><text:tab/><text:tab/>}</text:p>
      <text:p text:style-name="P22"><text:tab/><text:tab/><text:tab/><text:tab/></text:p>
      <text:p text:style-name="P22"><text:tab/><text:tab/><text:tab/><text:tab/>fds[i].revents = 0;</text:p>
      <text:p text:style-name="P22"><text:tab/><text:tab/><text:tab/>}</text:p>
      <text:p text:style-name="P22"><text:tab/><text:tab/><text:tab/>else if(fds[i].revents &amp; (POLLERR | POLLHUP))</text:p>
      <text:p text:style-name="P22"><text:tab/><text:tab/><text:tab/>{</text:p>
      <text:p text:style-name="P22"><text:tab/><text:tab/><text:tab/><text:tab/>close(fds[i].fd);</text:p>
      <text:p text:style-name="P22"><text:tab/><text:tab/><text:tab/><text:tab/>fds[i].fd = -1;</text:p>
      <text:p text:style-name="P22"><text:tab/><text:tab/><text:tab/><text:tab/>fds[i].events = 0;</text:p>
      <text:p text:style-name="P22"><text:tab/><text:tab/><text:tab/><text:tab/>fds[i].revents = 0;</text:p>
      <text:p text:style-name="P22"><text:tab/><text:tab/><text:tab/><text:tab/></text:p>
      <text:p text:style-name="P22"><text:tab/><text:tab/><text:tab/><text:tab/>activeFds--;</text:p>
      <text:p text:style-name="P22"><text:tab/><text:tab/><text:tab/>}</text:p>
      <text:p text:style-name="P22"><text:tab/><text:tab/>}</text:p>
      <text:p text:style-name="P22"><text:tab/>}</text:p>
      <text:p text:style-name="P22"><text:tab/></text:p>
      <text:p text:style-name="P22"><text:tab/>char *line = strrchr(globalName, '/');</text:p>
      <text:p text:style-name="P22"><text:tab/>char *res = line != NULL ? line + 1 : globalName;</text:p>
      <text:p text:style-name="P22"><text:tab/>printf("%s\n", res);</text:p>
      <text:p text:style-name="P22"><text:tab/></text:p>
      <text:p text:style-name="P22"><text:tab/>for(int i = 0; i &lt; nFds; i++)</text:p>
      <text:p text:style-name="P22"><text:tab/><text:tab/>if(fds[i].fd != -1)</text:p>
      <text:p text:style-name="P22"><text:tab/><text:tab/><text:tab/>close(fds[i].fd);</text:p>
      <text:p text:style-name="P22"><text:soft-page-break/><text:tab/>free(fds);</text:p>
      <text:p text:style-name="P22"><text:tab/>free(count);</text:p>
      <text:p text:style-name="P22"><text:tab/></text:p>
      <text:p text:style-name="P22"><text:tab/>return 0;</text:p>
      <text:p text:style-name="P22">}</text:p>
      <text:p text:style-name="P22"/>
      <text:p text:style-name="P22">5. <text:s/>Napisati program koji kao argumente komandne linije prima nazvi objekta deljene memorije. Potrebno je ucitati strukturu [ARRAY_MAX je 1024);</text:p>
      <text:p text:style-name="P22">typedef struct{</text:p>
      <text:p text:style-name="P22"><text:tab/>sem_t inDataReady;</text:p>
      <text:p text:style-name="P22"><text:tab/>sem_t dataProcessed;</text:p>
      <text:p text:style-name="P22"><text:tab/>char str[ARRAY_MAX];</text:p>
      <text:p text:style-name="P22">}osInputData;</text:p>
      <text:p text:style-name="P22"/>
      <text:p text:style-name="P22">I prebciti sva mala slova niske str u velika I sva velika slova niske str u mala (invertovati case). Dodatno, pre bilo kakve obrade potrebno je sacekati semafor inDataReady, nakon obrade postaviti semafor dataProcessed (pretpostaviti da je ispravno inicijalizovan). NAPOMENA: Linkovati sa -lrt.</text:p>
      <text:p text:style-name="P22"/>
      <text:p text:style-name="P22">#include &lt;stdio.h&gt;</text:p>
      <text:p text:style-name="P22">#include &lt;stdlib.h&gt;</text:p>
      <text:p text:style-name="P22">#include &lt;sys/mman.h&gt;</text:p>
      <text:p text:style-name="P22">#include &lt;sys/stat.h&gt;</text:p>
      <text:p text:style-name="P22">#include &lt;fcntl.h&gt;</text:p>
      <text:p text:style-name="P22">#include &lt;string.h&gt;</text:p>
      <text:p text:style-name="P22">#include &lt;ctype.h&gt;</text:p>
      <text:p text:style-name="P22">#include &lt;semaphore.h&gt;</text:p>
      <text:p text:style-name="P22">#include &lt;unistd.h&gt;</text:p>
      <text:p text:style-name="P22"/>
      <text:p text:style-name="P22">#define check(expr, msg) \</text:p>
      <text:p text:style-name="P22"><text:tab/>do { \</text:p>
      <text:p text:style-name="P22"><text:tab/><text:tab/>if(!(expr)){ \</text:p>
      <text:p text:style-name="P22"><text:tab/><text:tab/><text:tab/>perror(msg); \</text:p>
      <text:p text:style-name="P22"><text:tab/><text:tab/><text:tab/>exit(EXIT_FAILURE); \</text:p>
      <text:p text:style-name="P22"><text:tab/><text:tab/>} \</text:p>
      <text:p text:style-name="P22"><text:tab/>}while(0)</text:p>
      <text:p text:style-name="P22"/>
      <text:p text:style-name="P22">#define ARRAY_MAX (256)</text:p>
      <text:p text:style-name="P22"/>
      <text:p text:style-name="P22">typedef struct{</text:p>
      <text:p text:style-name="P22"><text:tab/>sem_t inDataReady;</text:p>
      <text:p text:style-name="P22"><text:tab/>sem_t dataProcessed;</text:p>
      <text:p text:style-name="P22"><text:tab/>char str[ARRAY_MAX];</text:p>
      <text:p text:style-name="P22">}osInputData;</text:p>
      <text:p text:style-name="P22"/>
      <text:p text:style-name="P22">void *getMemoryBlock(const char *path, unsigned *size);</text:p>
      <text:p text:style-name="P22"/>
      <text:p text:style-name="P22">int main(int argc, char **argv)</text:p>
      <text:p text:style-name="P22">{</text:p>
      <text:p text:style-name="P22"><text:tab/>check(argc == 2, "argc");</text:p>
      <text:p text:style-name="P22"><text:tab/></text:p>
      <text:p text:style-name="P22"><text:tab/>unsigned size = 0;</text:p>
      <text:p text:style-name="P22"><text:tab/>osInputData *data = getMemoryBlock(argv[1], &amp;size);</text:p>
      <text:p text:style-name="P22"><text:soft-page-break/><text:tab/></text:p>
      <text:p text:style-name="P22"><text:tab/>check(sem_wait(&amp;(data-&gt;inDataReady)) != -1, "sem_wait");</text:p>
      <text:p text:style-name="P22"/>
      <text:p text:style-name="P22"><text:tab/>char *copy = data-&gt;str;</text:p>
      <text:p text:style-name="P22"><text:tab/>for(int i = 0; copy[i] != '\0'; i++)</text:p>
      <text:p text:style-name="P22"><text:tab/>{</text:p>
      <text:p text:style-name="P22"><text:tab/><text:tab/>if(islower(copy[i]))</text:p>
      <text:p text:style-name="P22"><text:tab/><text:tab/><text:tab/>copy[i] = toupper(copy[i]);</text:p>
      <text:p text:style-name="P22"><text:tab/><text:tab/>else if(isupper(copy[i]))</text:p>
      <text:p text:style-name="P22"><text:tab/><text:tab/><text:tab/>copy[i] = tolower(copy[i]);</text:p>
      <text:p text:style-name="P22"><text:tab/>}</text:p>
      <text:p text:style-name="P22"><text:tab/>//printf("%s", copy);</text:p>
      <text:p text:style-name="P22"><text:tab/></text:p>
      <text:p text:style-name="P22"><text:tab/>check(sem_post(&amp;(data-&gt;dataProcessed)) != -1, "sem_post");</text:p>
      <text:p text:style-name="P22"><text:tab/></text:p>
      <text:p text:style-name="P22"><text:tab/>check(munmap(data, size) != -1, "munmap");</text:p>
      <text:p text:style-name="P22"><text:tab/></text:p>
      <text:p text:style-name="P22"><text:tab/>//check(shm_unlink(argv[1]) != -1, "shm_unlink");</text:p>
      <text:p text:style-name="P22"><text:tab/></text:p>
      <text:p text:style-name="P22"><text:tab/>return 0;</text:p>
      <text:p text:style-name="P22">}</text:p>
      <text:p text:style-name="P22"/>
      <text:p text:style-name="P22">void *getMemoryBlock(const char *path, unsigned *size)</text:p>
      <text:p text:style-name="P22">{</text:p>
      <text:p text:style-name="P22"><text:tab/>int memFd = shm_open(path, O_RDWR, 0600);</text:p>
      <text:p text:style-name="P22"><text:tab/>check(memFd != -1, "shm_open");</text:p>
      <text:p text:style-name="P22"><text:tab/></text:p>
      <text:p text:style-name="P22"><text:tab/>struct stat fInfo;</text:p>
      <text:p text:style-name="P22"><text:tab/>check(fstat(memFd, &amp;fInfo) != -1, "fstat");</text:p>
      <text:p text:style-name="P22"><text:tab/>*size = fInfo.st_size;</text:p>
      <text:p text:style-name="P22"><text:tab/></text:p>
      <text:p text:style-name="P22"><text:tab/>void *addr;</text:p>
      <text:p text:style-name="P22"><text:tab/>check((addr = mmap(0, *size, PROT_READ | PROT_WRITE, MAP_SHARED, memFd, 0)) != MAP_FAILED, "mmap");</text:p>
      <text:p text:style-name="P22"><text:tab/></text:p>
      <text:p text:style-name="P22"><text:tab/>close(memFd);</text:p>
      <text:p text:style-name="P22"><text:tab/>return addr;</text:p>
      <text:p text:style-name="P22">}</text:p>
      <text:p text:style-name="P22"/>
      <text:p text:style-name="P9">Jun1 2018:</text:p>
      <text:p text:style-name="P9"/>
      <text:p text:style-name="P22">1. Korisnik kao argument komandne linije prosledjuje jedan ceo broj koji predstavlja broj dana za koliko treba promeniti datum kada se program pokrece. Napisati program koji pomera datum za onoliko dana za koliko korisnik zeli. Program treba da ispise ime dana u nedelji koji odgovara novom datumu na srpskom jeziku malim slovima.</text:p>
      <text:p text:style-name="P22"/>
      <text:p text:style-name="P23">2. Napisati program koji pomocu niti izracunava histogram slova koja se nalaze u fajlu koji se programu prosledjuje kao argument komandne linije. Jedna nit broji pojavljivanja jednog slova. Dakle prva nit broji pojavljivanja slova 'a', druga slova 'b', treca slova 'c' itd. Niti ne razlikuju velika i mala slova (dakle pokrece se 26 niti). Sve karaktere koji nisu slova treba ignorisati. Na kraju rada, program stampa dobijeni histogram i slovo koje se najvise puta javilo u fajlu. Nije dozvoljeno <text:soft-page-break/>naknadno utvrdjivanje maksimuma linearnom pretragom na osnovu zapamcenih brojeva pojavljivanja slova. Sinhronizaciju ostvariti pomocu mutex-a.</text:p>
      <text:p text:style-name="P23"/>
      <text:p text:style-name="P23">#define _XOPEN_SOURCE 700</text:p>
      <text:p text:style-name="P23">#include &lt;stdio.h&gt;</text:p>
      <text:p text:style-name="P23">#include &lt;stdlib.h&gt;</text:p>
      <text:p text:style-name="P23">#include &lt;pthread.h&gt;</text:p>
      <text:p text:style-name="P23">#include &lt;errno.h&gt;</text:p>
      <text:p text:style-name="P23">#include &lt;sys/types.h&gt;</text:p>
      <text:p text:style-name="P23">#include &lt;sys/stat.h&gt;</text:p>
      <text:p text:style-name="P23">#include &lt;fcntl.h&gt;</text:p>
      <text:p text:style-name="P23">#include &lt;unistd.h&gt;</text:p>
      <text:p text:style-name="P23">#include &lt;ctype.h&gt;</text:p>
      <text:p text:style-name="P23">#include &lt;string.h&gt;</text:p>
      <text:p text:style-name="P23"/>
      <text:p text:style-name="P23">#define check(expr, msg) \</text:p>
      <text:p text:style-name="P23"><text:tab/>do{ \</text:p>
      <text:p text:style-name="P23"><text:tab/><text:tab/>if(!(expr)){ \</text:p>
      <text:p text:style-name="P23"><text:tab/><text:tab/><text:tab/>perror(msg); \</text:p>
      <text:p text:style-name="P23"><text:tab/><text:tab/><text:tab/>exit(EXIT_FAILURE); \</text:p>
      <text:p text:style-name="P23"><text:tab/><text:tab/>} \</text:p>
      <text:p text:style-name="P23"><text:tab/>}while(0)</text:p>
      <text:p text:style-name="P23"><text:tab/></text:p>
      <text:p text:style-name="P23">#define check_pthread(err, msg) \</text:p>
      <text:p text:style-name="P23"><text:tab/>do{ \</text:p>
      <text:p text:style-name="P23"><text:tab/><text:tab/>int _err = err; \</text:p>
      <text:p text:style-name="P23"><text:tab/><text:tab/>if(_err &gt; 0){ \</text:p>
      <text:p text:style-name="P23"><text:tab/><text:tab/><text:tab/>errno = _err; \</text:p>
      <text:p text:style-name="P23"><text:tab/><text:tab/><text:tab/>check(0, msg); \</text:p>
      <text:p text:style-name="P23"><text:tab/><text:tab/>} \</text:p>
      <text:p text:style-name="P23"><text:tab/>}while(0)</text:p>
      <text:p text:style-name="P23"><text:tab/></text:p>
      <text:p text:style-name="P23">#define NUMS (26)</text:p>
      <text:p text:style-name="P23"/>
      <text:p text:style-name="P23">typedef struct{</text:p>
      <text:p text:style-name="P23"><text:tab/>char *file;</text:p>
      <text:p text:style-name="P23"><text:tab/>int idx;</text:p>
      <text:p text:style-name="P23">}inData;</text:p>
      <text:p text:style-name="P23"/>
      <text:p text:style-name="P23">pthread_mutex_t globalLock = PTHREAD_MUTEX_INITIALIZER;</text:p>
      <text:p text:style-name="P23">int letters[NUMS];</text:p>
      <text:p text:style-name="P23">int max;</text:p>
      <text:p text:style-name="P23">char letter;</text:p>
      <text:p text:style-name="P23"/>
      <text:p text:style-name="P23">void *threadFunc(void *arg);</text:p>
      <text:p text:style-name="P23"/>
      <text:p text:style-name="P23">int main(int argc, char** argv)</text:p>
      <text:p text:style-name="P23">{</text:p>
      <text:p text:style-name="P23"><text:tab/>check(argc == 2, "argc");</text:p>
      <text:p text:style-name="P23"><text:tab/></text:p>
      <text:p text:style-name="P23"><text:tab/>pthread_t *tids = malloc(NUMS * sizeof(pthread_t));</text:p>
      <text:p text:style-name="P23"><text:tab/>check(tids != NULL, "malloc");</text:p>
      <text:p text:style-name="P23"><text:soft-page-break/><text:tab/>inData *args = malloc(NUMS * sizeof(inData));</text:p>
      <text:p text:style-name="P23"><text:tab/>check(args != NULL, "malloc");</text:p>
      <text:p text:style-name="P23"><text:tab/></text:p>
      <text:p text:style-name="P23"><text:tab/>for(int i = 0; i &lt; NUMS; i++)</text:p>
      <text:p text:style-name="P23"><text:tab/>{</text:p>
      <text:p text:style-name="P23"><text:tab/><text:tab/>args[i].file = argv[1];</text:p>
      <text:p text:style-name="P23"><text:tab/><text:tab/>args[i].idx = i;</text:p>
      <text:p text:style-name="P23"><text:tab/><text:tab/>check_pthread(pthread_create(&amp;tids[i], NULL, threadFunc, &amp;args[i]), "pthread_create");</text:p>
      <text:p text:style-name="P23"><text:tab/>}</text:p>
      <text:p text:style-name="P23"><text:tab/></text:p>
      <text:p text:style-name="P23"><text:tab/>for(int i = 0; i &lt; NUMS; i++)</text:p>
      <text:p text:style-name="P23"><text:tab/>{</text:p>
      <text:p text:style-name="P23"><text:tab/><text:tab/>check_pthread(pthread_join(tids[i], NULL), "pthread_join");</text:p>
      <text:p text:style-name="P23"><text:tab/>}</text:p>
      <text:p text:style-name="P23"><text:tab/></text:p>
      <text:p text:style-name="P23"><text:tab/>for(int i = 0; i &lt; NUMS; i++)</text:p>
      <text:p text:style-name="P23"><text:tab/>{</text:p>
      <text:p text:style-name="P23"><text:tab/><text:tab/>printf("%d ", letters[i]);</text:p>
      <text:p text:style-name="P23"><text:tab/>}</text:p>
      <text:p text:style-name="P23"><text:tab/>printf("\n%c\n", letter);</text:p>
      <text:p text:style-name="P23"><text:tab/></text:p>
      <text:p text:style-name="P23"><text:tab/>free(tids);</text:p>
      <text:p text:style-name="P23"><text:tab/>free(args);</text:p>
      <text:p text:style-name="P23"><text:tab/></text:p>
      <text:p text:style-name="P23"><text:tab/>return 0;</text:p>
      <text:p text:style-name="P23">}</text:p>
      <text:p text:style-name="P23"/>
      <text:p text:style-name="P23">void *threadFunc(void *arg)</text:p>
      <text:p text:style-name="P23">{</text:p>
      <text:p text:style-name="P23"><text:tab/>inData *data = (inData*)arg;</text:p>
      <text:p text:style-name="P23"><text:tab/></text:p>
      <text:p text:style-name="P23"><text:tab/>int count = 0;</text:p>
      <text:p text:style-name="P23"><text:tab/>int id = data-&gt;idx;</text:p>
      <text:p text:style-name="P23"><text:tab/>char *file = data-&gt;file;</text:p>
      <text:p text:style-name="P23"><text:tab/>char savedLetter;</text:p>
      <text:p text:style-name="P23"><text:tab/></text:p>
      <text:p text:style-name="P23"><text:tab/>FILE *f = fopen(file, "r");</text:p>
      <text:p text:style-name="P23"><text:tab/>check(f != NULL, "fopen");</text:p>
      <text:p text:style-name="P23"><text:tab/></text:p>
      <text:p text:style-name="P23"><text:tab/>char *line = NULL;</text:p>
      <text:p text:style-name="P23"><text:tab/>size_t lineLen = 0;</text:p>
      <text:p text:style-name="P23"><text:tab/></text:p>
      <text:p text:style-name="P23"><text:tab/>while(getline(&amp;line, &amp;lineLen, f) &gt; 0)</text:p>
      <text:p text:style-name="P23"><text:tab/>{</text:p>
      <text:p text:style-name="P23"><text:tab/><text:tab/>int len = strlen(line);</text:p>
      <text:p text:style-name="P23"><text:tab/><text:tab/>for(int i = 0; i &lt; len; i++)</text:p>
      <text:p text:style-name="P23"><text:tab/><text:tab/>{</text:p>
      <text:p text:style-name="P23"><text:tab/><text:tab/><text:tab/>char ch = (unsigned char)line[i];</text:p>
      <text:p text:style-name="P23"><text:tab/><text:tab/><text:tab/>if(!isalpha(ch))</text:p>
      <text:p text:style-name="P23"><text:tab/><text:tab/><text:tab/><text:tab/>continue;</text:p>
      <text:p text:style-name="P23"><text:tab/><text:tab/><text:tab/>int c = (int)(tolower(ch) - 'a');</text:p>
      <text:p text:style-name="P23"><text:soft-page-break/><text:tab/><text:tab/><text:tab/>if(c == id)</text:p>
      <text:p text:style-name="P23"><text:tab/><text:tab/><text:tab/>{</text:p>
      <text:p text:style-name="P23"><text:tab/><text:tab/><text:tab/><text:tab/>count++;</text:p>
      <text:p text:style-name="P23"><text:tab/><text:tab/><text:tab/><text:tab/>savedLetter = ch;</text:p>
      <text:p text:style-name="P23"><text:tab/><text:tab/><text:tab/>}</text:p>
      <text:p text:style-name="P23"><text:tab/><text:tab/>}</text:p>
      <text:p text:style-name="P23"><text:tab/>}</text:p>
      <text:p text:style-name="P23"><text:tab/></text:p>
      <text:p text:style-name="P23"><text:tab/>check(pthread_mutex_lock(&amp;(globalLock)) != -1, "pthread_mutex_lock");</text:p>
      <text:p text:style-name="P23"><text:tab/></text:p>
      <text:p text:style-name="P23"><text:tab/>letters[id] = count;</text:p>
      <text:p text:style-name="P23"><text:tab/>if(count &gt; max)</text:p>
      <text:p text:style-name="P23"><text:tab/>{</text:p>
      <text:p text:style-name="P23"><text:tab/><text:tab/>max = count;</text:p>
      <text:p text:style-name="P23"><text:tab/><text:tab/>letter = savedLetter;</text:p>
      <text:p text:style-name="P23"><text:tab/>}</text:p>
      <text:p text:style-name="P23"><text:tab/></text:p>
      <text:p text:style-name="P23"><text:tab/>check(pthread_mutex_unlock(&amp;(globalLock)) != -1, "pthread_mutex_unlock");</text:p>
      <text:p text:style-name="P23"><text:tab/></text:p>
      <text:p text:style-name="P23"><text:tab/>fclose(f);</text:p>
      <text:p text:style-name="P23"><text:tab/>return NULL;</text:p>
      <text:p text:style-name="P23">}</text:p>
      <text:p text:style-name="P23"/>
      <text:p text:style-name="P23">3. Napisati program koji u dete procesu pokrece komandu Is -1. Roditeljski proces ceka na izvrsenje komande i prikazuje nazive samo onih fajlova kod kojih ostali korisnici na sistemu imaju rwx privilegije. U slucaju da je izvrsavanje komande neuspesno, roditeljski proces ispisuje poruku neuspeh i prekida svoje izvrsavanje sa exit kodom koji je vratila komanda ls.</text:p>
      <text:p text:style-name="P23"/>
      <text:p text:style-name="P23">#define _XOPEN_SOURCE 700</text:p>
      <text:p text:style-name="P23">#include &lt;stdio.h&gt;</text:p>
      <text:p text:style-name="P23">#include &lt;stdlib.h&gt;</text:p>
      <text:p text:style-name="P23">#include &lt;unistd.h&gt;</text:p>
      <text:p text:style-name="P23">#include &lt;sys/types.h&gt;</text:p>
      <text:p text:style-name="P23">#include &lt;sys/wait.h&gt;</text:p>
      <text:p text:style-name="P23">#include &lt;string.h&gt;</text:p>
      <text:p text:style-name="P23"/>
      <text:p text:style-name="P23">#define check(expr, msg) \</text:p>
      <text:p text:style-name="P23"><text:tab/>do{ \</text:p>
      <text:p text:style-name="P23"><text:tab/><text:tab/>if(!(expr)){ \</text:p>
      <text:p text:style-name="P23"><text:tab/><text:tab/><text:tab/>perror(msg); \</text:p>
      <text:p text:style-name="P23"><text:tab/><text:tab/><text:tab/>exit(EXIT_FAILURE); \</text:p>
      <text:p text:style-name="P23"><text:tab/><text:tab/>} \</text:p>
      <text:p text:style-name="P23"><text:tab/>}while(0)</text:p>
      <text:p text:style-name="P23"/>
      <text:p text:style-name="P23">#define RD_END (0)</text:p>
      <text:p text:style-name="P23">#define WR_END (1)</text:p>
      <text:p text:style-name="P23">#define MAX_SIZE (256)</text:p>
      <text:p text:style-name="P23"><text:tab/></text:p>
      <text:p text:style-name="P23">int main(int argc, char** argv)</text:p>
      <text:p text:style-name="P23">{</text:p>
      <text:p text:style-name="P23"><text:tab/>check(argc == 1, "argc");</text:p>
      <text:p text:style-name="P23"><text:tab/></text:p>
      <text:p text:style-name="P23"><text:soft-page-break/><text:tab/>int pipeFd[2];</text:p>
      <text:p text:style-name="P23"><text:tab/>check(pipe(pipeFd) != -1, "pipe");</text:p>
      <text:p text:style-name="P23"/>
      <text:p text:style-name="P23"><text:tab/>pid_t childPid = fork();</text:p>
      <text:p text:style-name="P23"><text:tab/>check(childPid != -1, "fork");</text:p>
      <text:p text:style-name="P23"><text:tab/></text:p>
      <text:p text:style-name="P23"><text:tab/>if(childPid == 0) //child</text:p>
      <text:p text:style-name="P23"><text:tab/>{</text:p>
      <text:p text:style-name="P23"><text:tab/><text:tab/>close(pipeFd[RD_END]);</text:p>
      <text:p text:style-name="P23"><text:tab/><text:tab/><text:tab/><text:tab/></text:p>
      <text:p text:style-name="P23"><text:tab/><text:tab/>check(dup2(pipeFd[WR_END], STDOUT_FILENO) != -1, "dup2");</text:p>
      <text:p text:style-name="P23"><text:tab/><text:tab/></text:p>
      <text:p text:style-name="P23"><text:tab/><text:tab/>check(execlp("ls", "ls", "-l", NULL) != -1, "execlp");</text:p>
      <text:p text:style-name="P23"><text:tab/><text:tab/></text:p>
      <text:p text:style-name="P23"><text:tab/><text:tab/>close(pipeFd[WR_END]);</text:p>
      <text:p text:style-name="P23"><text:tab/><text:tab/></text:p>
      <text:p text:style-name="P23"><text:tab/><text:tab/>exit(EXIT_SUCCESS);</text:p>
      <text:p text:style-name="P23"><text:tab/>}</text:p>
      <text:p text:style-name="P23"><text:tab/>int status = 0;</text:p>
      <text:p text:style-name="P23"><text:tab/>check(wait(&amp;status) != -1, "wait");</text:p>
      <text:p text:style-name="P23"><text:tab/></text:p>
      <text:p text:style-name="P23"><text:tab/>if(WIFEXITED(status) &amp;&amp; (WEXITSTATUS(status) == EXIT_SUCCESS))</text:p>
      <text:p text:style-name="P23"><text:tab/>{</text:p>
      <text:p text:style-name="P23"><text:tab/><text:tab/>close(pipeFd[WR_END]);</text:p>
      <text:p text:style-name="P23"><text:tab/><text:tab/></text:p>
      <text:p text:style-name="P23"><text:tab/><text:tab/>char *line = NULL;</text:p>
      <text:p text:style-name="P23"><text:tab/><text:tab/>size_t lineLen = 0;</text:p>
      <text:p text:style-name="P23"><text:tab/><text:tab/>FILE *f = fdopen(pipeFd[RD_END], "r");</text:p>
      <text:p text:style-name="P23"><text:tab/><text:tab/></text:p>
      <text:p text:style-name="P23"><text:tab/><text:tab/>while(getline(&amp;line, &amp;lineLen, f) != -1)</text:p>
      <text:p text:style-name="P23"><text:tab/><text:tab/>{</text:p>
      <text:p text:style-name="P23"><text:tab/><text:tab/><text:tab/>if(line[7] == 'r' &amp;&amp; line[8] == 'w' &amp;&amp; line[9] == 'x')</text:p>
      <text:p text:style-name="P23"><text:tab/><text:tab/><text:tab/>{</text:p>
      <text:p text:style-name="P23"><text:tab/><text:tab/><text:tab/><text:tab/>char *space = strrchr(line, ' ');</text:p>
      <text:p text:style-name="P23"><text:tab/><text:tab/><text:tab/><text:tab/>printf("%s", space + 1);</text:p>
      <text:p text:style-name="P23"><text:tab/><text:tab/><text:tab/>}</text:p>
      <text:p text:style-name="P23"><text:tab/><text:tab/>}</text:p>
      <text:p text:style-name="P23"><text:tab/><text:tab/></text:p>
      <text:p text:style-name="P23"><text:tab/><text:tab/>free(line);</text:p>
      <text:p text:style-name="P23"><text:tab/><text:tab/>fclose(f);</text:p>
      <text:p text:style-name="P23"><text:tab/><text:tab/>close(pipeFd[RD_END]);</text:p>
      <text:p text:style-name="P23"><text:tab/>}</text:p>
      <text:p text:style-name="P23"><text:tab/>else</text:p>
      <text:p text:style-name="P23"><text:tab/>{</text:p>
      <text:p text:style-name="P23"><text:tab/><text:tab/>printf("neuspeh");</text:p>
      <text:p text:style-name="P23"><text:tab/><text:tab/>exit(WEXITSTATUS(status));</text:p>
      <text:p text:style-name="P23"><text:tab/>}</text:p>
      <text:p text:style-name="P23"><text:tab/></text:p>
      <text:p text:style-name="P23"><text:tab/>return 0;</text:p>
      <text:p text:style-name="P23">}</text:p>
      <text:p text:style-name="P23"/>
      <text:p text:style-name="P23"><text:soft-page-break/>4. Program kao argument komandne linije dobija putanju do regularnog fajla. U tom fajlu, svaku otkljucanu rec program treba da zameni sa tom istom reci koja je obrnuta kao u ogledalu. U slucaju da je rec vec zakljucana, program treba da je preskoci I pokusa da izmeni sledecu rec. Na kraju rada, program ispisuje broj uspesno izmenjenih reci I broj reci koje nije uspeo da izmeni.</text:p>
      <text:p text:style-name="P23"/>
      <text:p text:style-name="P23">#define _XOPEN_SOURCE 700</text:p>
      <text:p text:style-name="P23">#include &lt;stdio.h&gt;</text:p>
      <text:p text:style-name="P23">#include &lt;stdlib.h&gt;</text:p>
      <text:p text:style-name="P23"/>
      <text:p text:style-name="P23">#include &lt;unistd.h&gt;</text:p>
      <text:p text:style-name="P23">#include &lt;fcntl.h&gt;</text:p>
      <text:p text:style-name="P23">#include &lt;errno.h&gt;</text:p>
      <text:p text:style-name="P23">#include &lt;string.h&gt;</text:p>
      <text:p text:style-name="P23"/>
      <text:p text:style-name="P23">#define check(expr, msg) \</text:p>
      <text:p text:style-name="P23"><text:tab/>do{ \</text:p>
      <text:p text:style-name="P23"><text:tab/><text:tab/>if(!(expr)){ \</text:p>
      <text:p text:style-name="P23"><text:tab/><text:tab/><text:tab/>perror(msg); \</text:p>
      <text:p text:style-name="P23"><text:tab/><text:tab/><text:tab/>exit(EXIT_FAILURE); \</text:p>
      <text:p text:style-name="P23"><text:tab/><text:tab/>} \</text:p>
      <text:p text:style-name="P23"><text:tab/>}while(0)</text:p>
      <text:p text:style-name="P23"><text:tab/></text:p>
      <text:p text:style-name="P23">#define MAX_SIZE (256)</text:p>
      <text:p text:style-name="P23"><text:tab/></text:p>
      <text:p text:style-name="P23">int yes = 0;</text:p>
      <text:p text:style-name="P23">int no = 0;</text:p>
      <text:p text:style-name="P23"/>
      <text:p text:style-name="P23">int main(int argc, char** argv)</text:p>
      <text:p text:style-name="P23">{</text:p>
      <text:p text:style-name="P23"><text:tab/>check(argc == 2, "argc");</text:p>
      <text:p text:style-name="P23"><text:tab/></text:p>
      <text:p text:style-name="P23"><text:tab/>FILE *f = fopen(argv[1], "r+");</text:p>
      <text:p text:style-name="P23"><text:tab/>check(f != NULL, "fopen");</text:p>
      <text:p text:style-name="P23"><text:tab/></text:p>
      <text:p text:style-name="P23"><text:tab/>int fd = fileno(f);</text:p>
      <text:p text:style-name="P23"><text:tab/>check(fd != -1, "fileno");</text:p>
      <text:p text:style-name="P23"><text:tab/></text:p>
      <text:p text:style-name="P23"><text:tab/>struct flock lock;</text:p>
      <text:p text:style-name="P23"><text:tab/>char read[MAX_SIZE];</text:p>
      <text:p text:style-name="P23"><text:tab/>memset(read, 0, MAX_SIZE);</text:p>
      <text:p text:style-name="P23"><text:tab/></text:p>
      <text:p text:style-name="P23"><text:tab/>while(fscanf(f, "%s", read) != EOF)</text:p>
      <text:p text:style-name="P23"><text:tab/>{</text:p>
      <text:p text:style-name="P23"><text:tab/><text:tab/>int len = strlen(read);</text:p>
      <text:p text:style-name="P23"><text:tab/><text:tab/>int end = len-1;</text:p>
      <text:p text:style-name="P23"><text:tab/><text:tab/>char copy[MAX_SIZE];</text:p>
      <text:p text:style-name="P23"><text:tab/><text:tab/></text:p>
      <text:p text:style-name="P23"><text:tab/><text:tab/>for(int i = 0; i &lt; len; i++)</text:p>
      <text:p text:style-name="P23"><text:tab/><text:tab/>{</text:p>
      <text:p text:style-name="P23"><text:tab/><text:tab/><text:tab/>copy[i] = read[end];</text:p>
      <text:p text:style-name="P23"><text:tab/><text:tab/><text:tab/>end--;</text:p>
      <text:p text:style-name="P23"><text:tab/><text:tab/>}</text:p>
      <text:p text:style-name="P23"><text:soft-page-break/><text:tab/><text:tab/>copy[len] = '\0';</text:p>
      <text:p text:style-name="P23"><text:tab/><text:tab/></text:p>
      <text:p text:style-name="P23"><text:tab/><text:tab/>lock.l_type = F_WRLCK;</text:p>
      <text:p text:style-name="P23"><text:tab/><text:tab/>lock.l_whence = SEEK_SET;</text:p>
      <text:p text:style-name="P23"><text:tab/><text:tab/>lock.l_start = ftell(f);</text:p>
      <text:p text:style-name="P23"><text:tab/><text:tab/>lock.l_len = -len;</text:p>
      <text:p text:style-name="P23"><text:tab/><text:tab/></text:p>
      <text:p text:style-name="P23"><text:tab/><text:tab/>int res = fcntl(fd, F_SETLK, &amp;lock);</text:p>
      <text:p text:style-name="P23"><text:tab/><text:tab/>if(res == -1)</text:p>
      <text:p text:style-name="P23"><text:tab/><text:tab/>{</text:p>
      <text:p text:style-name="P23"><text:tab/><text:tab/><text:tab/>no++;</text:p>
      <text:p text:style-name="P23"><text:tab/><text:tab/><text:tab/>if(errno != EACCES &amp;&amp; errno != EAGAIN)</text:p>
      <text:p text:style-name="P23"><text:tab/><text:tab/><text:tab/><text:tab/>check(0, "fcntl");</text:p>
      <text:p text:style-name="P23"><text:tab/><text:tab/>}</text:p>
      <text:p text:style-name="P23"><text:tab/><text:tab/>else</text:p>
      <text:p text:style-name="P23"><text:tab/><text:tab/>{</text:p>
      <text:p text:style-name="P23"><text:tab/><text:tab/><text:tab/>check(fseek(f, -len, SEEK_CUR) != -1, "fseek");</text:p>
      <text:p text:style-name="P23"><text:tab/><text:tab/><text:tab/>fprintf(f, "%s", copy);</text:p>
      <text:p text:style-name="P23"><text:tab/><text:tab/><text:tab/>yes++;</text:p>
      <text:p text:style-name="P23"><text:tab/><text:tab/>}</text:p>
      <text:p text:style-name="P23"><text:tab/>}</text:p>
      <text:p text:style-name="P23"><text:tab/></text:p>
      <text:p text:style-name="P23"><text:tab/>lock.l_type = F_UNLCK;</text:p>
      <text:p text:style-name="P23"><text:tab/>lock.l_whence = SEEK_SET;</text:p>
      <text:p text:style-name="P23"><text:tab/>lock.l_start = 0;</text:p>
      <text:p text:style-name="P23"><text:tab/>lock.l_len = 0;</text:p>
      <text:p text:style-name="P23"><text:tab/></text:p>
      <text:p text:style-name="P23"><text:tab/>check(fcntl(fd, F_SETLK, &amp;lock) != -1, "fcntl");</text:p>
      <text:p text:style-name="P23"><text:tab/></text:p>
      <text:p text:style-name="P23"><text:tab/>printf("%d %d", yes, no);</text:p>
      <text:p text:style-name="P23"><text:tab/>fclose(f);</text:p>
      <text:p text:style-name="P23"><text:tab/></text:p>
      <text:p text:style-name="P23"><text:tab/>return 0;</text:p>
      <text:p text:style-name="P23">}</text:p>
      <text:p text:style-name="P23"/>
      <text:p text:style-name="P23">5. <text:span text:style-name="T7">Zadatak 5: </text:span><text:span text:style-name="Source_20_Text">VAZNO: ZADATAK U PRIPREMI - potrebna je izmena test primera!</text:span></text:p>
      <text:p text:style-name="P26">Napisati program koji kao argumente komandne linije prima naziv objekta <text:span text:style-name="Emphasis">deljene memorije</text:span>. Potrebno je ucitati strukturu:</text:p>
      <text:p text:style-name="P24"><text:span text:style-name="Source_20_Text">typedef struct {</text:span></text:p>
      <text:p text:style-name="P24"><text:span text:style-name="Source_20_Text">sem_t ready;</text:span></text:p>
      <text:p text:style-name="P24"><text:span text:style-name="Source_20_Text">sem_t done;</text:span></text:p>
      <text:p text:style-name="P24"><text:span text:style-name="Source_20_Text">double points[MAX_SIZE];</text:span></text:p>
      <text:p text:style-name="P24"><text:span text:style-name="Source_20_Text">unsigned nPoints; /* broj tacaka */</text:span></text:p>
      <text:p text:style-name="P25"><text:span text:style-name="Source_20_Text">};</text:span></text:p>
      <text:p text:style-name="P26">Program ceka na semaforu <text:span text:style-name="Source_20_Text">ready</text:span> da podaci budu spremni za obradu, pronalazi dve najblize tacke u nizu tacaka <text:span text:style-name="Source_20_Text">points</text:span> i na kraju postavlja semafor <text:span text:style-name="Source_20_Text">done</text:span>. Niz points se sastoji od alternirajucih x i y koordinata tacaka (x0, y0, x1, y1 …). Na kraju rada, program stampa najkrace rastojanje koje je izracunao. Promenljiva MAX_SIZE je 1024 (dakle najvise 512 tacaka). </text:p>
      <text:p text:style-name="P23"><text:span text:style-name="Emphasis">NAPOMENA: Linkovati sa </text:span><text:span text:style-name="Strong_20_Emphasis">-lrt</text:span><text:span text:style-name="Emphasis"> i </text:span><text:span text:style-name="Strong_20_Emphasis">-lpthread</text:span><text:span text:style-name="Emphasis">.</text:span></text:p>
      <text:p text:style-name="P23"><text:soft-page-break/><text:span text:style-name="Emphasis">#define _XOPEN_SOURCE 700</text:span></text:p>
      <text:p text:style-name="P23"><text:span text:style-name="Emphasis">#include &lt;stdio.h&gt;</text:span></text:p>
      <text:p text:style-name="P23"><text:span text:style-name="Emphasis">#include &lt;stdlib.h&gt;</text:span></text:p>
      <text:p text:style-name="P23"><text:span text:style-name="Emphasis">#include &lt;semaphore.h&gt;</text:span></text:p>
      <text:p text:style-name="P23"><text:span text:style-name="Emphasis">#include &lt;sys/mman.h&gt;</text:span></text:p>
      <text:p text:style-name="P23"><text:span text:style-name="Emphasis">#include &lt;sys/stat.h&gt;</text:span></text:p>
      <text:p text:style-name="P23"><text:span text:style-name="Emphasis">#include &lt;fcntl.h&gt;</text:span></text:p>
      <text:p text:style-name="P23"><text:span text:style-name="Emphasis">#include &lt;unistd.h&gt;</text:span></text:p>
      <text:p text:style-name="P23"><text:span text:style-name="Emphasis">#include &lt;sys/types.h&gt;</text:span></text:p>
      <text:p text:style-name="P23"><text:span text:style-name="Emphasis">#include &lt;math.h&gt;</text:span></text:p>
      <text:p text:style-name="P23"><text:span text:style-name="Emphasis"/></text:p>
      <text:p text:style-name="P23"><text:span text:style-name="Emphasis">#define check(expr, msg) \</text:span></text:p>
      <text:p text:style-name="P23"><text:span text:style-name="Emphasis"><text:tab/>do{ \</text:span></text:p>
      <text:p text:style-name="P23"><text:span text:style-name="Emphasis"><text:tab/><text:tab/>if(!(expr)){ \</text:span></text:p>
      <text:p text:style-name="P23"><text:span text:style-name="Emphasis"><text:tab/><text:tab/><text:tab/>perror(msg); \</text:span></text:p>
      <text:p text:style-name="P23"><text:span text:style-name="Emphasis"><text:tab/><text:tab/><text:tab/>exit(EXIT_FAILURE); \</text:span></text:p>
      <text:p text:style-name="P23"><text:span text:style-name="Emphasis"><text:tab/><text:tab/>} \</text:span></text:p>
      <text:p text:style-name="P23"><text:span text:style-name="Emphasis"><text:tab/>}while(0)</text:span></text:p>
      <text:p text:style-name="P23"><text:span text:style-name="Emphasis"><text:tab/></text:span></text:p>
      <text:p text:style-name="P23"><text:span text:style-name="Emphasis">#define MAX_SIZE (1024)</text:span></text:p>
      <text:p text:style-name="P23"><text:span text:style-name="Emphasis"/></text:p>
      <text:p text:style-name="P23"><text:span text:style-name="Emphasis">typedef struct{</text:span></text:p>
      <text:p text:style-name="P23"><text:span text:style-name="Emphasis"><text:tab/>sem_t ready;</text:span></text:p>
      <text:p text:style-name="P23"><text:span text:style-name="Emphasis"><text:tab/>sem_t done;</text:span></text:p>
      <text:p text:style-name="P23"><text:span text:style-name="Emphasis"><text:tab/>double points[MAX_SIZE];</text:span></text:p>
      <text:p text:style-name="P23"><text:span text:style-name="Emphasis"><text:tab/>unsigned nPoints;</text:span></text:p>
      <text:p text:style-name="P23"><text:span text:style-name="Emphasis">}osData;</text:span></text:p>
      <text:p text:style-name="P23"><text:span text:style-name="Emphasis"/></text:p>
      <text:p text:style-name="P23"><text:span text:style-name="Emphasis">void *getMemBlock(const char *path, unsigned *size);</text:span></text:p>
      <text:p text:style-name="P23"><text:span text:style-name="Emphasis"/></text:p>
      <text:p text:style-name="P23"><text:span text:style-name="Emphasis">int main(int argc, char** argv)</text:span></text:p>
      <text:p text:style-name="P23"><text:span text:style-name="Emphasis">{</text:span></text:p>
      <text:p text:style-name="P23"><text:span text:style-name="Emphasis"><text:tab/>check(argc == 2, "argc");</text:span></text:p>
      <text:p text:style-name="P23"><text:span text:style-name="Emphasis"><text:tab/></text:span></text:p>
      <text:p text:style-name="P23"><text:span text:style-name="Emphasis"><text:tab/>unsigned size = 0;</text:span></text:p>
      <text:p text:style-name="P23"><text:span text:style-name="Emphasis"><text:tab/>osData *data = getMemBlock(argv[1], &amp;size);</text:span></text:p>
      <text:p text:style-name="P23"><text:span text:style-name="Emphasis"><text:tab/></text:span></text:p>
      <text:p text:style-name="P23"><text:span text:style-name="Emphasis"><text:tab/>check(sem_wait(&amp;(data-&gt;ready)) != -1, "sem_wait");</text:span></text:p>
      <text:p text:style-name="P23"><text:span text:style-name="Emphasis"><text:tab/></text:span></text:p>
      <text:p text:style-name="P23"><text:span text:style-name="Emphasis"><text:tab/>int n = data-&gt;nPoints;</text:span></text:p>
      <text:p text:style-name="P23"><text:span text:style-name="Emphasis"><text:tab/>double *points = data-&gt;points;</text:span></text:p>
      <text:p text:style-name="P23"><text:span text:style-name="Emphasis"><text:tab/>double x0, y0, x1, y1;</text:span></text:p>
      <text:p text:style-name="P23"><text:span text:style-name="Emphasis"><text:tab/>double dist;</text:span></text:p>
      <text:p text:style-name="P23"><text:span text:style-name="Emphasis"><text:tab/>double minDist;</text:span></text:p>
      <text:p text:style-name="P23"><text:span text:style-name="Emphasis"><text:tab/>int init = 0;</text:span></text:p>
      <text:p text:style-name="P23"><text:span text:style-name="Emphasis"><text:tab/>int i, j;</text:span></text:p>
      <text:p text:style-name="P23"><text:span text:style-name="Emphasis"><text:tab/></text:span></text:p>
      <text:p text:style-name="P23"><text:span text:style-name="Emphasis"><text:tab/>for(i = 0; i &lt; n; i+=2)</text:span></text:p>
      <text:p text:style-name="P23"><text:span text:style-name="Emphasis"><text:tab/>{</text:span></text:p>
      <text:p text:style-name="P23"><text:span text:style-name="Emphasis"><text:tab/><text:tab/>x0 = points[i];</text:span></text:p>
      <text:p text:style-name="P23"><text:span text:style-name="Emphasis"><text:tab/><text:tab/>y0 = points[i+1];</text:span></text:p>
      <text:p text:style-name="P23"><text:span text:style-name="Emphasis"><text:tab/><text:tab/></text:span></text:p>
      <text:p text:style-name="P23"><text:soft-page-break/><text:span text:style-name="Emphasis"><text:tab/><text:tab/>for(j = 0; j &lt; n; j+=2)</text:span></text:p>
      <text:p text:style-name="P23"><text:span text:style-name="Emphasis"><text:tab/><text:tab/>{</text:span></text:p>
      <text:p text:style-name="P23"><text:span text:style-name="Emphasis"><text:tab/><text:tab/><text:tab/>if(i == j)</text:span></text:p>
      <text:p text:style-name="P23"><text:span text:style-name="Emphasis"><text:tab/><text:tab/><text:tab/><text:tab/>continue;</text:span></text:p>
      <text:p text:style-name="P23"><text:span text:style-name="Emphasis"><text:tab/><text:tab/><text:tab/>x1 = points[j];</text:span></text:p>
      <text:p text:style-name="P23"><text:span text:style-name="Emphasis"><text:tab/><text:tab/><text:tab/>y1 = points[j+1];</text:span></text:p>
      <text:p text:style-name="P23"><text:span text:style-name="Emphasis"><text:tab/><text:tab/><text:tab/></text:span></text:p>
      <text:p text:style-name="P23"><text:span text:style-name="Emphasis"><text:tab/><text:tab/><text:tab/>dist = sqrt(pow(x1 - x0, 2) + pow(y1 - y0, 2));</text:span></text:p>
      <text:p text:style-name="P23"><text:span text:style-name="Emphasis"><text:tab/><text:tab/><text:tab/>if(!init)</text:span></text:p>
      <text:p text:style-name="P23"><text:span text:style-name="Emphasis"><text:tab/><text:tab/><text:tab/>{</text:span></text:p>
      <text:p text:style-name="P23"><text:span text:style-name="Emphasis"><text:tab/><text:tab/><text:tab/><text:tab/>minDist = dist;</text:span></text:p>
      <text:p text:style-name="P23"><text:span text:style-name="Emphasis"><text:tab/><text:tab/><text:tab/><text:tab/>init = 1;</text:span></text:p>
      <text:p text:style-name="P23"><text:span text:style-name="Emphasis"><text:tab/><text:tab/><text:tab/>}</text:span></text:p>
      <text:p text:style-name="P23"><text:span text:style-name="Emphasis"><text:tab/><text:tab/><text:tab/>else</text:span></text:p>
      <text:p text:style-name="P23"><text:span text:style-name="Emphasis"><text:tab/><text:tab/><text:tab/>{</text:span></text:p>
      <text:p text:style-name="P23"><text:span text:style-name="Emphasis"><text:tab/><text:tab/><text:tab/><text:tab/>if(dist &lt; minDist)</text:span></text:p>
      <text:p text:style-name="P23"><text:span text:style-name="Emphasis"><text:tab/><text:tab/><text:tab/><text:tab/><text:tab/>minDist = dist;</text:span></text:p>
      <text:p text:style-name="P23"><text:span text:style-name="Emphasis"><text:tab/><text:tab/><text:tab/>}</text:span></text:p>
      <text:p text:style-name="P23"><text:span text:style-name="Emphasis"><text:tab/><text:tab/>}</text:span></text:p>
      <text:p text:style-name="P23"><text:span text:style-name="Emphasis"><text:tab/><text:tab/></text:span></text:p>
      <text:p text:style-name="P23"><text:span text:style-name="Emphasis"><text:tab/>}</text:span></text:p>
      <text:p text:style-name="P23"><text:span text:style-name="Emphasis"><text:tab/></text:span></text:p>
      <text:p text:style-name="P23"><text:span text:style-name="Emphasis"><text:tab/>check(sem_post(&amp;(data-&gt;done)) != -1, "sem_post");</text:span></text:p>
      <text:p text:style-name="P23"><text:span text:style-name="Emphasis"><text:tab/></text:span></text:p>
      <text:p text:style-name="P23"><text:span text:style-name="Emphasis"><text:tab/>check(munmap(data, size) != -1, "munmap");</text:span></text:p>
      <text:p text:style-name="P23"><text:span text:style-name="Emphasis"><text:tab/></text:span></text:p>
      <text:p text:style-name="P23"><text:span text:style-name="Emphasis"><text:tab/>printf("%lf\n", minDist);</text:span></text:p>
      <text:p text:style-name="P23"><text:span text:style-name="Emphasis"><text:tab/></text:span></text:p>
      <text:p text:style-name="P23"><text:span text:style-name="Emphasis"><text:tab/>return 0;</text:span></text:p>
      <text:p text:style-name="P23"><text:span text:style-name="Emphasis">}</text:span></text:p>
      <text:p text:style-name="P23"><text:span text:style-name="Emphasis"/></text:p>
      <text:p text:style-name="P23"><text:span text:style-name="Emphasis">void *getMemBlock(const char *path, unsigned *size)</text:span></text:p>
      <text:p text:style-name="P23"><text:span text:style-name="Emphasis">{</text:span></text:p>
      <text:p text:style-name="P23"><text:span text:style-name="Emphasis"><text:tab/>int memFd = shm_open(path, O_RDWR, 0600);</text:span></text:p>
      <text:p text:style-name="P23"><text:span text:style-name="Emphasis"><text:tab/>check(memFd != -1, "shm_open");</text:span></text:p>
      <text:p text:style-name="P23"><text:span text:style-name="Emphasis"><text:tab/></text:span></text:p>
      <text:p text:style-name="P23"><text:span text:style-name="Emphasis"><text:tab/>struct stat fInfo;</text:span></text:p>
      <text:p text:style-name="P23"><text:span text:style-name="Emphasis"><text:tab/>check(fstat(memFd, &amp;fInfo) != -1, "fstat");</text:span></text:p>
      <text:p text:style-name="P23"><text:span text:style-name="Emphasis"><text:tab/>*size = fInfo.st_size;</text:span></text:p>
      <text:p text:style-name="P23"><text:span text:style-name="Emphasis"><text:tab/></text:span></text:p>
      <text:p text:style-name="P23"><text:span text:style-name="Emphasis"><text:tab/>void *addr;</text:span></text:p>
      <text:p text:style-name="P23"><text:span text:style-name="Emphasis"><text:tab/>check((addr = mmap(0, *size, PROT_READ | PROT_WRITE, MAP_SHARED, memFd, 0)) != MAP_FAILED, "mmap");</text:span></text:p>
      <text:p text:style-name="P23"><text:span text:style-name="Emphasis"><text:tab/></text:span></text:p>
      <text:p text:style-name="P23"><text:span text:style-name="Emphasis"><text:tab/>close(memFd);</text:span></text:p>
      <text:p text:style-name="P23"><text:span text:style-name="Emphasis"><text:tab/>return addr;</text:span></text:p>
      <text:p text:style-name="P23"><text:span text:style-name="Emphasis">}</text:span></text:p>
      <text:p text:style-name="P23"><text:span text:style-name="Emphasis"/></text:p>
      <text:p text:style-name="P23"/>
      <text:p text:style-name="P23"/>
      <text:p text:style-name="P21"/>
      <text:p text:style-name="P21"/>
      <text:p text:style-name="P21"><text:soft-page-break/></text:p>
      <text:p text:style-name="P10">Septembar1 2018:</text:p>
      <text:p text:style-name="P10"/>
      <text:p text:style-name="P23">1. Napisati program koji kao argumente komandne linije prima 2 arguments, broj sekundi od Epobe i broj minuta za koliko treba pomeriti prosledjeno vreme u sekundama. Vreme ispisati na standardni izlaz u formatu DD/MM/YYYY HH:MM.</text:p>
      <text:p text:style-name="P23"/>
      <text:p text:style-name="P19">#include &lt;stdio.h&gt;</text:p>
      <text:p text:style-name="P19">#include &lt;stdlib.h&gt;</text:p>
      <text:p text:style-name="P19"/>
      <text:p text:style-name="P19">#include &lt;time.h&gt;</text:p>
      <text:p text:style-name="P19"/>
      <text:p text:style-name="P19">#define check(expr, msg) \</text:p>
      <text:p text:style-name="P19"><text:tab/>do{ \</text:p>
      <text:p text:style-name="P19"><text:tab/><text:tab/>if(!(expr)){ \</text:p>
      <text:p text:style-name="P19"><text:tab/><text:tab/><text:tab/>perror(msg); \</text:p>
      <text:p text:style-name="P19"><text:tab/><text:tab/><text:tab/>exit(EXIT_FAILURE); \</text:p>
      <text:p text:style-name="P19"><text:tab/><text:tab/>} \</text:p>
      <text:p text:style-name="P19"><text:tab/>}while(0)</text:p>
      <text:p text:style-name="P19"><text:tab/></text:p>
      <text:p text:style-name="P19">#define MAX_SIZE (256)</text:p>
      <text:p text:style-name="P19">#define SECONDS (60)</text:p>
      <text:p text:style-name="P19"/>
      <text:p text:style-name="P19">int main(int argc, char **argv)</text:p>
      <text:p text:style-name="P19">{</text:p>
      <text:p text:style-name="P19"><text:tab/>check(argc == 3, "argc");</text:p>
      <text:p text:style-name="P19"><text:tab/></text:p>
      <text:p text:style-name="P19"><text:tab/>long seconds = atol(argv[1]);</text:p>
      <text:p text:style-name="P19"><text:tab/>int minutes = atoi(argv[2]);</text:p>
      <text:p text:style-name="P19"><text:tab/>seconds += (long)(minutes * SECONDS);</text:p>
      <text:p text:style-name="P19"><text:tab/></text:p>
      <text:p text:style-name="P19"><text:tab/>struct tm *time = localtime(&amp;seconds);</text:p>
      <text:p text:style-name="P19"><text:tab/>check(time != NULL, "localtime");</text:p>
      <text:p text:style-name="P19"><text:tab/></text:p>
      <text:p text:style-name="P19"><text:tab/>char str[MAX_SIZE];</text:p>
      <text:p text:style-name="P19"><text:tab/>check(strftime(str, MAX_SIZE, "%d/%m/%Y %R", time) != 0, "strftime");</text:p>
      <text:p text:style-name="P19"><text:tab/></text:p>
      <text:p text:style-name="P19"><text:tab/>printf("%s\n", str);</text:p>
      <text:p text:style-name="P19"><text:tab/></text:p>
      <text:p text:style-name="P19"><text:tab/>return 0;</text:p>
      <text:p text:style-name="P19">}</text:p>
      <text:p text:style-name="P19"/>
      <text:p text:style-name="P23">2. Napisati program koji ume da pokrene i izvrsi bilo koji drugi program. Kroz argumente komandne linije program dobija putanju do drugog programa, ili njegov naziv, i listu argumenata koju je potrebno proslediti programu koji treba pokrenuti. Nakon izvrsavanja zeljenog programa, vas program ispisuje broj linija na izlazu pokrenutog programa ili „Neuspeh" u slucaju neuspeha (do neuspeha dolazi kada pokrenuti program ne zavrsi sa exit kodom 0).</text:p>
      <text:p text:style-name="P23"/>
      <text:p text:style-name="P23">#define _XOPEN_SOURCE 700</text:p>
      <text:p text:style-name="P23">#include &lt;stdio.h&gt;</text:p>
      <text:p text:style-name="P23">#include &lt;stdlib.h&gt;</text:p>
      <text:p text:style-name="P23"/>
      <text:p text:style-name="P23"><text:soft-page-break/>#include &lt;unistd.h&gt;</text:p>
      <text:p text:style-name="P23">#include &lt;sys/types.h&gt;</text:p>
      <text:p text:style-name="P23">#include &lt;sys/wait.h&gt;</text:p>
      <text:p text:style-name="P23">#include &lt;string.h&gt;</text:p>
      <text:p text:style-name="P23"/>
      <text:p text:style-name="P23">#define check(expr, msg) \</text:p>
      <text:p text:style-name="P23"><text:tab/>do{ \</text:p>
      <text:p text:style-name="P23"><text:tab/><text:tab/>if(!(expr)){ \</text:p>
      <text:p text:style-name="P23"><text:tab/><text:tab/><text:tab/>perror(msg); \</text:p>
      <text:p text:style-name="P23"><text:tab/><text:tab/><text:tab/>exit(EXIT_FAILURE); \</text:p>
      <text:p text:style-name="P23"><text:tab/><text:tab/>} \</text:p>
      <text:p text:style-name="P23"><text:tab/>}while(0)</text:p>
      <text:p text:style-name="P23"><text:tab/></text:p>
      <text:p text:style-name="P23">#define RD_END (0)</text:p>
      <text:p text:style-name="P23">#define WR_END (1)</text:p>
      <text:p text:style-name="P23">#define MAX_SIZE (256)</text:p>
      <text:p text:style-name="P23"/>
      <text:p text:style-name="P23">int main(int argc, char **argv)</text:p>
      <text:p text:style-name="P23">{</text:p>
      <text:p text:style-name="P23"><text:tab/>check(argc &gt; 1, "argc");</text:p>
      <text:p text:style-name="P23"><text:tab/></text:p>
      <text:p text:style-name="P23"><text:tab/>int pipeFd[2];</text:p>
      <text:p text:style-name="P23"><text:tab/>check(pipe(pipeFd) != -1, "pipe");</text:p>
      <text:p text:style-name="P23"><text:tab/></text:p>
      <text:p text:style-name="P23"><text:tab/>pid_t childPid = fork();</text:p>
      <text:p text:style-name="P23"><text:tab/>check(childPid != -1, "fork");</text:p>
      <text:p text:style-name="P23"><text:tab/></text:p>
      <text:p text:style-name="P23"><text:tab/>if(childPid == 0)</text:p>
      <text:p text:style-name="P23"><text:tab/>{</text:p>
      <text:p text:style-name="P23"><text:tab/><text:tab/>close(pipeFd[RD_END]);</text:p>
      <text:p text:style-name="P23"><text:tab/><text:tab/></text:p>
      <text:p text:style-name="P23"><text:tab/><text:tab/>check(dup2(pipeFd[WR_END], STDOUT_FILENO) != -1, "dup2");</text:p>
      <text:p text:style-name="P23"><text:tab/><text:tab/></text:p>
      <text:p text:style-name="P23"><text:tab/><text:tab/>int n = argc;</text:p>
      <text:p text:style-name="P23"><text:tab/><text:tab/>char **args = malloc(n * sizeof(char*));</text:p>
      <text:p text:style-name="P23"><text:tab/><text:tab/>check(args != NULL, "malloc");</text:p>
      <text:p text:style-name="P23"><text:tab/><text:tab/>int i;</text:p>
      <text:p text:style-name="P23"><text:tab/><text:tab/>for(i = 1; i &lt; n; i++)</text:p>
      <text:p text:style-name="P23"><text:tab/><text:tab/>{</text:p>
      <text:p text:style-name="P23"><text:tab/><text:tab/><text:tab/>args[i-1] = malloc(strlen(argv[i] + 1));</text:p>
      <text:p text:style-name="P23"><text:tab/><text:tab/><text:tab/>check(args[i-1] != NULL, "malloc");</text:p>
      <text:p text:style-name="P23"/>
      <text:p text:style-name="P23"><text:tab/><text:tab/><text:tab/>strcpy(args[i-1], argv[i]);</text:p>
      <text:p text:style-name="P23"><text:tab/><text:tab/>}</text:p>
      <text:p text:style-name="P23"><text:tab/><text:tab/>args[i-1] = NULL;</text:p>
      <text:p text:style-name="P23"><text:tab/><text:tab/></text:p>
      <text:p text:style-name="P23"><text:tab/><text:tab/>check(execvp(argv[1], args) != -1, "execvp");</text:p>
      <text:p text:style-name="P23"><text:tab/><text:tab/></text:p>
      <text:p text:style-name="P23"><text:tab/><text:tab/>close(pipeFd[WR_END]);</text:p>
      <text:p text:style-name="P23"><text:tab/><text:tab/></text:p>
      <text:p text:style-name="P23"><text:tab/><text:tab/>exit(EXIT_SUCCESS);</text:p>
      <text:p text:style-name="P23"><text:tab/>}</text:p>
      <text:p text:style-name="P23"><text:soft-page-break/><text:tab/></text:p>
      <text:p text:style-name="P23"><text:tab/>int status = 0;</text:p>
      <text:p text:style-name="P23"><text:tab/>check(wait(&amp;status) != -1, "wait");</text:p>
      <text:p text:style-name="P23"><text:tab/></text:p>
      <text:p text:style-name="P23"><text:tab/>if(WIFEXITED(status) &amp;&amp; (WEXITSTATUS(status) == EXIT_SUCCESS))</text:p>
      <text:p text:style-name="P23"><text:tab/>{</text:p>
      <text:p text:style-name="P23"><text:tab/><text:tab/>close(pipeFd[WR_END]);</text:p>
      <text:p text:style-name="P23"><text:tab/><text:tab/></text:p>
      <text:p text:style-name="P23"><text:tab/><text:tab/>char *line = NULL;</text:p>
      <text:p text:style-name="P23"><text:tab/><text:tab/>size_t lineLen = 0;</text:p>
      <text:p text:style-name="P23"><text:tab/><text:tab/>FILE *f = fdopen(pipeFd[RD_END], "r");</text:p>
      <text:p text:style-name="P23"><text:tab/><text:tab/>check(f != NULL, "fdopen");</text:p>
      <text:p text:style-name="P23"><text:tab/><text:tab/>int num = 0;</text:p>
      <text:p text:style-name="P23"><text:tab/><text:tab/></text:p>
      <text:p text:style-name="P23"><text:tab/><text:tab/>while(getline(&amp;line, &amp;lineLen, f) != -1)</text:p>
      <text:p text:style-name="P23"><text:tab/><text:tab/>{</text:p>
      <text:p text:style-name="P23"><text:tab/><text:tab/><text:tab/>num++;</text:p>
      <text:p text:style-name="P23"><text:tab/><text:tab/>}</text:p>
      <text:p text:style-name="P23"><text:tab/><text:tab/>printf("%d\n", num);</text:p>
      <text:p text:style-name="P23"><text:tab/><text:tab/></text:p>
      <text:p text:style-name="P23"><text:tab/><text:tab/>close(pipeFd[RD_END]);</text:p>
      <text:p text:style-name="P23"><text:tab/>}</text:p>
      <text:p text:style-name="P23"><text:tab/>else</text:p>
      <text:p text:style-name="P23"><text:tab/>{</text:p>
      <text:p text:style-name="P23"><text:tab/><text:tab/>printf("Neuspeh");</text:p>
      <text:p text:style-name="P23"><text:tab/>}</text:p>
      <text:p text:style-name="P23"><text:tab/></text:p>
      <text:p text:style-name="P23"><text:tab/>return 0;</text:p>
      <text:p text:style-name="P23">}</text:p>
      <text:p text:style-name="P23"/>
      <text:p text:style-name="P23">3. Napisati program koji uz pomoc niti izracunava p-normu matrice. Matrica realnih brojeva (koristiti double) se ucitava sa standardnog ulaza. Prvo realan broj p, pa ceo broj vrsta m, zatim ceo broj kolona ni u narednih m redova po n brojeva koji predstavljaju elemente matrice. Norma se izracunava po sledecoj formuli:</text:p>
      <text:p text:style-name="P23"/>
      <text:p text:style-name="P15">Svaka nit Izracunava zbir stepenovanih elemenata jedne vrste (kao i stepenovanje elemenate te vrste). Niti sinhronizovati pomocu muteksa (stititi globalni zbir svih vrsta). U main funkciji nakon obrade zavrsetka svih niti ispisati p-normu (stepenovati globalni zbir na 1/p i ispisati ga).</text:p>
      <text:p text:style-name="P15"/>
      <text:p text:style-name="P15">#include &lt;stdio.h&gt;</text:p>
      <text:p text:style-name="P15">#include &lt;stdlib.h&gt;</text:p>
      <text:p text:style-name="P15">#include &lt;pthread.h&gt;</text:p>
      <text:p text:style-name="P15">#include &lt;math.h&gt;</text:p>
      <text:p text:style-name="P15">#include &lt;errno.h&gt;</text:p>
      <text:p text:style-name="P15"/>
      <text:p text:style-name="P15">#define check(expr, msg) \</text:p>
      <text:p text:style-name="P15"><text:tab/>do{ \</text:p>
      <text:p text:style-name="P15"><text:tab/><text:tab/>if(!(expr)){ \</text:p>
      <text:p text:style-name="P15"><text:tab/><text:tab/><text:tab/>perror(msg); \</text:p>
      <text:p text:style-name="P15"><text:tab/><text:tab/><text:tab/>exit(EXIT_FAILURE); \</text:p>
      <text:p text:style-name="P15"><text:tab/><text:tab/>} \</text:p>
      <text:p text:style-name="P15"><text:tab/>}while(0)</text:p>
      <text:p text:style-name="P15"><text:soft-page-break/><text:tab/></text:p>
      <text:p text:style-name="P15">#define check_pthread(err, msg) \</text:p>
      <text:p text:style-name="P15"><text:tab/>do{ \</text:p>
      <text:p text:style-name="P15"><text:tab/><text:tab/>int _err = err; \</text:p>
      <text:p text:style-name="P15"><text:tab/><text:tab/>if(_err &gt; 0){ \</text:p>
      <text:p text:style-name="P15"><text:tab/><text:tab/><text:tab/>errno = _err; \</text:p>
      <text:p text:style-name="P15"><text:tab/><text:tab/><text:tab/>check(0, msg); \</text:p>
      <text:p text:style-name="P15"><text:tab/><text:tab/>} \</text:p>
      <text:p text:style-name="P15"><text:tab/>}while(0)</text:p>
      <text:p text:style-name="P15"/>
      <text:p text:style-name="P15">typedef struct{</text:p>
      <text:p text:style-name="P15"><text:tab/>int idx;</text:p>
      <text:p text:style-name="P15">}inData;</text:p>
      <text:p text:style-name="P15"/>
      <text:p text:style-name="P15">double p;</text:p>
      <text:p text:style-name="P15">int n, m;</text:p>
      <text:p text:style-name="P15">double **matrix;</text:p>
      <text:p text:style-name="P15">double globalSum = 0;</text:p>
      <text:p text:style-name="P15">pthread_mutex_t globalLock = PTHREAD_MUTEX_INITIALIZER;</text:p>
      <text:p text:style-name="P15"/>
      <text:p text:style-name="P15">void *threadFunc(void *arg);</text:p>
      <text:p text:style-name="P15"/>
      <text:p text:style-name="P15">int main(int argc, char **argv)</text:p>
      <text:p text:style-name="P15">{</text:p>
      <text:p text:style-name="P15"><text:tab/>check(argc == 1, "argc");</text:p>
      <text:p text:style-name="P15"><text:tab/></text:p>
      <text:p text:style-name="P15"><text:tab/>scanf("%lf %d %d", &amp;p, &amp;n, &amp;m);</text:p>
      <text:p text:style-name="P15"><text:tab/></text:p>
      <text:p text:style-name="P15"><text:tab/>matrix = malloc(n * sizeof(double*));</text:p>
      <text:p text:style-name="P15"><text:tab/>check(matrix != NULL, "malloc");</text:p>
      <text:p text:style-name="P15"><text:tab/>int i, j;</text:p>
      <text:p text:style-name="P15"><text:tab/></text:p>
      <text:p text:style-name="P15"><text:tab/>for(i = 0; i &lt; n; i++)</text:p>
      <text:p text:style-name="P15"><text:tab/>{</text:p>
      <text:p text:style-name="P15"><text:tab/><text:tab/>matrix[i] = malloc(m * sizeof(double));</text:p>
      <text:p text:style-name="P15"><text:tab/><text:tab/>check(matrix[i] != NULL, "malloc");</text:p>
      <text:p text:style-name="P15"><text:tab/>}</text:p>
      <text:p text:style-name="P15"><text:tab/></text:p>
      <text:p text:style-name="P15"><text:tab/>for(i = 0; i &lt; n; i++)</text:p>
      <text:p text:style-name="P15"><text:tab/><text:tab/>for(j = 0; j &lt; m; j++)</text:p>
      <text:p text:style-name="P15"><text:tab/><text:tab/><text:tab/>scanf("%lf", &amp;matrix[i][j]);</text:p>
      <text:p text:style-name="P15"><text:tab/></text:p>
      <text:p text:style-name="P15"><text:tab/>pthread_t *tids = malloc(n * sizeof(pthread_t));</text:p>
      <text:p text:style-name="P15"><text:tab/>check(tids != NULL, "malloc");</text:p>
      <text:p text:style-name="P15"><text:tab/>inData *args = malloc(n * sizeof(inData));</text:p>
      <text:p text:style-name="P15"><text:tab/>check(args != NULL, "malloc");</text:p>
      <text:p text:style-name="P15"><text:tab/></text:p>
      <text:p text:style-name="P15"><text:tab/>for(i = 0; i &lt; n; i++)</text:p>
      <text:p text:style-name="P15"><text:tab/>{</text:p>
      <text:p text:style-name="P15"><text:tab/><text:tab/>args[i].idx = i;</text:p>
      <text:p text:style-name="P15"><text:tab/><text:tab/>check_pthread(pthread_create(&amp;tids[i], NULL, threadFunc, &amp;args[i]), "pthread_create");</text:p>
      <text:p text:style-name="P15"><text:soft-page-break/><text:tab/>}</text:p>
      <text:p text:style-name="P15"><text:tab/></text:p>
      <text:p text:style-name="P15"><text:tab/>for(i = 0; i &lt; n; i++)</text:p>
      <text:p text:style-name="P15"><text:tab/>{</text:p>
      <text:p text:style-name="P15"><text:tab/><text:tab/>check_pthread(pthread_join(tids[i], NULL), "pthread_join");</text:p>
      <text:p text:style-name="P15"><text:tab/>}</text:p>
      <text:p text:style-name="P15"><text:tab/></text:p>
      <text:p text:style-name="P15"><text:tab/>printf("%lf\n", pow(globalSum, 1/p));</text:p>
      <text:p text:style-name="P15"><text:tab/></text:p>
      <text:p text:style-name="P15"><text:tab/>return 0;</text:p>
      <text:p text:style-name="P15">}</text:p>
      <text:p text:style-name="P15"/>
      <text:p text:style-name="P15">void *threadFunc(void *arg)</text:p>
      <text:p text:style-name="P15">{</text:p>
      <text:p text:style-name="P15"><text:tab/>inData *data = (inData*)arg;</text:p>
      <text:p text:style-name="P15"><text:tab/>int k = data-&gt;idx;</text:p>
      <text:p text:style-name="P15"><text:tab/>double curr;</text:p>
      <text:p text:style-name="P15"><text:tab/>double sum = 0;</text:p>
      <text:p text:style-name="P15"><text:tab/></text:p>
      <text:p text:style-name="P15"><text:tab/>for(int i = 0; i &lt; m; i++)</text:p>
      <text:p text:style-name="P15"><text:tab/>{</text:p>
      <text:p text:style-name="P15"><text:tab/><text:tab/>curr = fabs(matrix[k][i]);</text:p>
      <text:p text:style-name="P15"><text:tab/><text:tab/>sum += pow(curr, p);</text:p>
      <text:p text:style-name="P15"><text:tab/>}</text:p>
      <text:p text:style-name="P15"><text:tab/></text:p>
      <text:p text:style-name="P15"><text:tab/>check(pthread_mutex_lock(&amp;globalLock) != -1, "pthread_mutex_lock");</text:p>
      <text:p text:style-name="P15"><text:tab/></text:p>
      <text:p text:style-name="P15"><text:tab/>globalSum += sum;</text:p>
      <text:p text:style-name="P15"><text:tab/></text:p>
      <text:p text:style-name="P15"><text:tab/>check(pthread_mutex_unlock(&amp;globalLock) != -1, "pthread_mutex_unlock");</text:p>
      <text:p text:style-name="P15"><text:tab/></text:p>
      <text:p text:style-name="P15"><text:tab/>return NULL;</text:p>
      <text:p text:style-name="P15">}</text:p>
      <text:p text:style-name="P15"/>
      <text:p text:style-name="P23">4. Napisati program koji koristi poll() funkciju da istovremeno motri vise FIFO fajlova <text:span text:style-name="T8">cije se putanje prosledjuju kao argumenti komandne linije. Program iz FIFO fajlova cita sadrzaj sve dok strana koja pise ne zatvori konekciju (cita dok ima podataka). Ispisati naziv (ne putanju, nego bas naziv) FIFO fajlaiz kog je najvise puta procitan karakter ‘a’ kao I broj puta koliko je taj karakter procitan (dakle, izlaz je ime_fajla broj_pojavljivanja).</text:span></text:p>
      <text:p text:style-name="P23"/>
      <text:p text:style-name="P23">#define _XOPEN_SOURCE 700</text:p>
      <text:p text:style-name="P23">#include &lt;stdio.h&gt;</text:p>
      <text:p text:style-name="P23">#include &lt;stdlib.h&gt;</text:p>
      <text:p text:style-name="P23">#include &lt;poll.h&gt;</text:p>
      <text:p text:style-name="P23">#include &lt;string.h&gt;</text:p>
      <text:p text:style-name="P23">#include &lt;sys/types.h&gt;</text:p>
      <text:p text:style-name="P23">#include &lt;sys/stat.h&gt;</text:p>
      <text:p text:style-name="P23">#include &lt;fcntl.h&gt;</text:p>
      <text:p text:style-name="P23">#include &lt;unistd.h&gt;</text:p>
      <text:p text:style-name="P23"/>
      <text:p text:style-name="P23">#define check(expr, msg) \</text:p>
      <text:p text:style-name="P23"><text:tab/>do{ \</text:p>
      <text:p text:style-name="P23"><text:soft-page-break/><text:tab/><text:tab/>if(!(expr)){ \</text:p>
      <text:p text:style-name="P23"><text:tab/><text:tab/><text:tab/>perror(msg); \</text:p>
      <text:p text:style-name="P23"><text:tab/><text:tab/><text:tab/>exit(EXIT_FAILURE); \</text:p>
      <text:p text:style-name="P23"><text:tab/><text:tab/>} \</text:p>
      <text:p text:style-name="P23"><text:tab/>}while(0)</text:p>
      <text:p text:style-name="P23"/>
      <text:p text:style-name="P23">#define MAX_SIZE (128)</text:p>
      <text:p text:style-name="P23"/>
      <text:p text:style-name="P23">int main(int argc, char **argv)</text:p>
      <text:p text:style-name="P23">{</text:p>
      <text:p text:style-name="P23"><text:tab/>check(argc &gt; 1, "argc");</text:p>
      <text:p text:style-name="P23"><text:tab/></text:p>
      <text:p text:style-name="P23"><text:tab/>int numFifos = argc - 1;</text:p>
      <text:p text:style-name="P23"><text:tab/>struct pollfd *fifos = calloc(numFifos, sizeof(struct pollfd));</text:p>
      <text:p text:style-name="P23"><text:tab/>check(fifos != NULL, "malloc");</text:p>
      <text:p text:style-name="P23"><text:tab/>FILE **streams = malloc(numFifos * sizeof(FILE*));</text:p>
      <text:p text:style-name="P23"><text:tab/>check(streams != NULL, "malloc");</text:p>
      <text:p text:style-name="P23"><text:tab/></text:p>
      <text:p text:style-name="P23"><text:tab/>for(int i = 0; i &lt; numFifos; i++)</text:p>
      <text:p text:style-name="P23"><text:tab/>{</text:p>
      <text:p text:style-name="P23"><text:tab/><text:tab/>int fd = open(argv[i+1], O_RDONLY | O_NONBLOCK);</text:p>
      <text:p text:style-name="P23"><text:tab/><text:tab/>check(fd != -1, "open");</text:p>
      <text:p text:style-name="P23"><text:tab/><text:tab/></text:p>
      <text:p text:style-name="P23"><text:tab/><text:tab/>fifos[i].fd = fd;</text:p>
      <text:p text:style-name="P23"><text:tab/><text:tab/>fifos[i].events = POLLIN | POLLERR | POLLHUP;</text:p>
      <text:p text:style-name="P23"><text:tab/><text:tab/>fifos[i].revents = 0;</text:p>
      <text:p text:style-name="P23"><text:tab/><text:tab/></text:p>
      <text:p text:style-name="P23"><text:tab/><text:tab/>streams[i] = fdopen(fd, "r");</text:p>
      <text:p text:style-name="P23"><text:tab/><text:tab/>check(streams[i] != NULL, "fdopen");</text:p>
      <text:p text:style-name="P23"><text:tab/>}</text:p>
      <text:p text:style-name="P23"><text:tab/></text:p>
      <text:p text:style-name="P23"><text:tab/>char name[MAX_SIZE];</text:p>
      <text:p text:style-name="P23"><text:tab/>int max = 0;</text:p>
      <text:p text:style-name="P23"><text:tab/>int activeFifos = numFifos;</text:p>
      <text:p text:style-name="P23"><text:tab/></text:p>
      <text:p text:style-name="P23"><text:tab/>while(activeFifos)</text:p>
      <text:p text:style-name="P23"><text:tab/>{</text:p>
      <text:p text:style-name="P23"><text:tab/><text:tab/>int retVal = poll(fifos, numFifos, -1);</text:p>
      <text:p text:style-name="P23"><text:tab/><text:tab/>check(retVal != -1, "poll");</text:p>
      <text:p text:style-name="P23"><text:tab/><text:tab/></text:p>
      <text:p text:style-name="P23"><text:tab/><text:tab/>for(int i = 0; i &lt; numFifos; i++)</text:p>
      <text:p text:style-name="P23"><text:tab/><text:tab/>{</text:p>
      <text:p text:style-name="P23"><text:tab/><text:tab/><text:tab/>if(fifos[i].revents &amp; POLLIN)</text:p>
      <text:p text:style-name="P23"><text:tab/><text:tab/><text:tab/>{</text:p>
      <text:p text:style-name="P23"><text:tab/><text:tab/><text:tab/><text:tab/>int num = 0;</text:p>
      <text:p text:style-name="P23"><text:tab/><text:tab/><text:tab/><text:tab/>char *line = NULL;</text:p>
      <text:p text:style-name="P23"><text:tab/><text:tab/><text:tab/><text:tab/>size_t lineLen = 0;</text:p>
      <text:p text:style-name="P23"><text:tab/><text:tab/><text:tab/><text:tab/></text:p>
      <text:p text:style-name="P23"><text:tab/><text:tab/><text:tab/><text:tab/>while(getline(&amp;line, &amp;lineLen, streams[i]) != -1)</text:p>
      <text:p text:style-name="P23"><text:tab/><text:tab/><text:tab/><text:tab/>{</text:p>
      <text:p text:style-name="P23"><text:tab/><text:tab/><text:tab/><text:tab/><text:tab/>int len = (int)lineLen;</text:p>
      <text:p text:style-name="P23"><text:tab/><text:tab/><text:tab/><text:tab/><text:tab/>for(int i = 0; i &lt; len; i++)</text:p>
      <text:p text:style-name="P23"><text:soft-page-break/><text:tab/><text:tab/><text:tab/><text:tab/><text:tab/>{</text:p>
      <text:p text:style-name="P23"><text:tab/><text:tab/><text:tab/><text:tab/><text:tab/><text:tab/>if(line[i] == 'a')</text:p>
      <text:p text:style-name="P23"><text:tab/><text:tab/><text:tab/><text:tab/><text:tab/><text:tab/><text:tab/>num++;</text:p>
      <text:p text:style-name="P23"><text:tab/><text:tab/><text:tab/><text:tab/><text:tab/>}</text:p>
      <text:p text:style-name="P23"><text:tab/><text:tab/><text:tab/><text:tab/>}</text:p>
      <text:p text:style-name="P23"><text:tab/><text:tab/><text:tab/><text:tab/></text:p>
      <text:p text:style-name="P23"><text:tab/><text:tab/><text:tab/><text:tab/>if(num &gt; max)</text:p>
      <text:p text:style-name="P23"><text:tab/><text:tab/><text:tab/><text:tab/>{</text:p>
      <text:p text:style-name="P23"><text:tab/><text:tab/><text:tab/><text:tab/><text:tab/>max = num;</text:p>
      <text:p text:style-name="P23"><text:tab/><text:tab/><text:tab/><text:tab/><text:tab/>strcpy(name, argv[i+1]);</text:p>
      <text:p text:style-name="P23"><text:tab/><text:tab/><text:tab/><text:tab/>}</text:p>
      <text:p text:style-name="P23"><text:tab/><text:tab/><text:tab/><text:tab/>fifos[i].revents = 0;</text:p>
      <text:p text:style-name="P23"><text:tab/><text:tab/><text:tab/>}</text:p>
      <text:p text:style-name="P23"><text:tab/><text:tab/><text:tab/>else if(fifos[i].revents &amp; (POLLHUP | POLLERR))</text:p>
      <text:p text:style-name="P23"><text:tab/><text:tab/><text:tab/>{</text:p>
      <text:p text:style-name="P23"><text:tab/><text:tab/><text:tab/><text:tab/>fclose(streams[i]);</text:p>
      <text:p text:style-name="P23"><text:tab/><text:tab/><text:tab/><text:tab/>close(fifos[i].fd);</text:p>
      <text:p text:style-name="P23"><text:tab/><text:tab/><text:tab/><text:tab/>fifos[i].fd = -1;</text:p>
      <text:p text:style-name="P23"><text:tab/><text:tab/><text:tab/><text:tab/>fifos[i].events = 0;</text:p>
      <text:p text:style-name="P23"><text:tab/><text:tab/><text:tab/><text:tab/>fifos[i].revents = 0;</text:p>
      <text:p text:style-name="P23"><text:tab/><text:tab/><text:tab/><text:tab/></text:p>
      <text:p text:style-name="P23"><text:tab/><text:tab/><text:tab/><text:tab/>activeFifos--;</text:p>
      <text:p text:style-name="P23"><text:tab/><text:tab/><text:tab/>}</text:p>
      <text:p text:style-name="P23"><text:tab/><text:tab/>}</text:p>
      <text:p text:style-name="P23"><text:tab/>}</text:p>
      <text:p text:style-name="P23"><text:tab/></text:p>
      <text:p text:style-name="P23"><text:tab/>char *line = strrchr(name, '/');</text:p>
      <text:p text:style-name="P23"><text:tab/>char *res = line != NULL ? line + 1 : name;</text:p>
      <text:p text:style-name="P23"><text:tab/>printf("%s %d", res, max);</text:p>
      <text:p text:style-name="P23"><text:tab/></text:p>
      <text:p text:style-name="P23"><text:tab/>free(fifos);</text:p>
      <text:p text:style-name="P23"><text:tab/>free(streams);</text:p>
      <text:p text:style-name="P23"><text:tab/></text:p>
      <text:p text:style-name="P23"><text:tab/>return 0;</text:p>
      <text:p text:style-name="P23">}</text:p>
      <text:p text:style-name="P23"/>
      <text:p text:style-name="P28">5. Napisati program koji kao argumente komandne linije prima ime objekta deljene memorije. Potrebno je ucitati strukturu (ARRAY_MAX je 1024):</text:p>
      <text:p text:style-name="P28"/>
      <text:p text:style-name="P28">typedef struct {</text:p>
      <text:p text:style-name="P28"><text:tab/>sem_t dataProcessingFinished;</text:p>
      <text:p text:style-name="P28"><text:tab/>int array[ARRAY_MAX];</text:p>
      <text:p text:style-name="P28"><text:tab/>unisgned arrayLen;</text:p>
      <text:p text:style-name="P28">} osInputData;</text:p>
      <text:p text:style-name="P28"/>
      <text:p text:style-name="P28">Nakon ucitavanja strukture u adresni prostot programa, program ceka na signal I ukoliko mu je poslat signal SIGUSR1 menja znam svim brojevima u nizu array, dok ako je u pitanju SIGUSR2 duplira vrednosti svih elemenata niza array (mnozi ih sa 2). Nakon promene vrednosti niza array potrebno je uvecati semafor dataProcessingFinished (smatrati da je semafor dobro inicijalizovan). Ne raditi shm_unlink.</text:p>
      <text:p text:style-name="P28"/>
      <text:p text:style-name="P28">#include &lt;stdio.h&gt;</text:p>
      <text:p text:style-name="P28"><text:soft-page-break/>#include &lt;stdlib.h&gt;</text:p>
      <text:p text:style-name="P28">#include &lt;sys/mman.h&gt;</text:p>
      <text:p text:style-name="P28">#include &lt;sys/stat.h&gt;</text:p>
      <text:p text:style-name="P28">#include &lt;fcntl.h&gt;</text:p>
      <text:p text:style-name="P28">#include &lt;sys/types.h&gt;</text:p>
      <text:p text:style-name="P28">#include &lt;unistd.h&gt;</text:p>
      <text:p text:style-name="P28">#include &lt;semaphore.h&gt;</text:p>
      <text:p text:style-name="P28">#include &lt;signal.h&gt;</text:p>
      <text:p text:style-name="P28">#include &lt;stdint.h&gt;</text:p>
      <text:p text:style-name="P28">#include &lt;math.h&gt;</text:p>
      <text:p text:style-name="P28"/>
      <text:p text:style-name="P28">#define check(expr, msg) \</text:p>
      <text:p text:style-name="P28"><text:tab/>do{ \</text:p>
      <text:p text:style-name="P28"><text:tab/><text:tab/>if(!(expr)){ \</text:p>
      <text:p text:style-name="P28"><text:tab/><text:tab/><text:tab/>perror(msg); \</text:p>
      <text:p text:style-name="P28"><text:tab/><text:tab/><text:tab/>exit(EXIT_FAILURE); \</text:p>
      <text:p text:style-name="P28"><text:tab/><text:tab/>} \</text:p>
      <text:p text:style-name="P28"><text:tab/>}while(0)</text:p>
      <text:p text:style-name="P28"/>
      <text:p text:style-name="P28">#define ARRAY_MAX (1024)</text:p>
      <text:p text:style-name="P28"/>
      <text:p text:style-name="P28">typedef struct{</text:p>
      <text:p text:style-name="P28"><text:tab/>sem_t dataProcessingFinished;</text:p>
      <text:p text:style-name="P28"><text:tab/>int array[ARRAY_MAX];</text:p>
      <text:p text:style-name="P28"><text:tab/>unsigned arrayLen;</text:p>
      <text:p text:style-name="P28">} OsInputData;</text:p>
      <text:p text:style-name="P28"/>
      <text:p text:style-name="P28">int sigUsr1 = 0;</text:p>
      <text:p text:style-name="P28">int sigUsr2 = 0;</text:p>
      <text:p text:style-name="P28"/>
      <text:p text:style-name="P28">void *getMemBlock(const char *path, unsigned *size);</text:p>
      <text:p text:style-name="P28">void sigHandler(int signum);</text:p>
      <text:p text:style-name="P28"/>
      <text:p text:style-name="P28">int main(int argc, char **argv)</text:p>
      <text:p text:style-name="P28">{</text:p>
      <text:p text:style-name="P28"><text:tab/>check(argc == 2, "argc");</text:p>
      <text:p text:style-name="P28"><text:tab/></text:p>
      <text:p text:style-name="P28"><text:tab/>unsigned size = 0;</text:p>
      <text:p text:style-name="P28"><text:tab/>OsInputData *data = getMemBlock(argv[1], &amp;size);</text:p>
      <text:p text:style-name="P28"><text:tab/></text:p>
      <text:p text:style-name="P28"><text:tab/>printf("%jd\n", (intmax_t)getpid());</text:p>
      <text:p text:style-name="P28"><text:tab/></text:p>
      <text:p text:style-name="P28"><text:tab/>check(signal(SIGUSR1, sigHandler) != SIG_ERR, "signal");</text:p>
      <text:p text:style-name="P28"><text:tab/>check(signal(SIGUSR2, sigHandler) != SIG_ERR, "signal");</text:p>
      <text:p text:style-name="P28"><text:tab/></text:p>
      <text:p text:style-name="P28"><text:tab/>pause();</text:p>
      <text:p text:style-name="P28"><text:tab/></text:p>
      <text:p text:style-name="P28"><text:tab/>int *copy = data-&gt;array;</text:p>
      <text:p text:style-name="P28"><text:tab/>int n = data-&gt;arrayLen;</text:p>
      <text:p text:style-name="P28"><text:tab/></text:p>
      <text:p text:style-name="P28"><text:tab/>if(sigUsr1)</text:p>
      <text:p text:style-name="P28"><text:tab/>{</text:p>
      <text:p text:style-name="P28"><text:soft-page-break/><text:tab/><text:tab/>for(int i = 0; i &lt; n; i++)</text:p>
      <text:p text:style-name="P28"><text:tab/><text:tab/>{</text:p>
      <text:p text:style-name="P28"><text:tab/><text:tab/><text:tab/>if(copy[i] &gt; 0)</text:p>
      <text:p text:style-name="P28"><text:tab/><text:tab/><text:tab/><text:tab/>copy[i] = copy[i] - 2 * copy[i];</text:p>
      <text:p text:style-name="P28"><text:tab/><text:tab/><text:tab/>else</text:p>
      <text:p text:style-name="P28"><text:tab/><text:tab/><text:tab/><text:tab/>copy[i] = abs(copy[i]);</text:p>
      <text:p text:style-name="P28"><text:tab/><text:tab/>}</text:p>
      <text:p text:style-name="P28"><text:tab/>}</text:p>
      <text:p text:style-name="P28"><text:tab/>else if(sigUsr2)</text:p>
      <text:p text:style-name="P28"><text:tab/>{</text:p>
      <text:p text:style-name="P28"><text:tab/><text:tab/>for(int i = 0; i &lt; n; i++)</text:p>
      <text:p text:style-name="P28"><text:tab/><text:tab/>{</text:p>
      <text:p text:style-name="P28"><text:tab/><text:tab/><text:tab/>copy[i] = 2 * copy[i];</text:p>
      <text:p text:style-name="P28"><text:tab/><text:tab/>}</text:p>
      <text:p text:style-name="P28"><text:tab/>}</text:p>
      <text:p text:style-name="P28"><text:tab/>for(int i = 0; i &lt; n; i++)</text:p>
      <text:p text:style-name="P28"><text:tab/>{</text:p>
      <text:p text:style-name="P28"><text:tab/><text:tab/>printf("%d ", copy[i]);</text:p>
      <text:p text:style-name="P28"><text:tab/>}</text:p>
      <text:p text:style-name="P28"><text:tab/></text:p>
      <text:p text:style-name="P28"><text:tab/>check(sem_post(&amp;(data-&gt;dataProcessingFinished)) != -1, "sem_post");</text:p>
      <text:p text:style-name="P28"><text:tab/></text:p>
      <text:p text:style-name="P28"><text:tab/>check(munmap(data, size) != -1, "munmap");</text:p>
      <text:p text:style-name="P28"><text:tab/></text:p>
      <text:p text:style-name="P28"><text:tab/>return 0;</text:p>
      <text:p text:style-name="P28">}</text:p>
      <text:p text:style-name="P28"/>
      <text:p text:style-name="P28">void *getMemBlock(const char *path, unsigned *size)</text:p>
      <text:p text:style-name="P28">{</text:p>
      <text:p text:style-name="P28"><text:tab/>int memFd = shm_open(path, O_RDWR, 0600);</text:p>
      <text:p text:style-name="P28"><text:tab/>check(memFd != -1, "shm_open");</text:p>
      <text:p text:style-name="P28"><text:tab/></text:p>
      <text:p text:style-name="P28"><text:tab/>struct stat fInfo;</text:p>
      <text:p text:style-name="P28"><text:tab/>check(fstat(memFd, &amp;fInfo) != -1, "fstat");</text:p>
      <text:p text:style-name="P28"><text:tab/>*size = fInfo.st_size;</text:p>
      <text:p text:style-name="P28"><text:tab/></text:p>
      <text:p text:style-name="P28"><text:tab/>void *addr;</text:p>
      <text:p text:style-name="P28"><text:tab/>check((addr = mmap(0, *size, PROT_READ | PROT_WRITE, MAP_SHARED, memFd, 0)) != MAP_FAILED, "mmap");</text:p>
      <text:p text:style-name="P28"><text:tab/></text:p>
      <text:p text:style-name="P28"><text:tab/>close(memFd);</text:p>
      <text:p text:style-name="P28"><text:tab/>return addr;</text:p>
      <text:p text:style-name="P28">}</text:p>
      <text:p text:style-name="P28"/>
      <text:p text:style-name="P28">void sigHandler(int signum)</text:p>
      <text:p text:style-name="P28">{</text:p>
      <text:p text:style-name="P28"><text:tab/>switch(signum){</text:p>
      <text:p text:style-name="P28"><text:tab/><text:tab/>case SIGUSR1:</text:p>
      <text:p text:style-name="P28"><text:tab/><text:tab/><text:tab/>sigUsr1 = 1;</text:p>
      <text:p text:style-name="P28"><text:tab/><text:tab/><text:tab/>break;</text:p>
      <text:p text:style-name="P28"><text:tab/><text:tab/>case SIGUSR2:</text:p>
      <text:p text:style-name="P28"><text:tab/><text:tab/><text:tab/>sigUsr2 = 1;</text:p>
      <text:p text:style-name="P28"><text:soft-page-break/><text:tab/><text:tab/><text:tab/>break;</text:p>
      <text:p text:style-name="P28"><text:tab/><text:tab/>default:</text:p>
      <text:p text:style-name="P28"><text:tab/><text:tab/><text:tab/>check(0, "sig");</text:p>
      <text:p text:style-name="P28"><text:tab/>}</text:p>
      <text:p text:style-name="P28">}</text:p>
      <text:p text:style-name="P28"/>
      <text:p text:style-name="P28"/>
      <text:p text:style-name="P33">Januar2 2020:</text:p>
      <text:p text:style-name="P33"/>
      <text:p text:style-name="P29">1. Napisati program koji kao argument dobija trenutak u vremenu u vidu broja sekundi od Epohe. Za prosledjeni trenutak, odnosno za godinu g prosledjenog trenutka, ispisati najblizu prestupnu godinu p takvu da je p &lt;= g. Godina je sigurno prestupna ako je deljiva sa 4 i nije deljiva sa 100. Ukoliko je deljiva sa 100 prestupna je ako je deljiva sa 400.</text:p>
      <text:p text:style-name="P29"/>
      <text:p text:style-name="P29">#include &lt;stdio.h&gt;</text:p>
      <text:p text:style-name="P29">#include &lt;stdlib.h&gt;</text:p>
      <text:p text:style-name="P29">#include &lt;time.h&gt;</text:p>
      <text:p text:style-name="P29"/>
      <text:p text:style-name="P29">#define check(expr, msg) \</text:p>
      <text:p text:style-name="P29"><text:tab/>do{ \</text:p>
      <text:p text:style-name="P29"><text:tab/><text:tab/>if(!(expr)){ \</text:p>
      <text:p text:style-name="P29"><text:tab/><text:tab/><text:tab/>perror(msg); \</text:p>
      <text:p text:style-name="P29"><text:tab/><text:tab/><text:tab/>exit(EXIT_FAILURE); \</text:p>
      <text:p text:style-name="P29"><text:tab/><text:tab/>} \</text:p>
      <text:p text:style-name="P29"><text:tab/>}while(0)</text:p>
      <text:p text:style-name="P29"><text:tab/></text:p>
      <text:p text:style-name="P29">int main(int argc, char **argv)</text:p>
      <text:p text:style-name="P29">{</text:p>
      <text:p text:style-name="P29"><text:tab/>check(argc == 2, "argc");</text:p>
      <text:p text:style-name="P29"><text:tab/></text:p>
      <text:p text:style-name="P29"><text:tab/>long seconds = atol(argv[1]);</text:p>
      <text:p text:style-name="P29"><text:tab/></text:p>
      <text:p text:style-name="P29"><text:tab/>struct tm *structTime = localtime(&amp;seconds);</text:p>
      <text:p text:style-name="P29"><text:tab/>check(localtime != NULL, "localtime");</text:p>
      <text:p text:style-name="P29"><text:tab/></text:p>
      <text:p text:style-name="P29"><text:tab/>int year = structTime-&gt;tm_year;</text:p>
      <text:p text:style-name="P29"><text:tab/></text:p>
      <text:p text:style-name="P29"><text:tab/>for(int i = year; i &gt; 0; i--)</text:p>
      <text:p text:style-name="P29"><text:tab/>{</text:p>
      <text:p text:style-name="P29"><text:tab/><text:tab/>if((i % 4 == 0 &amp;&amp; i % 100 != 0) || (i % 100 == 0 &amp;&amp; i % 400 == 0))</text:p>
      <text:p text:style-name="P29"><text:tab/><text:tab/>{</text:p>
      <text:p text:style-name="P29"><text:tab/><text:tab/><text:tab/>printf("%d\n", i + 1900);</text:p>
      <text:p text:style-name="P29"><text:tab/><text:tab/><text:tab/>break;</text:p>
      <text:p text:style-name="P29"><text:tab/><text:tab/>}</text:p>
      <text:p text:style-name="P29"><text:tab/>}</text:p>
      <text:p text:style-name="P29"><text:tab/></text:p>
      <text:p text:style-name="P29"><text:tab/>return 0;</text:p>
      <text:p text:style-name="P29">}</text:p>
      <text:p text:style-name="P29"/>
      <text:p text:style-name="P29">2. Napisati program koji u dete procesu pokrece komandu find. -type fi prosledjuje rezultat roditelju. Roditeljski proces treba da ispise broj fajlova cija ekstenzija odgovara ekstenziji koja se <text:soft-page-break/>dobija kao argument komandne linije (dakle na standardni izlaz ispisati 1 broj). Pokretanje: 2 bak. Zavrsiti sa exit kodom 1 u slucaju da broj argumenata komandne linije nije dobar.</text:p>
      <text:p text:style-name="P29"/>
      <text:p text:style-name="P29"/>
      <text:p text:style-name="P29">#define _XOPEN_SOURCE 700</text:p>
      <text:p text:style-name="P29">#include &lt;stdio.h&gt;</text:p>
      <text:p text:style-name="P29">#include &lt;stdlib.h&gt;</text:p>
      <text:p text:style-name="P29">#include &lt;unistd.h&gt;</text:p>
      <text:p text:style-name="P29">#include &lt;sys/types.h&gt;</text:p>
      <text:p text:style-name="P29">#include &lt;string.h&gt;</text:p>
      <text:p text:style-name="P29">#include &lt;sys/wait.h&gt;</text:p>
      <text:p text:style-name="P29"/>
      <text:p text:style-name="P29">#define check(expr, msg) \</text:p>
      <text:p text:style-name="P29"><text:tab/>do{ \</text:p>
      <text:p text:style-name="P29"><text:tab/><text:tab/>if(!(expr)){ \</text:p>
      <text:p text:style-name="P29"><text:tab/><text:tab/><text:tab/>perror(msg); \</text:p>
      <text:p text:style-name="P29"><text:tab/><text:tab/><text:tab/>exit(EXIT_FAILURE); \</text:p>
      <text:p text:style-name="P29"><text:tab/><text:tab/>} \</text:p>
      <text:p text:style-name="P29"><text:tab/>}while(0)</text:p>
      <text:p text:style-name="P29"><text:tab/></text:p>
      <text:p text:style-name="P29">#define RD_END (0)</text:p>
      <text:p text:style-name="P29">#define WR_END (1)</text:p>
      <text:p text:style-name="P29">#define MAX_SIZE (256)</text:p>
      <text:p text:style-name="P29"><text:tab/></text:p>
      <text:p text:style-name="P29">int main(int argc, char **argv)</text:p>
      <text:p text:style-name="P29">{</text:p>
      <text:p text:style-name="P29"><text:tab/>check(argc == 2, "argc");</text:p>
      <text:p text:style-name="P29"><text:tab/></text:p>
      <text:p text:style-name="P29"><text:tab/>char *find = argv[1];</text:p>
      <text:p text:style-name="P29"><text:tab/>int len = strlen(find);</text:p>
      <text:p text:style-name="P29"><text:tab/></text:p>
      <text:p text:style-name="P29"><text:tab/>int pipeFd[2];</text:p>
      <text:p text:style-name="P29"><text:tab/>check(pipe(pipeFd) != -1, "pipe");</text:p>
      <text:p text:style-name="P29"><text:tab/></text:p>
      <text:p text:style-name="P29"><text:tab/>pid_t childPid = fork();</text:p>
      <text:p text:style-name="P29"><text:tab/>check(childPid != -1, "fork");</text:p>
      <text:p text:style-name="P29"><text:tab/></text:p>
      <text:p text:style-name="P29"><text:tab/>if(childPid &gt; 0) // parent</text:p>
      <text:p text:style-name="P29"><text:tab/>{</text:p>
      <text:p text:style-name="P29"><text:tab/><text:tab/>close(pipeFd[WR_END]);</text:p>
      <text:p text:style-name="P29"><text:tab/><text:tab/></text:p>
      <text:p text:style-name="P29"><text:tab/><text:tab/>FILE *f = fdopen(pipeFd[RD_END], "r");</text:p>
      <text:p text:style-name="P29"><text:tab/><text:tab/>check(f != NULL, "fdopen");</text:p>
      <text:p text:style-name="P29"><text:tab/><text:tab/></text:p>
      <text:p text:style-name="P29"><text:tab/><text:tab/>char *line = NULL;</text:p>
      <text:p text:style-name="P29"><text:tab/><text:tab/>size_t lineLen = 0;</text:p>
      <text:p text:style-name="P29"><text:tab/><text:tab/>char *dot;</text:p>
      <text:p text:style-name="P29"><text:tab/><text:tab/>int count = 0;</text:p>
      <text:p text:style-name="P29"><text:tab/><text:tab/>while(getline(&amp;line, &amp;lineLen, f) != -1)</text:p>
      <text:p text:style-name="P29"><text:tab/><text:tab/>{</text:p>
      <text:p text:style-name="P29"><text:tab/><text:tab/><text:tab/>dot = strrchr(line, '.');</text:p>
      <text:p text:style-name="P29"><text:tab/><text:tab/><text:tab/></text:p>
      <text:p text:style-name="P29"><text:soft-page-break/><text:tab/><text:tab/><text:tab/>if(!strncmp(dot, find, len))</text:p>
      <text:p text:style-name="P29"><text:tab/><text:tab/><text:tab/><text:tab/>count++;</text:p>
      <text:p text:style-name="P29"><text:tab/><text:tab/>}</text:p>
      <text:p text:style-name="P29"><text:tab/><text:tab/>printf("%d\n", count);</text:p>
      <text:p text:style-name="P29"><text:tab/><text:tab/></text:p>
      <text:p text:style-name="P29"><text:tab/><text:tab/>close(pipeFd[RD_END]);</text:p>
      <text:p text:style-name="P29"><text:tab/>}</text:p>
      <text:p text:style-name="P29"><text:tab/>else</text:p>
      <text:p text:style-name="P29"><text:tab/>{</text:p>
      <text:p text:style-name="P29"><text:tab/><text:tab/>close(pipeFd[RD_END]);</text:p>
      <text:p text:style-name="P29"><text:tab/><text:tab/></text:p>
      <text:p text:style-name="P29"><text:tab/><text:tab/>check(dup2(pipeFd[WR_END], STDOUT_FILENO) != -1, "dup2");</text:p>
      <text:p text:style-name="P29"><text:tab/><text:tab/></text:p>
      <text:p text:style-name="P29"><text:tab/><text:tab/>check(execlp("find", "find", ".", "-type", "f", NULL) != -1, "execlp");</text:p>
      <text:p text:style-name="P29"><text:tab/><text:tab/></text:p>
      <text:p text:style-name="P29"><text:tab/><text:tab/>close(pipeFd[WR_END]);</text:p>
      <text:p text:style-name="P29"><text:tab/><text:tab/></text:p>
      <text:p text:style-name="P29"><text:tab/><text:tab/>exit(EXIT_SUCCESS);</text:p>
      <text:p text:style-name="P29"><text:tab/>}</text:p>
      <text:p text:style-name="P29"><text:tab/>int status = 0;</text:p>
      <text:p text:style-name="P29"><text:tab/>check(wait(&amp;status) != -1, "wait");</text:p>
      <text:p text:style-name="P29"><text:tab/></text:p>
      <text:p text:style-name="P29"><text:tab/>if(WIFEXITED(status) &amp;&amp; (WEXITSTATUS(status) == EXIT_SUCCESS))</text:p>
      <text:p text:style-name="P29"><text:tab/>{</text:p>
      <text:p text:style-name="P29"><text:tab/><text:tab/></text:p>
      <text:p text:style-name="P29"><text:tab/>}</text:p>
      <text:p text:style-name="P29"><text:tab/>else</text:p>
      <text:p text:style-name="P29"><text:tab/>{</text:p>
      <text:p text:style-name="P29"><text:tab/><text:tab/>exit(WEXITSTATUS(status));</text:p>
      <text:p text:style-name="P29"><text:tab/>}</text:p>
      <text:p text:style-name="P29"><text:tab/></text:p>
      <text:p text:style-name="P29"><text:tab/>return 0;</text:p>
      <text:p text:style-name="P29">}</text:p>
      <text:p text:style-name="P29"/>
      <text:p text:style-name="P29">3. <text:s/>Napisati program koji kao argument komandne linije prima putanju do fajla i dve reci. U navedenom fajlu program treba da zameni sva pojavljivanja prve reci sa drugom reci (pretpostaviti da su reci iste duzine). Pre nego sto prepise staru rec, program treba da je zakljuca. Ukoliko je druge proces vec zakljucao neko pojavljivanje reci, nastaviti normalno sa obradom bez zamene reci. Dodatno, potrebno je ispisati broj reci koje nisu zamenjene (zbog toga sto je drugi proces drzao katanac). Maksimalna duzina reci u failu je 256.</text:p>
      <text:p text:style-name="P29"/>
      <text:p text:style-name="P30">#define _XOPEN_SOURCE 700</text:p>
      <text:p text:style-name="P30">#include &lt;stdio.h&gt;</text:p>
      <text:p text:style-name="P30">#include &lt;stdlib.h&gt;</text:p>
      <text:p text:style-name="P30">#include &lt;unistd.h&gt;</text:p>
      <text:p text:style-name="P30">#include &lt;fcntl.h&gt;</text:p>
      <text:p text:style-name="P30">#include &lt;errno.h&gt;</text:p>
      <text:p text:style-name="P30">#include &lt;string.h&gt;</text:p>
      <text:p text:style-name="P30"/>
      <text:p text:style-name="P30">#define check(expr, msg) \</text:p>
      <text:p text:style-name="P30"><text:tab/>do{ \</text:p>
      <text:p text:style-name="P30"><text:tab/><text:tab/>if(!(expr)){ \</text:p>
      <text:p text:style-name="P30"><text:soft-page-break/><text:tab/><text:tab/><text:tab/>perror(msg); \</text:p>
      <text:p text:style-name="P30"><text:tab/><text:tab/><text:tab/>exit(EXIT_FAILURE); \</text:p>
      <text:p text:style-name="P30"><text:tab/><text:tab/>} \</text:p>
      <text:p text:style-name="P30"><text:tab/>}while(0)</text:p>
      <text:p text:style-name="P30"><text:tab/></text:p>
      <text:p text:style-name="P30">#define MAX_SIZE (256)</text:p>
      <text:p text:style-name="P30"><text:tab/></text:p>
      <text:p text:style-name="P30">int main(int argc, char **argv)</text:p>
      <text:p text:style-name="P30">{</text:p>
      <text:p text:style-name="P30"><text:tab/>check(argc == 4, "argc");</text:p>
      <text:p text:style-name="P30"><text:tab/></text:p>
      <text:p text:style-name="P30"><text:tab/>char *path = argv[1];</text:p>
      <text:p text:style-name="P30"><text:tab/>char *find = argv[2];</text:p>
      <text:p text:style-name="P30"><text:tab/>char *replace = argv[3];</text:p>
      <text:p text:style-name="P30"><text:tab/>int len = strlen(find);</text:p>
      <text:p text:style-name="P30"><text:tab/></text:p>
      <text:p text:style-name="P30"><text:tab/>FILE *f = fopen(path, "r+");</text:p>
      <text:p text:style-name="P30"><text:tab/>check(f != NULL, "fopen");</text:p>
      <text:p text:style-name="P30"><text:tab/></text:p>
      <text:p text:style-name="P30"><text:tab/>int fd = fileno(f);</text:p>
      <text:p text:style-name="P30"><text:tab/>check(fd != -1, "fileno");</text:p>
      <text:p text:style-name="P30"><text:tab/></text:p>
      <text:p text:style-name="P30"><text:tab/>struct flock lock;</text:p>
      <text:p text:style-name="P30"><text:tab/>char str[MAX_SIZE];</text:p>
      <text:p text:style-name="P30"><text:tab/>memset(str, 0, MAX_SIZE);</text:p>
      <text:p text:style-name="P30"><text:tab/>int count = 0;</text:p>
      <text:p text:style-name="P30"><text:tab/>while(fscanf(f, "%s", str) != EOF)</text:p>
      <text:p text:style-name="P30"><text:tab/>{</text:p>
      <text:p text:style-name="P30"><text:tab/><text:tab/>if(strcmp(str, find))</text:p>
      <text:p text:style-name="P30"><text:tab/><text:tab/><text:tab/>continue;</text:p>
      <text:p text:style-name="P30"><text:tab/><text:tab/></text:p>
      <text:p text:style-name="P30"><text:tab/><text:tab/>lock.l_type = F_WRLCK;</text:p>
      <text:p text:style-name="P30"><text:tab/><text:tab/>lock.l_whence = SEEK_SET;</text:p>
      <text:p text:style-name="P30"><text:tab/><text:tab/>lock.l_start = ftell(f);</text:p>
      <text:p text:style-name="P30"><text:tab/><text:tab/>lock.l_len = -len;</text:p>
      <text:p text:style-name="P30"><text:tab/><text:tab/></text:p>
      <text:p text:style-name="P30"><text:tab/><text:tab/>int res = fcntl(fd, F_SETLK, &amp;lock);</text:p>
      <text:p text:style-name="P30"><text:tab/><text:tab/>if(res == -1)</text:p>
      <text:p text:style-name="P30"><text:tab/><text:tab/>{</text:p>
      <text:p text:style-name="P30"><text:tab/><text:tab/><text:tab/>if(errno != EACCES &amp;&amp; errno != EAGAIN)</text:p>
      <text:p text:style-name="P30"><text:tab/><text:tab/><text:tab/><text:tab/>check(0, "fcntl");</text:p>
      <text:p text:style-name="P30"><text:tab/><text:tab/><text:tab/>else</text:p>
      <text:p text:style-name="P30"><text:tab/><text:tab/><text:tab/><text:tab/>count++;</text:p>
      <text:p text:style-name="P30"><text:tab/><text:tab/>}</text:p>
      <text:p text:style-name="P30"><text:tab/><text:tab/>else</text:p>
      <text:p text:style-name="P30"><text:tab/><text:tab/>{</text:p>
      <text:p text:style-name="P30"><text:tab/><text:tab/><text:tab/>check(lseek(fd, -len, SEEK_CUR) != (off_t) - 1, "lseek");</text:p>
      <text:p text:style-name="P30"><text:tab/><text:tab/><text:tab/>fprintf(f, "%s", replace);</text:p>
      <text:p text:style-name="P30"><text:tab/><text:tab/>}</text:p>
      <text:p text:style-name="P30"><text:tab/>}</text:p>
      <text:p text:style-name="P30"><text:tab/>lock.l_type = F_UNLCK;</text:p>
      <text:p text:style-name="P30"><text:tab/>lock.l_whence = SEEK_SET;</text:p>
      <text:p text:style-name="P30"><text:soft-page-break/><text:tab/>lock.l_start = 0;</text:p>
      <text:p text:style-name="P30"><text:tab/>lock.l_len = 0;</text:p>
      <text:p text:style-name="P30"><text:tab/></text:p>
      <text:p text:style-name="P30"><text:tab/>check(fcntl(fd, F_SETLK, &amp;lock) != -1, "fcntl");</text:p>
      <text:p text:style-name="P30"><text:tab/></text:p>
      <text:p text:style-name="P30"><text:tab/>printf("%d\n", count);</text:p>
      <text:p text:style-name="P30"><text:tab/></text:p>
      <text:p text:style-name="P30"><text:tab/>fclose(f);</text:p>
      <text:p text:style-name="P30"><text:tab/>return 0;</text:p>
      <text:p text:style-name="P30">}</text:p>
      <text:p text:style-name="P30"/>
      <text:p text:style-name="P29">4. Napisati program koji kao argumente komandne linije prima putanje do FIFO fajlova. Program istovremeno za sve fajlove ceka na dogadjaj da je kroz neki FIFO stigao podatak koriscenjem epoll interfejsa. Kroz FIFO fajlove pristizu realni brojevi, cita se sve dok se ne zatvore svi FIFO fajlovi na strani koja pise u FIFO. Na standardni izlaz ispisati maksimalni procitan realni broj i naziv FIFO fajla (ne putanju nego NAZIV).</text:p>
      <text:p text:style-name="P12"/>
      <text:p text:style-name="P12">#define _XOPEN_SOURCE 700</text:p>
      <text:p text:style-name="P12">#include &lt;stdio.h&gt;</text:p>
      <text:p text:style-name="P12">#include &lt;stdlib.h&gt;</text:p>
      <text:p text:style-name="P12">#include &lt;sys/epoll.h&gt;</text:p>
      <text:p text:style-name="P12">#include &lt;sys/types.h&gt;</text:p>
      <text:p text:style-name="P12">#include &lt;sys/stat.h&gt;</text:p>
      <text:p text:style-name="P12">#include &lt;fcntl.h&gt;</text:p>
      <text:p text:style-name="P12">#include &lt;string.h&gt; <text:s text:c="6"/></text:p>
      <text:p text:style-name="P12">#include &lt;unistd.h&gt;</text:p>
      <text:p text:style-name="P12"/>
      <text:p text:style-name="P12">#define check(expr, msg) \</text:p>
      <text:p text:style-name="P12"><text:tab/>do{ \</text:p>
      <text:p text:style-name="P12"><text:tab/><text:tab/>if(!(expr)){ \</text:p>
      <text:p text:style-name="P12"><text:tab/><text:tab/><text:tab/>perror(msg); \</text:p>
      <text:p text:style-name="P12"><text:tab/><text:tab/><text:tab/>exit(EXIT_FAILURE); \</text:p>
      <text:p text:style-name="P12"><text:tab/><text:tab/>} \</text:p>
      <text:p text:style-name="P12"><text:tab/>}while(0)</text:p>
      <text:p text:style-name="P12"><text:tab/></text:p>
      <text:p text:style-name="P12">#define MAX_EVENTS (8)</text:p>
      <text:p text:style-name="P12">#define TIME_OUT (-1)</text:p>
      <text:p text:style-name="P12"><text:tab/></text:p>
      <text:p text:style-name="P12">int main(int argc, char **argv)</text:p>
      <text:p text:style-name="P12">{</text:p>
      <text:p text:style-name="P12"><text:tab/>check(argc &gt; 1, "argc");</text:p>
      <text:p text:style-name="P12"><text:tab/></text:p>
      <text:p text:style-name="P12"><text:tab/>int numFifos = argc - 1;</text:p>
      <text:p text:style-name="P12"><text:tab/>int epollFd = epoll_create(numFifos);</text:p>
      <text:p text:style-name="P12"><text:tab/>check(epollFd != -1, "epoll_create");</text:p>
      <text:p text:style-name="P12"><text:tab/></text:p>
      <text:p text:style-name="P12"><text:tab/>int *fds = malloc(numFifos * sizeof(int));</text:p>
      <text:p text:style-name="P12"><text:tab/>check(fds != NULL, "malloc");</text:p>
      <text:p text:style-name="P12"><text:tab/></text:p>
      <text:p text:style-name="P12"><text:tab/>double *maxs = malloc(numFifos * sizeof(double));</text:p>
      <text:p text:style-name="P12"><text:tab/>check(maxs != NULL, "malloc");</text:p>
      <text:p text:style-name="P12"><text:tab/></text:p>
      <text:p text:style-name="P12"><text:soft-page-break/><text:tab/>struct epoll_event currentEvent;</text:p>
      <text:p text:style-name="P12"><text:tab/>for(int i = 0; i &lt; numFifos; i++)</text:p>
      <text:p text:style-name="P12"><text:tab/>{</text:p>
      <text:p text:style-name="P12"><text:tab/><text:tab/>memset(&amp;currentEvent, 0, sizeof(struct epoll_event));</text:p>
      <text:p text:style-name="P12"><text:tab/><text:tab/></text:p>
      <text:p text:style-name="P12"><text:tab/><text:tab/>currentEvent.events = EPOLLIN;</text:p>
      <text:p text:style-name="P12"><text:tab/><text:tab/>currentEvent.data.fd = open(argv[i+1], O_RDONLY | O_NONBLOCK);</text:p>
      <text:p text:style-name="P12"><text:tab/><text:tab/>check(currentEvent.data.fd != -1, "open");</text:p>
      <text:p text:style-name="P12"><text:tab/><text:tab/></text:p>
      <text:p text:style-name="P12"><text:tab/><text:tab/>fds[i] = currentEvent.data.fd;</text:p>
      <text:p text:style-name="P12"><text:tab/><text:tab/></text:p>
      <text:p text:style-name="P12"><text:tab/><text:tab/>check(epoll_ctl(epollFd, EPOLL_CTL_ADD, currentEvent.data.fd, &amp;currentEvent) != -1, "epoll_ctl");</text:p>
      <text:p text:style-name="P12"><text:tab/>}</text:p>
      <text:p text:style-name="P12"><text:tab/></text:p>
      <text:p text:style-name="P12"><text:tab/>int activeFifos = numFifos;</text:p>
      <text:p text:style-name="P12"><text:tab/>struct epoll_event readyFds[MAX_EVENTS];</text:p>
      <text:p text:style-name="P12"><text:tab/></text:p>
      <text:p text:style-name="P12"><text:tab/>while(activeFifos)</text:p>
      <text:p text:style-name="P12"><text:tab/>{</text:p>
      <text:p text:style-name="P12"><text:tab/><text:tab/>int retVal = epoll_wait(epollFd, readyFds, MAX_EVENTS, TIME_OUT);</text:p>
      <text:p text:style-name="P12"><text:tab/><text:tab/>check(retVal != -1, "epoll_wait");</text:p>
      <text:p text:style-name="P12"><text:tab/><text:tab/></text:p>
      <text:p text:style-name="P12"><text:tab/><text:tab/>for(int i = 0; i &lt; retVal; i++)</text:p>
      <text:p text:style-name="P12"><text:tab/><text:tab/>{</text:p>
      <text:p text:style-name="P12"><text:tab/><text:tab/><text:tab/>if(readyFds[i].events &amp; EPOLLIN)</text:p>
      <text:p text:style-name="P12"><text:tab/><text:tab/><text:tab/>{</text:p>
      <text:p text:style-name="P12"><text:tab/><text:tab/><text:tab/><text:tab/>double num;</text:p>
      <text:p text:style-name="P12"><text:tab/><text:tab/><text:tab/><text:tab/>double currMax;</text:p>
      <text:p text:style-name="P12"><text:tab/><text:tab/><text:tab/><text:tab/>int init = 0;</text:p>
      <text:p text:style-name="P12"><text:tab/><text:tab/><text:tab/><text:tab/>FILE *f = fdopen(readyFds[i].data.fd, "r");</text:p>
      <text:p text:style-name="P12"><text:tab/><text:tab/><text:tab/><text:tab/>check(f != NULL, "fdopen");</text:p>
      <text:p text:style-name="P12"><text:tab/><text:tab/><text:tab/><text:tab/></text:p>
      <text:p text:style-name="P12"><text:tab/><text:tab/><text:tab/><text:tab/>while(fscanf(f, "%lf ", &amp;num) == 1)</text:p>
      <text:p text:style-name="P12"><text:tab/><text:tab/><text:tab/><text:tab/>{</text:p>
      <text:p text:style-name="P12"><text:tab/><text:tab/><text:tab/><text:tab/><text:tab/>if(!init)</text:p>
      <text:p text:style-name="P12"><text:tab/><text:tab/><text:tab/><text:tab/><text:tab/>{</text:p>
      <text:p text:style-name="P12"><text:tab/><text:tab/><text:tab/><text:tab/><text:tab/><text:tab/>currMax = num;</text:p>
      <text:p text:style-name="P12"><text:tab/><text:tab/><text:tab/><text:tab/><text:tab/><text:tab/>init = 1;</text:p>
      <text:p text:style-name="P12"><text:tab/><text:tab/><text:tab/><text:tab/><text:tab/>}</text:p>
      <text:p text:style-name="P12"><text:tab/><text:tab/><text:tab/><text:tab/><text:tab/>else</text:p>
      <text:p text:style-name="P12"><text:tab/><text:tab/><text:tab/><text:tab/><text:tab/>{</text:p>
      <text:p text:style-name="P12"><text:tab/><text:tab/><text:tab/><text:tab/><text:tab/><text:tab/>if(num &gt; currMax)</text:p>
      <text:p text:style-name="P12"><text:tab/><text:tab/><text:tab/><text:tab/><text:tab/><text:tab/><text:tab/>currMax = num;</text:p>
      <text:p text:style-name="P12"><text:tab/><text:tab/><text:tab/><text:tab/><text:tab/>}</text:p>
      <text:p text:style-name="P12"><text:tab/><text:tab/><text:tab/><text:tab/>}</text:p>
      <text:p text:style-name="P12"><text:tab/><text:tab/><text:tab/><text:tab/></text:p>
      <text:p text:style-name="P12"><text:tab/><text:tab/><text:tab/><text:tab/>for(int j = 0; j &lt; numFifos; j++)</text:p>
      <text:p text:style-name="P12"><text:tab/><text:tab/><text:tab/><text:tab/>{</text:p>
      <text:p text:style-name="P12"><text:tab/><text:tab/><text:tab/><text:tab/><text:tab/>if(fds[j] == readyFds[i].data.fd)</text:p>
      <text:p text:style-name="P12"><text:tab/><text:tab/><text:tab/><text:tab/><text:tab/><text:tab/>maxs[j] = currMax;</text:p>
      <text:p text:style-name="P12"><text:tab/><text:tab/><text:tab/><text:tab/>}</text:p>
      <text:p text:style-name="P12"><text:soft-page-break/><text:tab/><text:tab/><text:tab/>}</text:p>
      <text:p text:style-name="P12"><text:tab/><text:tab/><text:tab/>else if(readyFds[i].events &amp; (EPOLLHUP | EPOLLERR))</text:p>
      <text:p text:style-name="P12"><text:tab/><text:tab/><text:tab/>{</text:p>
      <text:p text:style-name="P12"><text:tab/><text:tab/><text:tab/><text:tab/>close(readyFds[i].data.fd);</text:p>
      <text:p text:style-name="P12"><text:tab/><text:tab/><text:tab/><text:tab/>activeFifos--;</text:p>
      <text:p text:style-name="P12"><text:tab/><text:tab/><text:tab/>}</text:p>
      <text:p text:style-name="P12"><text:tab/><text:tab/>}</text:p>
      <text:p text:style-name="P12"><text:tab/>}</text:p>
      <text:p text:style-name="P12"><text:tab/></text:p>
      <text:p text:style-name="P12"><text:tab/>int maxFd = 0;</text:p>
      <text:p text:style-name="P12"><text:tab/>double max = maxs[0];</text:p>
      <text:p text:style-name="P12"><text:tab/></text:p>
      <text:p text:style-name="P12"><text:tab/>for(int i = 0; i &lt; numFifos; i++)</text:p>
      <text:p text:style-name="P12"><text:tab/>{</text:p>
      <text:p text:style-name="P12"><text:tab/><text:tab/>if(maxs[i] &gt; max)</text:p>
      <text:p text:style-name="P12"><text:tab/><text:tab/>{</text:p>
      <text:p text:style-name="P12"><text:tab/><text:tab/><text:tab/>max = maxs[i];</text:p>
      <text:p text:style-name="P12"><text:tab/><text:tab/><text:tab/>maxFd = i;</text:p>
      <text:p text:style-name="P12"><text:tab/><text:tab/>}</text:p>
      <text:p text:style-name="P12"><text:tab/>}</text:p>
      <text:p text:style-name="P12"><text:tab/></text:p>
      <text:p text:style-name="P12"><text:tab/>char *line = strrchr(argv[maxFd + 1], '/');</text:p>
      <text:p text:style-name="P12"><text:tab/>char *maxName = line != NULL ? line + 1 : argv[maxFd + 1];</text:p>
      <text:p text:style-name="P12"><text:tab/></text:p>
      <text:p text:style-name="P12"><text:tab/>printf("%g %s\n", max, maxName);</text:p>
      <text:p text:style-name="P12"><text:tab/></text:p>
      <text:p text:style-name="P12"><text:tab/>free(fds);</text:p>
      <text:p text:style-name="P12"><text:tab/>free(maxs);</text:p>
      <text:p text:style-name="P12"><text:tab/></text:p>
      <text:p text:style-name="P12"><text:tab/>close(epollFd);</text:p>
      <text:p text:style-name="P12"><text:tab/>return 0;</text:p>
      <text:p text:style-name="P12">}</text:p>
      <text:p text:style-name="P12"/>
      <text:p text:style-name="P29">4_poll.c</text:p>
      <text:p text:style-name="P29"/>
      <text:p text:style-name="P29">#define _XOPEN_SOURCE 700</text:p>
      <text:p text:style-name="P29">#include &lt;stdio.h&gt;</text:p>
      <text:p text:style-name="P29">#include &lt;stdlib.h&gt;</text:p>
      <text:p text:style-name="P29">#include &lt;sys/poll.h&gt;</text:p>
      <text:p text:style-name="P29">#include &lt;sys/types.h&gt;</text:p>
      <text:p text:style-name="P29">#include &lt;sys/stat.h&gt;</text:p>
      <text:p text:style-name="P29">#include &lt;fcntl.h&gt;</text:p>
      <text:p text:style-name="P29">#include &lt;string.h&gt; <text:s text:c="6"/></text:p>
      <text:p text:style-name="P29">#include &lt;unistd.h&gt;</text:p>
      <text:p text:style-name="P29"/>
      <text:p text:style-name="P29">#define check(expr, msg) \</text:p>
      <text:p text:style-name="P29"><text:tab/>do{ \</text:p>
      <text:p text:style-name="P29"><text:tab/><text:tab/>if(!(expr)){ \</text:p>
      <text:p text:style-name="P29"><text:tab/><text:tab/><text:tab/>perror(msg); \</text:p>
      <text:p text:style-name="P29"><text:tab/><text:tab/><text:tab/>exit(EXIT_FAILURE); \</text:p>
      <text:p text:style-name="P29"><text:tab/><text:tab/>} \</text:p>
      <text:p text:style-name="P29"><text:tab/>}while(0)</text:p>
      <text:p text:style-name="P29"><text:soft-page-break/><text:tab/></text:p>
      <text:p text:style-name="P29">#define MAX_EVENTS (8)</text:p>
      <text:p text:style-name="P29">#define TIME_OUT (-1)</text:p>
      <text:p text:style-name="P29"><text:tab/></text:p>
      <text:p text:style-name="P29">int main(int argc, char **argv)</text:p>
      <text:p text:style-name="P29">{</text:p>
      <text:p text:style-name="P29"><text:tab/>check(argc &gt; 1, "argc");</text:p>
      <text:p text:style-name="P29"><text:tab/></text:p>
      <text:p text:style-name="P29"><text:tab/>int numFifos = argc - 1;</text:p>
      <text:p text:style-name="P29"><text:tab/>struct pollfd *fds = malloc(numFifos * sizeof(struct pollfd));</text:p>
      <text:p text:style-name="P29"><text:tab/>check(fds != NULL, "malloc");</text:p>
      <text:p text:style-name="P29"><text:tab/></text:p>
      <text:p text:style-name="P29"><text:tab/>FILE **streams = malloc(numFifos * sizeof(FILE*));</text:p>
      <text:p text:style-name="P29"><text:tab/>check(streams != NULL, "malloc");</text:p>
      <text:p text:style-name="P29"><text:tab/></text:p>
      <text:p text:style-name="P29"><text:tab/>for(int i = 0; i &lt; numFifos; i++)</text:p>
      <text:p text:style-name="P29"><text:tab/>{</text:p>
      <text:p text:style-name="P29"><text:tab/><text:tab/>int fd = open(argv[i+1], O_RDONLY | O_NONBLOCK);</text:p>
      <text:p text:style-name="P29"><text:tab/><text:tab/>check(fd != -1, "open");</text:p>
      <text:p text:style-name="P29"><text:tab/><text:tab/></text:p>
      <text:p text:style-name="P29"><text:tab/><text:tab/>streams[i] = fdopen(fd, "r");</text:p>
      <text:p text:style-name="P29"><text:tab/><text:tab/>check(streams[i] != NULL, "fdopen");</text:p>
      <text:p text:style-name="P29"><text:tab/><text:tab/></text:p>
      <text:p text:style-name="P29"><text:tab/><text:tab/>fds[i].fd = fd;</text:p>
      <text:p text:style-name="P29"><text:tab/><text:tab/>fds[i].events = POLLIN;</text:p>
      <text:p text:style-name="P29"><text:tab/><text:tab/>fds[i].revents = 0;</text:p>
      <text:p text:style-name="P29"><text:tab/>}</text:p>
      <text:p text:style-name="P29"><text:tab/></text:p>
      <text:p text:style-name="P29"><text:tab/>int activeFifos = numFifos;</text:p>
      <text:p text:style-name="P29"><text:tab/>char *maxName;</text:p>
      <text:p text:style-name="P29"><text:tab/>double max;</text:p>
      <text:p text:style-name="P29"><text:tab/>int init = 0;</text:p>
      <text:p text:style-name="P29"><text:tab/>while(activeFifos)</text:p>
      <text:p text:style-name="P29"><text:tab/>{</text:p>
      <text:p text:style-name="P29"><text:tab/><text:tab/>int retVal = poll(fds, numFifos, -1);</text:p>
      <text:p text:style-name="P29"><text:tab/><text:tab/>check(retVal != -1, "poll");</text:p>
      <text:p text:style-name="P29"><text:tab/><text:tab/></text:p>
      <text:p text:style-name="P29"><text:tab/><text:tab/>for(int i = 0; i &lt; numFifos; i++)</text:p>
      <text:p text:style-name="P29"><text:tab/><text:tab/>{</text:p>
      <text:p text:style-name="P29"><text:tab/><text:tab/><text:tab/>if(fds[i].revents &amp; POLLIN)</text:p>
      <text:p text:style-name="P29"><text:tab/><text:tab/><text:tab/>{</text:p>
      <text:p text:style-name="P29"><text:tab/><text:tab/><text:tab/><text:tab/>double num;</text:p>
      <text:p text:style-name="P29"><text:tab/><text:tab/><text:tab/><text:tab/>while(fscanf(streams[i], "%lf", &amp;num) == 1)</text:p>
      <text:p text:style-name="P29"><text:tab/><text:tab/><text:tab/><text:tab/>{</text:p>
      <text:p text:style-name="P29"><text:tab/><text:tab/><text:tab/><text:tab/><text:tab/>if(!init)</text:p>
      <text:p text:style-name="P29"><text:tab/><text:tab/><text:tab/><text:tab/><text:tab/>{</text:p>
      <text:p text:style-name="P29"><text:tab/><text:tab/><text:tab/><text:tab/><text:tab/><text:tab/>init = 1;</text:p>
      <text:p text:style-name="P29"><text:tab/><text:tab/><text:tab/><text:tab/><text:tab/><text:tab/>maxName = argv[i+1];</text:p>
      <text:p text:style-name="P29"><text:tab/><text:tab/><text:tab/><text:tab/><text:tab/><text:tab/>max = num;</text:p>
      <text:p text:style-name="P29"><text:tab/><text:tab/><text:tab/><text:tab/><text:tab/>}</text:p>
      <text:p text:style-name="P29"><text:tab/><text:tab/><text:tab/><text:tab/><text:tab/>else</text:p>
      <text:p text:style-name="P29"><text:tab/><text:tab/><text:tab/><text:tab/><text:tab/>{</text:p>
      <text:p text:style-name="P29"><text:soft-page-break/><text:tab/><text:tab/><text:tab/><text:tab/><text:tab/><text:tab/>if(num &gt; max)</text:p>
      <text:p text:style-name="P29"><text:tab/><text:tab/><text:tab/><text:tab/><text:tab/><text:tab/>{</text:p>
      <text:p text:style-name="P29"><text:tab/><text:tab/><text:tab/><text:tab/><text:tab/><text:tab/><text:tab/>max = num;</text:p>
      <text:p text:style-name="P29"><text:tab/><text:tab/><text:tab/><text:tab/><text:tab/><text:tab/><text:tab/>maxName = argv[i+1];</text:p>
      <text:p text:style-name="P29"><text:tab/><text:tab/><text:tab/><text:tab/><text:tab/><text:tab/>}</text:p>
      <text:p text:style-name="P29"><text:tab/><text:tab/><text:tab/><text:tab/><text:tab/>}</text:p>
      <text:p text:style-name="P29"><text:tab/><text:tab/><text:tab/><text:tab/>}</text:p>
      <text:p text:style-name="P29"><text:tab/><text:tab/><text:tab/><text:tab/></text:p>
      <text:p text:style-name="P29"><text:tab/><text:tab/><text:tab/><text:tab/>fds[i].revents = 0;</text:p>
      <text:p text:style-name="P29"><text:tab/><text:tab/><text:tab/>}</text:p>
      <text:p text:style-name="P29"><text:tab/><text:tab/><text:tab/>else if(fds[i].revents &amp; (POLLHUP | POLLERR))</text:p>
      <text:p text:style-name="P29"><text:tab/><text:tab/><text:tab/>{</text:p>
      <text:p text:style-name="P29"><text:tab/><text:tab/><text:tab/><text:tab/>close(fds[i].fd);</text:p>
      <text:p text:style-name="P29"><text:tab/><text:tab/><text:tab/><text:tab/>fds[i].fd = -1;</text:p>
      <text:p text:style-name="P29"><text:tab/><text:tab/><text:tab/><text:tab/>fds[i].events = 0;</text:p>
      <text:p text:style-name="P29"><text:tab/><text:tab/><text:tab/><text:tab/>fds[i].revents = 0;</text:p>
      <text:p text:style-name="P29"><text:tab/><text:tab/><text:tab/><text:tab/>activeFifos--;</text:p>
      <text:p text:style-name="P29"><text:tab/><text:tab/><text:tab/>}</text:p>
      <text:p text:style-name="P29"><text:tab/><text:tab/>}</text:p>
      <text:p text:style-name="P29"><text:tab/>}</text:p>
      <text:p text:style-name="P29"><text:tab/></text:p>
      <text:p text:style-name="P29"><text:tab/>char *line = strrchr(maxName, '/');</text:p>
      <text:p text:style-name="P29"><text:tab/>char *res = line != NULL ? line + 1 : maxName;</text:p>
      <text:p text:style-name="P29"><text:tab/>printf("%g %s", max, res);</text:p>
      <text:p text:style-name="P29"><text:tab/></text:p>
      <text:p text:style-name="P29"><text:tab/>free(streams);</text:p>
      <text:p text:style-name="P29"><text:tab/>free(fds);</text:p>
      <text:p text:style-name="P29"><text:tab/>return 0;</text:p>
      <text:p text:style-name="P29">}</text:p>
      <text:p text:style-name="P29"/>
      <text:p text:style-name="P29">5. Program kao argument komandne linije prima rec w koja bi trebalo da sadrzi samo velika slova (potrebno je proveriti ovo, pogledati test primere). Ispisati vrednosti svih promenljivih okruzenja takvih da pocinju sa w.</text:p>
      <text:p text:style-name="P29"/>
      <text:p text:style-name="P32">#include &lt;stdio.h&gt;</text:p>
      <text:p text:style-name="P32">#include &lt;stdlib.h&gt;</text:p>
      <text:p text:style-name="P32"/>
      <text:p text:style-name="P32">#define check(expr, msg) \</text:p>
      <text:p text:style-name="P32"><text:tab/>do{ \</text:p>
      <text:p text:style-name="P32"><text:tab/><text:tab/>if(!(expr)){ \</text:p>
      <text:p text:style-name="P32"><text:tab/><text:tab/><text:tab/>perror(msg); \</text:p>
      <text:p text:style-name="P32"><text:tab/><text:tab/><text:tab/>exit(EXIT_FAILURE); \</text:p>
      <text:p text:style-name="P32"><text:tab/><text:tab/>} \</text:p>
      <text:p text:style-name="P32"><text:tab/>}while(0)</text:p>
      <text:p text:style-name="P32"><text:tab/></text:p>
      <text:p text:style-name="P32">int main(int argc, char **argv)</text:p>
      <text:p text:style-name="P32">{</text:p>
      <text:p text:style-name="P32"><text:tab/>check(argc &gt; 1, "argc");</text:p>
      <text:p text:style-name="P32"><text:tab/></text:p>
      <text:p text:style-name="P32"><text:tab/></text:p>
      <text:p text:style-name="P32"><text:tab/>return 0;</text:p>
      <text:p text:style-name="P32">}</text:p>
      <text:p text:style-name="P32"><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4T13:11:57.559108034</meta:creation-date>
    <dc:date>2022-07-15T18:00:20.734521706</dc:date>
    <meta:editing-duration>PT3H6M15S</meta:editing-duration>
    <meta:editing-cycles>3</meta:editing-cycles>
    <meta:generator>LibreOffice/7.0.2.2$Linux_X86_64 LibreOffice_project/00$Build-2</meta:generator>
    <meta:document-statistic meta:table-count="0" meta:image-count="0" meta:object-count="0" meta:page-count="70" meta:paragraph-count="3145" meta:word-count="10159" meta:character-count="71095" meta:non-whitespace-character-count="59184"/>
  </office:meta>
</office:document-meta>
</file>